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1C00007134000056D4970B54A1.svm"/>
  <manifest:file-entry manifest:media-type="" manifest:full-path="Pictures/2000033A00007EB1000066CB112AD5CA.svm"/>
  <manifest:file-entry manifest:media-type="" manifest:full-path="Pictures/2000022B000073E7000053A3E2817B0D.svm"/>
  <manifest:file-entry manifest:media-type="" manifest:full-path="Pictures/2000039D0000BA900000A497EF94246F.svm"/>
  <manifest:file-entry manifest:media-type="" manifest:full-path="Pictures/2000020100005BFF0000390A25F4A6DA.svm"/>
  <manifest:file-entry manifest:media-type="" manifest:full-path="Pictures/200002C700008719000062E1A9A31E04.svm"/>
  <manifest:file-entry manifest:media-type="" manifest:full-path="Pictures/2000037B00007D2300004E7C80C64113.svm"/>
  <manifest:file-entry manifest:media-type="" manifest:full-path="Pictures/200000D00000221600002B7DE8634237.svm"/>
  <manifest:file-entry manifest:media-type="" manifest:full-path="Pictures/2000036C00007B94000055B2949E7690.svm"/>
  <manifest:file-entry manifest:media-type="" manifest:full-path="Pictures/20000E4D0000C59000008338AB79B92E.svm"/>
  <manifest:file-entry manifest:media-type="" manifest:full-path="Pictures/2000028000005FC6000053A3E11EFD4E.svm"/>
  <manifest:file-entry manifest:media-type="" manifest:full-path="Pictures/2000042000007D3D00004DC4D06FBBB6.svm"/>
  <manifest:file-entry manifest:media-type="" manifest:full-path="Pictures/2000013700002A7100003AEB33DFAD31.svm"/>
  <manifest:file-entry manifest:media-type="" manifest:full-path="Pictures/200000E300002A5600002933BED96EB5.svm"/>
  <manifest:file-entry manifest:media-type="image/gif" manifest:full-path="Pictures/100002000000000C0000000C8AB642AF.gif"/>
  <manifest:file-entry manifest:media-type="" manifest:full-path="Pictures/2000040800007D5800005709C3A31630.svm"/>
  <manifest:file-entry manifest:media-type="" manifest:full-path="Pictures/200001310000328800003FF70AF7F1DA.svm"/>
  <manifest:file-entry manifest:media-type="" manifest:full-path="Pictures/200001EB0000242300005164C7293AAF.svm"/>
  <manifest:file-entry manifest:media-type="" manifest:full-path="Pictures/2000040800007D5800005709BEEFF7CE.svm"/>
  <manifest:file-entry manifest:media-type="" manifest:full-path="Pictures/200003B700007AC00000572332E986BF.svm"/>
  <manifest:file-entry manifest:media-type="" manifest:full-path="Pictures/200001EB000087D30000524C0BC28994.svm"/>
  <manifest:file-entry manifest:media-type="" manifest:full-path="Pictures/200003B000007209000052661EDFC9C6.svm"/>
  <manifest:file-entry manifest:media-type="" manifest:full-path="Pictures/200001C7000036FC00001A4007C63371.wmf"/>
  <manifest:file-entry manifest:media-type="" manifest:full-path="Pictures/2000059500008D6D0000604E7B801BFA.svm"/>
  <manifest:file-entry manifest:media-type="" manifest:full-path="Pictures/200002F800003C0C000021B1CE970EF4.wmf"/>
  <manifest:file-entry manifest:media-type="" manifest:full-path="Pictures/2000013F00005F0C0000535454762687.svm"/>
  <manifest:file-entry manifest:media-type="" manifest:full-path="Pictures/200003B800007273000055635DD182F2.svm"/>
  <manifest:file-entry manifest:media-type="" manifest:full-path="Pictures/200003EC000070FF00005B4228BAEE87.svm"/>
  <manifest:file-entry manifest:media-type="" manifest:full-path="Pictures/200003F100006A5B000067D3B9C988FA.svm"/>
  <manifest:file-entry manifest:media-type="" manifest:full-path="Pictures/2000021C0000620E00004FB90D1DAD94.svm"/>
  <manifest:file-entry manifest:media-type="" manifest:full-path="Pictures/2000017500003F0C00001ADFCA434755.wmf"/>
  <manifest:file-entry manifest:media-type="image/gif" manifest:full-path="Pictures/100002000000000B0000000B0893AE92.gif"/>
  <manifest:file-entry manifest:media-type="" manifest:full-path="Pictures/2000090B00008B7500007EFF8976692E.svm"/>
  <manifest:file-entry manifest:media-type="" manifest:full-path="Pictures/2000018500003DA000002D236D516988.svm"/>
  <manifest:file-entry manifest:media-type="" manifest:full-path="Pictures/200003F90000762F000059824A5CC42C.svm"/>
  <manifest:file-entry manifest:media-type="image/gif" manifest:full-path="Pictures/100002000000000C0000000CD0F53849.gif"/>
  <manifest:file-entry manifest:media-type="" manifest:full-path="Pictures/200007FB0000B48B0000A3264E37C389.svm"/>
  <manifest:file-entry manifest:media-type="" manifest:full-path="Pictures/200003A800007E4700005B5CB425729F.svm"/>
  <manifest:file-entry manifest:media-type="" manifest:full-path="Pictures/200000BE000023130000240D7C108FEA.svm"/>
  <manifest:file-entry manifest:media-type="" manifest:full-path="Pictures/2000015A00005729000046A8F4C0AA70.svm"/>
  <manifest:file-entry manifest:media-type="" manifest:full-path="Pictures/200003AD00004D3300008BAA7777CD39.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FCD0000A1C30000845A2C177ED1.svm"/>
  <manifest:file-entry manifest:media-type="" manifest:full-path="Pictures/2000059B000091790000768DEDD3E730.svm"/>
  <manifest:file-entry manifest:media-type="" manifest:full-path="Pictures/200005E400009B5500008D1C7F791A92.svm"/>
  <manifest:file-entry manifest:media-type="" manifest:full-path="Pictures/200001A000003AB400001A40DCD54FCE.wmf"/>
  <manifest:file-entry manifest:media-type="" manifest:full-path="Pictures/200002D800005476000076A82D55EC51.svm"/>
  <manifest:file-entry manifest:media-type="" manifest:full-path="Pictures/200003AA00006B650000503D24B24EDB.svm"/>
  <manifest:file-entry manifest:media-type="" manifest:full-path="Pictures/200003F9000080AA00004EE6DE528BF0.svm"/>
  <manifest:file-entry manifest:media-type="" manifest:full-path="Pictures/2000033200008872000078B7CD9C9CE5.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6.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2.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5"/>
    <style:style style:name="P24" style:family="paragraph" style:parent-style-name="Feature_20_Group">
      <style:text-properties fo:language="en" fo:country="GB"/>
    </style:style>
    <style:style style:name="P25" style:family="paragraph" style:parent-style-name="Feature_20_Item" style:list-style-name="L6"/>
    <style:style style:name="P26" style:family="paragraph" style:parent-style-name="Feature_20_Item" style:list-style-name="L7"/>
    <style:style style:name="P27" style:family="paragraph" style:parent-style-name="Future_20_Feature_20_Item" style:list-style-name="L8">
      <style:paragraph-properties fo:margin-left="0cm" fo:margin-right="0cm" fo:text-align="start" style:justify-single-word="false" fo:text-indent="0cm" style:auto-text-indent="false"/>
      <style:text-properties fo:color="#c0c0c0" fo:font-size="10.5pt" fo:language="en" fo:country="GB"/>
    </style:style>
    <style:style style:name="P28" style:family="paragraph" style:parent-style-name="Future_20_Feature_20_Item" style:list-style-name="L8"/>
    <style:style style:name="P29"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0" style:family="paragraph" style:parent-style-name="Table_20_Contents">
      <style:paragraph-properties fo:text-align="start" style:justify-single-word="false"/>
      <style:text-properties style:font-name="Arial" fo:font-size="8pt" style:font-size-asian="8pt" style:font-size-complex="8pt"/>
    </style:style>
    <style:style style:name="P31"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ext_20_body">
      <style:paragraph-properties fo:text-align="start" style:justify-single-word="false" style:writing-mode="lr-tb"/>
      <style:text-properties fo:language="en" fo:country="GB"/>
    </style:style>
    <style:style style:name="P34" style:family="paragraph" style:parent-style-name="Heading_20_-_20_Not_20_Numbered" style:master-page-name="">
      <style:paragraph-properties fo:text-align="start" style:justify-single-word="false" fo:break-before="auto" fo:break-after="auto" style:writing-mode="lr-tb"/>
    </style:style>
    <style:style style:name="P35"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38" style:family="paragraph" style:parent-style-name="Heading_20_1">
      <style:paragraph-properties fo:text-align="start" style:justify-single-word="false" style:writing-mode="lr-tb"/>
      <style:text-properties fo:language="en" fo:country="GB"/>
    </style:style>
    <style:style style:name="P39"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0"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1" style:family="paragraph" style:parent-style-name="Text_20_body">
      <style:paragraph-properties fo:text-align="justify" style:justify-single-word="false" style:writing-mode="lr-tb"/>
      <style:text-properties fo:language="en" fo:country="GB"/>
    </style:style>
    <style:style style:name="P42" style:family="paragraph" style:parent-style-name="Text_20_body">
      <style:paragraph-properties fo:text-align="justify" style:justify-single-word="false" style:writing-mode="lr-tb"/>
    </style:style>
    <style:style style:name="P43" style:family="paragraph" style:parent-style-name="Text_20_body">
      <style:paragraph-properties fo:text-align="justify" style:justify-single-word="false" style:writing-mode="lr-tb"/>
      <style:text-properties style:use-window-font-color="true"/>
    </style:style>
    <style:style style:name="P44" style:family="paragraph" style:parent-style-name="Text_20_body">
      <style:paragraph-properties style:writing-mode="lr-tb"/>
    </style:style>
    <style:style style:name="P45"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6" style:family="paragraph" style:parent-style-name="Text_20_body">
      <style:paragraph-properties fo:background-color="transparent" style:writing-mode="lr-tb">
        <style:background-image/>
      </style:paragraph-properties>
    </style:style>
    <style:style style:name="P47"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48" style:family="paragraph" style:parent-style-name="Text_20_body">
      <style:paragraph-properties fo:background-color="transparent">
        <style:background-image/>
      </style:paragraph-properties>
      <style:text-properties fo:language="en" fo:country="GB"/>
    </style:style>
    <style:style style:name="P49" style:family="paragraph" style:parent-style-name="Text_20_body">
      <style:text-properties style:font-name="Arial" fo:font-weight="bold" style:font-weight-asian="bold" style:font-weight-complex="bold"/>
    </style:style>
    <style:style style:name="P50" style:family="paragraph" style:parent-style-name="Text_20_body">
      <style:paragraph-properties fo:background-color="transparent">
        <style:background-image/>
      </style:paragraph-properties>
    </style:style>
    <style:style style:name="P51" style:family="paragraph" style:parent-style-name="Text_20_body" style:master-page-name="">
      <style:paragraph-properties fo:break-before="page"/>
      <style:text-properties style:font-name="Arial" fo:font-weight="bold" style:font-weight-asian="bold" style:font-weight-complex="bold"/>
    </style:style>
    <style:style style:name="P52" style:family="paragraph" style:parent-style-name="Text_20_body" style:list-style-name="L10">
      <style:paragraph-properties fo:margin-left="1.251cm" fo:margin-right="0cm" fo:text-indent="0cm" style:auto-text-indent="false" fo:background-color="transparent" style:writing-mode="lr-tb">
        <style:background-image/>
      </style:paragraph-properties>
    </style:style>
    <style:style style:name="P53" style:family="paragraph" style:parent-style-name="Text_20_body" style:master-page-name="">
      <style:paragraph-properties fo:break-before="auto" fo:break-after="auto"/>
      <style:text-properties style:font-name="Arial" fo:font-weight="bold" style:font-weight-asian="bold" style:font-weight-complex="bold"/>
    </style:style>
    <style:style style:name="P54"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5"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56"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57" style:family="paragraph" style:parent-style-name="Text_20_body" style:list-style-name="L13">
      <style:paragraph-properties fo:margin-left="1.251cm" fo:margin-right="0cm" fo:text-indent="0cm" style:auto-text-indent="false" fo:background-color="transparent" style:writing-mode="lr-tb">
        <style:background-image/>
      </style:paragraph-properties>
    </style:style>
    <style:style style:name="P58" style:family="paragraph" style:parent-style-name="Text_20_body" style:list-style-name="L13">
      <style:paragraph-properties fo:margin-left="1.251cm" fo:margin-right="0cm" fo:text-indent="0cm" style:auto-text-indent="false" fo:background-color="transparent">
        <style:background-image/>
      </style:paragraph-properties>
    </style:style>
    <style:style style:name="P59"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0"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1" style:family="paragraph" style:parent-style-name="Text_20_body">
      <style:paragraph-properties fo:margin-left="1.251cm" fo:margin-right="0cm" fo:text-indent="0cm" style:auto-text-indent="false" fo:background-color="transparent">
        <style:background-image/>
      </style:paragraph-properties>
    </style:style>
    <style:style style:name="P62"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3" style:family="paragraph" style:parent-style-name="Text_20_body" style:master-page-name="">
      <style:paragraph-properties fo:background-color="transparent" style:writing-mode="lr-tb">
        <style:background-image/>
      </style:paragraph-properties>
    </style:style>
    <style:style style:name="P64" style:family="paragraph" style:parent-style-name="Heading_20_2" style:master-page-name="">
      <style:paragraph-properties fo:break-before="auto" fo:break-after="auto" fo:background-color="transparent">
        <style:background-image/>
      </style:paragraph-properties>
    </style:style>
    <style:style style:name="P65" style:family="paragraph" style:parent-style-name="Text_20_body" style:master-page-name="">
      <style:paragraph-properties fo:background-color="transparent">
        <style:background-image/>
      </style:paragraph-properties>
    </style:style>
    <style:style style:name="P66"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67"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68"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69"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0" style:family="paragraph" style:parent-style-name="Heading_20_2" style:master-page-name="">
      <style:paragraph-properties fo:text-align="start" style:justify-single-word="false" fo:break-before="page" fo:background-color="transparent" style:writing-mode="lr-tb">
        <style:background-image/>
      </style:paragraph-properties>
    </style:style>
    <style:style style:name="P71"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2" style:family="paragraph" style:parent-style-name="Text_20_body">
      <style:paragraph-properties fo:break-before="page" fo:background-color="transparent" style:writing-mode="lr-tb">
        <style:background-image/>
      </style:paragraph-properties>
    </style:style>
    <style:style style:name="P73" style:family="paragraph" style:parent-style-name="Heading_20_3" style:master-page-name="">
      <style:paragraph-properties fo:break-before="page"/>
    </style:style>
    <style:style style:name="P74"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5" style:family="paragraph" style:parent-style-name="Text_20_body_20_indent">
      <style:paragraph-properties fo:background-color="transparent" style:writing-mode="lr-tb">
        <style:background-image/>
      </style:paragraph-properties>
    </style:style>
    <style:style style:name="P76"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77"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8"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79"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0" style:family="paragraph" style:parent-style-name="Text_20_body">
      <style:paragraph-properties fo:background-color="transparent">
        <style:background-image/>
      </style:paragraph-properties>
      <style:text-properties style:font-name="Courier New"/>
    </style:style>
    <style:style style:name="P81" style:family="paragraph" style:parent-style-name="Text_20_body">
      <style:paragraph-properties fo:background-color="transparent">
        <style:background-image/>
      </style:paragraph-properties>
      <style:text-properties style:font-name="Times New Roman"/>
    </style:style>
    <style:style style:name="P82" style:family="paragraph" style:parent-style-name="Text_20_body">
      <style:text-properties style:font-name="Courier New1"/>
    </style:style>
    <style:style style:name="P83"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4" style:family="paragraph" style:parent-style-name="Text_20_body">
      <style:paragraph-properties fo:text-align="start" style:justify-single-word="false" fo:background-color="transparent">
        <style:background-image/>
      </style:paragraph-properties>
      <style:text-properties style:font-name="Courier New1"/>
    </style:style>
    <style:style style:name="P85" style:family="paragraph" style:parent-style-name="Text_20_body">
      <style:text-properties style:font-name="Courier New"/>
    </style:style>
    <style:style style:name="P86" style:family="paragraph" style:parent-style-name="Text_20_body">
      <style:text-properties style:font-name="Times New Roman"/>
    </style:style>
    <style:style style:name="P87" style:family="paragraph" style:parent-style-name="Text_20_body">
      <style:paragraph-properties fo:background-color="transparent">
        <style:background-image/>
      </style:paragraph-properties>
      <style:text-properties style:use-window-font-color="true" style:font-name="Times New Roman"/>
    </style:style>
    <style:style style:name="P88"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89" style:family="paragraph" style:parent-style-name="Text_20_body">
      <style:paragraph-properties fo:background-color="transparent" style:writing-mode="lr-tb">
        <style:background-image/>
      </style:paragraph-properties>
      <style:text-properties fo:language="en" fo:country="GB"/>
    </style:style>
    <style:style style:name="P90" style:family="paragraph" style:parent-style-name="Heading_20_2" style:master-page-name="">
      <style:paragraph-properties fo:break-before="page"/>
    </style:style>
    <style:style style:name="P91"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2" style:family="paragraph" style:parent-style-name="Heading_20_2" style:master-page-name="">
      <style:paragraph-properties fo:break-before="page" fo:background-color="transparent">
        <style:background-image/>
      </style:paragraph-properties>
    </style:style>
    <style:style style:name="P93"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94" style:family="paragraph" style:parent-style-name="Heading_20_4" style:master-page-name="">
      <style:paragraph-properties fo:break-before="page" fo:background-color="transparent">
        <style:background-image/>
      </style:paragraph-properties>
    </style:style>
    <style:style style:name="P95" style:family="paragraph" style:parent-style-name="Text_20_body">
      <style:paragraph-properties fo:text-align="center" style:justify-single-word="false" fo:background-color="transparent">
        <style:background-image/>
      </style:paragraph-properties>
    </style:style>
    <style:style style:name="P96" style:family="paragraph" style:parent-style-name="Heading_20_4">
      <style:paragraph-properties fo:break-before="page" fo:background-color="transparent" style:writing-mode="lr-tb">
        <style:background-image/>
      </style:paragraph-properties>
    </style:style>
    <style:style style:name="P97"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98" style:family="paragraph" style:parent-style-name="Text_20_body">
      <style:paragraph-properties fo:text-align="justify" style:justify-single-word="false" fo:background-color="transparent" style:writing-mode="lr-tb">
        <style:background-image/>
      </style:paragraph-properties>
    </style:style>
    <style:style style:name="P99" style:family="paragraph" style:parent-style-name="Text_20_body">
      <style:paragraph-properties fo:background-color="transparent" style:writing-mode="lr-tb">
        <style:tab-stops>
          <style:tab-stop style:position="10.021cm"/>
        </style:tab-stops>
        <style:background-image/>
      </style:paragraph-properties>
    </style:style>
    <style:style style:name="P100" style:family="paragraph" style:parent-style-name="Heading_20_4">
      <style:paragraph-properties fo:break-before="page"/>
    </style:style>
    <style:style style:name="P101"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2"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03"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04" style:family="paragraph" style:parent-style-name="Heading_20_4" style:master-page-name="">
      <style:paragraph-properties fo:break-before="page"/>
    </style:style>
    <style:style style:name="P105" style:family="paragraph" style:parent-style-name="Text_20_body">
      <style:paragraph-properties fo:background-color="transparent">
        <style:background-image/>
      </style:paragraph-properties>
      <style:text-properties fo:background-color="transparent"/>
    </style:style>
    <style:style style:name="P106"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07" style:family="paragraph" style:parent-style-name="Text_20_body">
      <style:paragraph-properties fo:background-color="transparent">
        <style:background-image/>
      </style:paragraph-properties>
      <style:text-properties fo:font-weight="bold" style:font-weight-asian="bold" style:font-weight-complex="bold"/>
    </style:style>
    <style:style style:name="P108" style:family="paragraph" style:parent-style-name="Heading_20_5">
      <style:paragraph-properties fo:break-before="page"/>
    </style:style>
    <style:style style:name="P109" style:family="paragraph" style:parent-style-name="Text_20_body">
      <style:text-properties fo:font-style="normal" style:font-style-asian="normal" style:font-style-complex="normal"/>
    </style:style>
    <style:style style:name="P110" style:family="paragraph" style:parent-style-name="Text_20_body" style:list-style-name="L14">
      <style:paragraph-properties fo:background-color="transparent">
        <style:background-image/>
      </style:paragraph-properties>
    </style:style>
    <style:style style:name="P111" style:family="paragraph" style:parent-style-name="Normal">
      <style:paragraph-properties fo:margin-left="0cm" fo:margin-right="0cm" fo:text-align="justify" style:justify-single-word="false" fo:text-indent="0cm" style:auto-text-indent="false"/>
    </style:style>
    <style:style style:name="P112" style:family="paragraph" style:parent-style-name="Normal">
      <style:paragraph-properties fo:text-align="justify" style:justify-single-word="false" fo:background-color="transparent">
        <style:background-image/>
      </style:paragraph-properties>
    </style:style>
    <style:style style:name="P113" style:family="paragraph" style:parent-style-name="Normal">
      <style:paragraph-properties fo:background-color="transparent">
        <style:background-image/>
      </style:paragraph-properties>
    </style:style>
    <style:style style:name="P114"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15"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16"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17"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18"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19"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20"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21"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22" style:family="paragraph" style:parent-style-name="Heading_20_4" style:master-page-name="">
      <style:paragraph-properties fo:break-before="auto" fo:break-after="auto"/>
    </style:style>
    <style:style style:name="P123" style:family="paragraph" style:parent-style-name="Heading_20_3">
      <style:paragraph-properties style:writing-mode="lr-tb"/>
    </style:style>
    <style:style style:name="P124"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25" style:family="paragraph" style:parent-style-name="Text_20_body">
      <style:paragraph-properties fo:text-align="start" style:justify-single-word="false" fo:background-color="transparent">
        <style:background-image/>
      </style:paragraph-properties>
      <style:text-properties fo:language="en" fo:country="GB"/>
    </style:style>
    <style:style style:name="P126" style:family="paragraph" style:parent-style-name="Heading_20_3">
      <style:paragraph-properties fo:text-align="start" style:justify-single-word="false" style:writing-mode="lr-tb"/>
    </style:style>
    <style:style style:name="P127"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28" style:family="paragraph" style:parent-style-name="Text_20_body">
      <style:text-properties fo:font-size="10pt" fo:font-style="normal" style:font-size-asian="10pt" style:font-style-asian="normal" style:font-size-complex="10pt" style:font-style-complex="normal"/>
    </style:style>
    <style:style style:name="P129"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30" style:family="paragraph" style:parent-style-name="Normal">
      <style:text-properties fo:font-size="8pt" fo:font-weight="bold" style:font-size-asian="8pt" style:font-weight-asian="bold" style:font-size-complex="8pt" style:font-weight-complex="bold"/>
    </style:style>
    <style:style style:name="P131" style:family="paragraph" style:parent-style-name="Normal">
      <style:text-properties fo:font-size="8pt" style:font-size-asian="8pt" style:font-size-complex="8pt"/>
    </style:style>
    <style:style style:name="P132"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33"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34"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35" style:family="paragraph" style:parent-style-name="Normal">
      <style:paragraph-properties fo:margin-left="0cm" fo:margin-right="0cm" fo:text-indent="0cm" style:auto-text-indent="false"/>
      <style:text-properties fo:font-size="8pt" style:font-size-asian="8pt" style:font-size-complex="8pt"/>
    </style:style>
    <style:style style:name="P136" style:family="paragraph" style:parent-style-name="Normal">
      <style:paragraph-properties fo:margin-left="0cm" fo:margin-right="0cm" fo:text-indent="0cm" style:auto-text-indent="false"/>
    </style:style>
    <style:style style:name="P137"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38"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39"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40" style:family="paragraph" style:parent-style-name="Normal">
      <style:text-properties fo:font-weight="bold" style:font-weight-asian="bold" style:font-weight-complex="bold"/>
    </style:style>
    <style:style style:name="P141"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42" style:family="paragraph" style:parent-style-name="Heading_20_3" style:master-page-name="">
      <style:paragraph-properties fo:text-align="start" style:justify-single-word="false" fo:break-before="page" style:writing-mode="lr-tb"/>
    </style:style>
    <style:style style:name="P143"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44" style:family="paragraph" style:parent-style-name="Text_20_body" style:list-style-name="L15">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45"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46" style:family="paragraph" style:parent-style-name="Text_20_body">
      <style:paragraph-properties fo:text-align="start" style:justify-single-word="false" style:writing-mode="lr-tb"/>
    </style:style>
    <style:style style:name="P147" style:family="paragraph" style:parent-style-name="Standard">
      <style:paragraph-properties fo:text-align="start" style:justify-single-word="false" style:writing-mode="lr-tb"/>
    </style:style>
    <style:style style:name="P148"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49"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50"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51" style:family="paragraph" style:parent-style-name="Heading_20_3">
      <style:paragraph-properties fo:break-before="page"/>
    </style:style>
    <style:style style:name="P152" style:family="paragraph" style:parent-style-name="Heading_20_2">
      <style:paragraph-properties fo:background-color="transparent">
        <style:background-image/>
      </style:paragraph-properties>
      <style:text-properties fo:language="en" fo:country="GB"/>
    </style:style>
    <style:style style:name="P153" style:family="paragraph" style:parent-style-name="Heading_20_3">
      <style:paragraph-properties fo:background-color="transparent">
        <style:background-image/>
      </style:paragraph-properties>
    </style:style>
    <style:style style:name="P154" style:family="paragraph" style:parent-style-name="Heading_20_3" style:master-page-name="">
      <style:paragraph-properties fo:break-before="auto" fo:break-after="auto"/>
    </style:style>
    <style:style style:name="P155" style:family="paragraph" style:parent-style-name="Table_20_Heading">
      <style:paragraph-properties fo:background-color="#cccccc">
        <style:background-image/>
      </style:paragraph-properties>
      <style:text-properties fo:font-size="7pt" style:font-size-asian="7pt" style:font-size-complex="7pt"/>
    </style:style>
    <style:style style:name="P156" style:family="paragraph" style:parent-style-name="Table_20_Contents">
      <style:text-properties fo:font-size="7pt" fo:font-weight="bold" style:font-size-asian="7pt" style:font-weight-asian="bold" style:font-size-complex="7pt" style:font-weight-complex="bold"/>
    </style:style>
    <style:style style:name="P157" style:family="paragraph" style:parent-style-name="Table_20_Contents">
      <style:text-properties fo:font-size="7pt" style:font-size-asian="7pt" style:font-size-complex="7pt"/>
    </style:style>
    <style:style style:name="P158"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59" style:family="paragraph" style:parent-style-name="Table_20_Contents">
      <style:paragraph-properties style:writing-mode="lr-tb"/>
      <style:text-properties fo:font-size="7pt" style:font-size-asian="7pt" style:font-size-complex="7pt"/>
    </style:style>
    <style:style style:name="P160"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61"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62" style:family="paragraph" style:parent-style-name="Table_20_Contents">
      <style:text-properties style:font-name="Arial1" fo:font-size="7pt" style:font-name-asian="Times New Roman" style:font-size-asian="7pt" style:font-name-complex="Arial1" style:font-size-complex="7pt"/>
    </style:style>
    <style:style style:name="P163" style:family="paragraph" style:parent-style-name="Heading_20_2" style:master-page-name="">
      <style:paragraph-properties fo:break-before="page" fo:background-color="transparent">
        <style:background-image/>
      </style:paragraph-properties>
      <style:text-properties fo:language="en" fo:country="GB"/>
    </style:style>
    <style:style style:name="P164" style:family="paragraph" style:parent-style-name="Heading_20_3">
      <style:paragraph-properties fo:background-color="transparent">
        <style:background-image/>
      </style:paragraph-properties>
      <style:text-properties fo:language="en" fo:country="GB"/>
    </style:style>
    <style:style style:name="P165" style:family="paragraph" style:parent-style-name="Standard">
      <style:text-properties style:font-name="Arial" fo:font-size="6pt" fo:font-weight="bold" style:font-size-asian="6pt" style:font-weight-asian="bold" style:font-size-complex="6pt" style:font-weight-complex="bold"/>
    </style:style>
    <style:style style:name="P166" style:family="paragraph" style:parent-style-name="Standard">
      <style:text-properties style:font-name="Arial" fo:font-size="6pt" style:font-size-asian="6pt" style:font-size-complex="6pt"/>
    </style:style>
    <style:style style:name="P167" style:family="paragraph" style:parent-style-name="Standard">
      <style:text-properties style:font-name="Arial" fo:font-size="6pt" fo:font-weight="normal" style:font-size-asian="6pt" style:font-weight-asian="normal" style:font-size-complex="6pt" style:font-weight-complex="normal"/>
    </style:style>
    <style:style style:name="P168" style:family="paragraph" style:parent-style-name="Table_20_Heading">
      <style:paragraph-properties fo:text-align="center" style:justify-single-word="false"/>
    </style:style>
    <style:style style:name="P169" style:family="paragraph" style:parent-style-name="Table_20_Contents">
      <style:paragraph-properties fo:text-align="center" style:justify-single-word="false"/>
    </style:style>
    <style:style style:name="P170" style:family="paragraph" style:parent-style-name="Heading_20_3" style:master-page-name="">
      <style:paragraph-properties fo:break-before="page" fo:background-color="transparent">
        <style:background-image/>
      </style:paragraph-properties>
      <style:text-properties fo:language="en" fo:country="GB"/>
    </style:style>
    <style:style style:name="P171"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72"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173"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174"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75"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176"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77" style:family="paragraph" style:parent-style-name="Heading_20_3" style:master-page-name="">
      <style:paragraph-properties fo:break-before="page" fo:background-color="transparent">
        <style:background-image/>
      </style:paragraph-properties>
    </style:style>
    <style:style style:name="P178"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79"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0"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1"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2"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183"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184"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185"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86"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7"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88" style:family="paragraph" style:parent-style-name="Text_20_body" style:list-style-name="L16">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9" style:family="paragraph" style:parent-style-name="Heading_20_3" style:master-page-name="">
      <style:paragraph-properties fo:break-before="page" fo:background-color="transparent" style:writing-mode="lr-tb">
        <style:background-image/>
      </style:paragraph-properties>
    </style:style>
    <style:style style:name="P190" style:family="paragraph" style:parent-style-name="Text_20_body" style:list-style-name="L17">
      <style:paragraph-properties fo:background-color="transparent" style:writing-mode="lr-tb">
        <style:background-image/>
      </style:paragraph-properties>
    </style:style>
    <style:style style:name="P191"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192" style:family="paragraph" style:parent-style-name="Text_20_body" style:list-style-name="L18">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3" style:family="paragraph" style:parent-style-name="Text_20_body" style:list-style-name="L18">
      <style:paragraph-properties fo:background-color="transparent" style:writing-mode="lr-tb">
        <style:background-image/>
      </style:paragraph-properties>
    </style:style>
    <style:style style:name="P194" style:family="paragraph" style:parent-style-name="Text_20_body" style:list-style-name="L19">
      <style:paragraph-properties fo:margin-left="1.251cm" fo:margin-right="0cm" fo:text-indent="0cm" style:auto-text-indent="false" fo:background-color="transparent" style:writing-mode="lr-tb">
        <style:background-image/>
      </style:paragraph-properties>
      <style:text-properties fo:language="en" fo:country="GB"/>
    </style:style>
    <style:style style:name="P195" style:family="paragraph" style:parent-style-name="Heading_20_4" style:list-style-name="L20"/>
    <style:style style:name="P196" style:family="paragraph" style:parent-style-name="Text_20_body" style:list-style-name="L20">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197" style:family="paragraph" style:parent-style-name="Heading_20_2" style:master-page-name="">
      <style:paragraph-properties fo:break-before="page" fo:background-color="transparent">
        <style:tab-stops>
          <style:tab-stop style:position="9.871cm"/>
        </style:tab-stops>
        <style:background-image/>
      </style:paragraph-properties>
      <style:text-properties fo:language="en" fo:country="GB"/>
    </style:style>
    <style:style style:name="P198"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199" style:family="paragraph" style:parent-style-name="Heading_20_3">
      <style:paragraph-properties fo:background-color="transparent" style:writing-mode="lr-tb">
        <style:tab-stops>
          <style:tab-stop style:position="9.871cm"/>
        </style:tab-stops>
        <style:background-image/>
      </style:paragraph-properties>
    </style:style>
    <style:style style:name="P200" style:family="paragraph" style:parent-style-name="Text_20_body">
      <style:paragraph-properties fo:background-color="transparent" style:writing-mode="lr-tb">
        <style:tab-stops>
          <style:tab-stop style:position="9.871cm"/>
        </style:tab-stops>
        <style:background-image/>
      </style:paragraph-properties>
    </style:style>
    <style:style style:name="P201"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02"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03" style:family="paragraph" style:parent-style-name="Heading_20_2">
      <style:paragraph-properties fo:background-color="transparent">
        <style:background-image/>
      </style:paragraph-properties>
    </style:style>
    <style:style style:name="P204"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05" style:family="paragraph" style:parent-style-name="Text_20_body" style:list-style-name="L21">
      <style:paragraph-properties fo:margin-left="1.251cm" fo:margin-right="0cm" fo:text-indent="0cm" style:auto-text-indent="false" fo:background-color="transparent">
        <style:background-image/>
      </style:paragraph-properties>
    </style:style>
    <style:style style:name="P206"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207" style:family="paragraph" style:parent-style-name="Text_20_body" style:list-style-name="L22">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08"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09" style:family="paragraph" style:parent-style-name="Text_20_body">
      <style:text-properties style:font-name="Arial" fo:font-size="8pt" fo:language="en" fo:country="GB" style:font-size-asian="8pt" style:font-size-complex="8pt"/>
    </style:style>
    <style:style style:name="P210"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211"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12"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13"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14"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15"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16" style:family="paragraph" style:parent-style-name="Text_20_body" style:list-style-name="L23">
      <style:paragraph-properties fo:margin-left="2.501cm" fo:margin-right="0cm" fo:text-indent="0cm" style:auto-text-indent="false" fo:background-color="transparent">
        <style:background-image/>
      </style:paragraph-properties>
    </style:style>
    <style:style style:name="P217"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18"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19" style:family="paragraph" style:parent-style-name="Text_20_body">
      <style:paragraph-properties fo:margin-left="1.27cm" fo:margin-right="0cm" fo:text-indent="0cm" style:auto-text-indent="false"/>
      <style:text-properties fo:font-size="10pt" fo:font-weight="bold"/>
    </style:style>
    <style:style style:name="P220"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21" style:family="paragraph" style:parent-style-name="Text_20_body">
      <style:paragraph-properties fo:margin-left="1.27cm" fo:margin-right="0cm" fo:text-indent="0cm" style:auto-text-indent="false"/>
      <style:text-properties fo:font-weight="bold" style:font-weight-asian="bold" style:font-weight-complex="bold"/>
    </style:style>
    <style:style style:name="P222"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23"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24" style:family="paragraph" style:parent-style-name="Text_20_body">
      <style:paragraph-properties fo:margin-left="2.501cm" fo:margin-right="0cm" fo:text-align="justify" style:justify-single-word="false" fo:text-indent="0cm" style:auto-text-indent="false"/>
    </style:style>
    <style:style style:name="P225"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26" style:family="paragraph" style:parent-style-name="Text_20_body">
      <style:paragraph-properties fo:margin-left="2.54cm" fo:margin-right="0cm" fo:text-align="justify" style:justify-single-word="false" fo:text-indent="0cm" style:auto-text-indent="false"/>
      <style:text-properties fo:font-size="10pt"/>
    </style:style>
    <style:style style:name="P227"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28"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29" style:family="paragraph" style:parent-style-name="Table_20_Heading">
      <style:paragraph-properties fo:background-color="#cccccc">
        <style:background-image/>
      </style:paragraph-properties>
    </style:style>
    <style:style style:name="P230"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31" style:family="paragraph" style:parent-style-name="Text_20_body">
      <style:paragraph-properties fo:margin-left="1.251cm" fo:margin-right="0cm" fo:text-align="justify" style:justify-single-word="false" fo:text-indent="0cm" style:auto-text-indent="false" style:writing-mode="lr-tb"/>
    </style:style>
    <style:style style:name="P232" style:family="paragraph" style:parent-style-name="Text_20_body">
      <style:paragraph-properties fo:margin-left="1.251cm" fo:margin-right="0cm" fo:text-indent="0cm" style:auto-text-indent="false"/>
      <style:text-properties fo:font-size="8pt" style:font-size-asian="8pt" style:font-size-complex="8pt"/>
    </style:style>
    <style:style style:name="P233"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34"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35" style:family="paragraph" style:parent-style-name="Heading_20_3">
      <style:text-properties fo:language="en" fo:country="GB"/>
    </style:style>
    <style:style style:name="P236"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37"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38"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39" style:family="paragraph" style:parent-style-name="Heading_20_3">
      <style:paragraph-properties fo:text-align="start" style:justify-single-word="false" style:writing-mode="lr-tb"/>
      <style:text-properties fo:language="en" fo:country="GB"/>
    </style:style>
    <style:style style:name="P240"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41" style:family="paragraph" style:parent-style-name="Text_20_body">
      <style:paragraph-properties fo:margin-left="1.251cm" fo:margin-right="0cm" fo:text-align="start" style:justify-single-word="false" fo:text-indent="0cm" style:auto-text-indent="false" style:writing-mode="lr-tb"/>
    </style:style>
    <style:style style:name="P242" style:family="paragraph" style:parent-style-name="Heading_20_2" style:master-page-name="">
      <style:paragraph-properties fo:break-before="page"/>
      <style:text-properties fo:language="en" fo:country="GB"/>
    </style:style>
    <style:style style:name="P243" style:family="paragraph" style:parent-style-name="Text_20_body">
      <style:paragraph-properties fo:text-align="justify" style:justify-single-word="false"/>
      <style:text-properties fo:language="en" fo:country="GB"/>
    </style:style>
    <style:style style:name="P244" style:family="paragraph" style:parent-style-name="Text_20_body">
      <style:paragraph-properties fo:text-align="justify" style:justify-single-word="false"/>
      <style:text-properties fo:font-size="8pt" style:font-size-asian="8pt" style:font-size-complex="8pt"/>
    </style:style>
    <style:style style:name="P245" style:family="paragraph" style:parent-style-name="Heading_20_2" style:master-page-name="">
      <style:paragraph-properties fo:text-align="justify" style:justify-single-word="false" fo:break-before="page"/>
      <style:text-properties fo:language="en" fo:country="GB"/>
    </style:style>
    <style:style style:name="P246" style:family="paragraph" style:parent-style-name="Text_20_body">
      <style:text-properties fo:font-size="8pt" style:font-size-asian="8pt" style:font-size-complex="8pt"/>
    </style:style>
    <style:style style:name="P247" style:family="paragraph" style:parent-style-name="Bibliography_20_1">
      <style:paragraph-properties>
        <style:tab-stops>
          <style:tab-stop style:position="0cm"/>
        </style:tab-stops>
      </style:paragraph-properties>
    </style:style>
    <style:style style:name="P248"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background-color="transparent"/>
    </style:style>
    <style:style style:name="T5" style:family="text">
      <style:text-properties style:font-name="Wingdings" fo:font-size="10pt" style:font-name-asian="Times New Roman" style:font-size-asian="10pt" style:font-name-complex="Times New Roman" style:font-size-complex="10pt"/>
    </style:style>
    <style:style style:name="T6" style:family="text">
      <style:text-properties fo:language="en" fo:country="GB"/>
    </style:style>
    <style:style style:name="T7" style:family="text">
      <style:text-properties style:use-window-font-color="true" fo:background-color="transparent"/>
    </style:style>
    <style:style style:name="T8" style:family="text">
      <style:text-properties style:use-window-font-color="true" fo:language="en" fo:country="GB" fo:background-color="transparent"/>
    </style:style>
    <style:style style:name="T9" style:family="text">
      <style:text-properties style:use-window-font-color="true"/>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Times New Roman" fo:font-style="normal" style:font-name-asian="Times New Roman" style:font-style-asian="normal" style:font-name-complex="Times New Roman" style:font-style-complex="normal"/>
    </style:style>
    <style:style style:name="T13" style:family="text">
      <style:text-properties style:text-position="super 58%"/>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Times New Roman"/>
    </style:style>
    <style:style style:name="T17" style:family="text">
      <style:text-properties style:font-name="Times New Roman" fo:font-style="italic" style:font-style-asian="italic" style:font-style-complex="italic"/>
    </style:style>
    <style:style style:name="T18" style:family="text">
      <style:text-properties fo:font-style="normal" style:text-underline-style="none"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Symbol"/>
    </style:style>
    <style:style style:name="T21" style:family="text">
      <style:text-properties fo:language="en" fo:country="GB" fo:font-style="italic" style:font-style-asian="italic" style:font-style-complex="italic"/>
    </style:style>
    <style:style style:name="T22" style:family="text">
      <style:text-properties fo:font-size="8pt" style:font-size-asian="8pt" style:font-size-complex="8pt"/>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font-name="Arial1" style:font-name-asian="Times New Roman" style:font-name-complex="Arial1"/>
    </style:style>
    <style:style style:name="T25" style:family="text">
      <style:text-properties fo:language="en" fo:country="GB" fo:font-style="normal" style:font-style-asian="normal" style:font-style-complex="normal"/>
    </style:style>
    <style:style style:name="T26" style:family="text">
      <style:text-properties fo:language="en" fo:country="GB" fo:font-style="normal" style:text-underline-style="none" fo:font-weight="normal" style:font-style-asian="normal" style:font-weight-asian="normal" style:font-style-complex="normal" style:font-weight-complex="normal"/>
    </style:style>
    <style:style style:name="T27"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7">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8">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9">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3">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p>
      <text:p text:style-name="P5">Tvrtko Ursulin<text:line-break/><text:a xlink:type="simple" xlink:href="../tvrtko.ursulin@sophos.com">tvrtko.ursulin@sophos.com</text:a></text:p>
      <text:p text:style-name="P5">Douglas Leeder</text:p>
      <text:p text:style-name="P5">douglas.leeder@sophos.com</text:p>
      <text:p text:style-name="P5"/>
      <text:p text:style-name="P5">Version: 1.3.1</text:p>
      <text:p text:style-name="P5"/>
      <text:p text:style-name="P6"/>
      <text:p text:style-name="P5"/>
      <text:p text:style-name="P5"/>
      <text:p text:style-name="P5"/>
      <text:p text:style-name="P5"/>
      <text:p text:style-name="P5"/>
      <text:p text:style-name="P5"><text:span text:style-name="T1">©</text:span> Copyright 2004-2007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text:a xlink:type="simple" xlink:href="http://www.sophos.com/">http://www.sophos.com</text:a></text:p>
      <text:p text:style-name="P5"/>
      <text:p text:style-name="P5"><text:a xlink:type="simple" xlink:href="http://www.sophos.com/"/></text:p>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start-value="1">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start-value="1">
          <text:p text:style-name="P18">UML 2.0</text:p>
        </text:list-item>
        <text:list-item>
          <text:p text:style-name="P18">XMI</text:p>
        </text:list-item>
        <text:list-item>
          <text:p text:style-name="P18">Created using Sparx Systems Enterprise Architect v7 (.eap design model file supplied)</text:p>
        </text:list-item>
      </text:list>
      <text:list text:style-name="L4">
        <text:list-item>
          <text:p text:style-name="P20">Compatible with Rational Rose (XMI design model supplied)</text:p>
        </text:list-item>
      </text:list>
      <text:p text:style-name="P21">Operating Systems</text:p>
      <text:p text:style-name="Feature_20_Item">Support for</text:p>
      <text:list text:style-name="L1">
        <text:list-item text:start-value="1">
          <text:p text:style-name="P14">Linux 2.4 kernels</text:p>
        </text:list-item>
        <text:list-item>
          <text:p text:style-name="P22">Linux 2.6 kernels</text:p>
        </text:list-item>
      </text:list>
      <text:list text:style-name="L5">
        <text:list-item>
          <text:p text:style-name="P23">[future] FreeBSD</text:p>
        </text:list-item>
      </text:list>
      <text:p text:style-name="P24">Client Interfaces</text:p>
      <text:list text:style-name="L6">
        <text:list-item>
          <text:p text:style-name="P25">TALPA Device Driver Vetting Client</text:p>
        </text:list-item>
        <text:list-item>
          <text:p text:style-name="P25">TALPA Process Exclusion Device Driver</text:p>
        </text:list-item>
      </text:list>
      <text:p text:style-name="Feature_20_Group">Interception Techniques</text:p>
      <text:list text:style-name="L7">
        <text:list-item>
          <text:p text:style-name="P26">Internal syscall-table (Linux 2.4/2.6)</text:p>
        </text:list-item>
        <text:list-item>
          <text:p text:style-name="P26">Linux Security Modules (LSM) (Linux 2.6)</text:p>
        </text:list-item>
        <text:list-item>
          <text:p text:style-name="P26">Combined system call interception and VFS table patching (Linux 2.4/2.6)</text:p>
        </text:list-item>
      </text:list>
      <text:list text:style-name="L8">
        <text:list-item>
          <text:p text:style-name="P27">[future] Kernel Hooks (a.k.a RAS Hooks and previously a.k.a GKHI) <text:a xlink:type="simple" xlink:href="http://oss.software.ibm.com/developerworks/linux"><text:span text:style-name="T3">http://oss.software.ibm.com/developerworks/linux</text:span></text:a></text:p>
        </text:list-item>
        <text:list-item>
          <text:p text:style-name="P28">[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Name</text:p>
            </table:table-cell>
            <table:table-cell table:style-name="Table1.D1" office:value-type="string">
              <text:p text:style-name="P29">Description of changes</text:p>
            </table:table-cell>
          </table:table-row>
        </table:table-header-rows>
        <table:table-row>
          <table:table-cell table:style-name="Table1.A2" office:value-type="float" office:value="0.1">
            <text:p text:style-name="P30">0.1</text:p>
          </table:table-cell>
          <table:table-cell table:style-name="Table1.B2" office:value-type="string">
            <text:p text:style-name="P30">2004-04-28</text:p>
          </table:table-cell>
          <table:table-cell table:style-name="Table1.B2" office:value-type="string">
            <text:p text:style-name="P30">Barry Pearce</text:p>
          </table:table-cell>
          <table:table-cell table:style-name="Table1.D2" office:value-type="string">
            <text:p text:style-name="P30">Initial creation. Sections 3-6 outstanding.</text:p>
          </table:table-cell>
        </table:table-row>
        <table:table-row>
          <table:table-cell table:style-name="Table1.A3" office:value-type="float" office:value="0">
            <text:p text:style-name="P30">0.2</text:p>
          </table:table-cell>
          <table:table-cell table:style-name="Table1.B2" office:value-type="string">
            <text:p text:style-name="P30">2004-04-29</text:p>
          </table:table-cell>
          <table:table-cell table:style-name="Table1.B2" office:value-type="string">
            <text:p text:style-name="P30">Barry Pearce</text:p>
          </table:table-cell>
          <table:table-cell table:style-name="Table1.D2" office:value-type="string">
            <text:p text:style-name="P30">Changes following initial peer-review comments.<text:line-break/>Licensing section modified.</text:p>
          </table:table-cell>
        </table:table-row>
        <table:table-row>
          <table:table-cell table:style-name="Table1.A3" office:value-type="float" office:value="0">
            <text:p text:style-name="P30">0.3</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Minor changes to Licensing of Kernel Modules.<text:line-break/>Continued development (incl)<text:line-break/><text:tab/>- layered architecture &amp; multiple modules added.<text:line-break/><text:tab/>- cache design by Peter Higginson added.</text:p>
            <text:p text:style-name="P30">Initial iteration objectives documented (SyscallIntercept, StandardInterceptProcessor and Configurator).</text:p>
          </table:table-cell>
        </table:table-row>
        <table:table-row>
          <table:table-cell table:style-name="Table1.A3" office:value-type="float" office:value="0">
            <text:p text:style-name="P30">0.3.1</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Added in details of filesystem service layer packages.</text:p>
          </table:table-cell>
        </table:table-row>
        <table:table-row>
          <table:table-cell table:style-name="Table1.A3" office:value-type="float" office:value="0">
            <text:p text:style-name="P30">0.3.2</text:p>
          </table:table-cell>
          <table:table-cell table:style-name="Table1.B2" office:value-type="string">
            <text:p text:style-name="P30">2004-06-14</text:p>
          </table:table-cell>
          <table:table-cell table:style-name="Table1.B2" office:value-type="string">
            <text:p text:style-name="P30">Barry Pearce</text:p>
          </table:table-cell>
          <table:table-cell table:style-name="Table1.D2" office:value-type="string">
            <text:p text:style-name="P30">Diagrams updated to reflect latest.</text:p>
          </table:table-cell>
        </table:table-row>
        <table:table-row>
          <table:table-cell table:style-name="Table1.A3" office:value-type="float" office:value="0">
            <text:p text:style-name="P30">0.3.3</text:p>
          </table:table-cell>
          <table:table-cell table:style-name="Table1.B2" office:value-type="string">
            <text:p text:style-name="P30">2004-06-16</text:p>
          </table:table-cell>
          <table:table-cell table:style-name="Table1.B2" office:value-type="string">
            <text:p text:style-name="P30">Barry Pearce</text:p>
          </table:table-cell>
          <table:table-cell table:style-name="Table1.D2" office:value-type="string">
            <text:p text:style-name="P30">Minor amendments following partial-review by Tom Thacker.</text:p>
          </table:table-cell>
        </table:table-row>
        <table:table-row>
          <table:table-cell table:style-name="Table1.A3" office:value-type="float" office:value="0">
            <text:p text:style-name="P30">0.3.4</text:p>
          </table:table-cell>
          <table:table-cell table:style-name="Table1.B2" office:value-type="string">
            <text:p text:style-name="P30">2004-06-21</text:p>
          </table:table-cell>
          <table:table-cell table:style-name="Table1.B2" office:value-type="string">
            <text:p text:style-name="P30">Barry Pearce</text:p>
          </table:table-cell>
          <table:table-cell table:style-name="Table1.D2" office:value-type="string">
            <text:p text:style-name="P31">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0">0.4</text:p>
          </table:table-cell>
          <table:table-cell table:style-name="Table1.B2" office:value-type="string">
            <text:p text:style-name="P30">2004-07-13</text:p>
          </table:table-cell>
          <table:table-cell table:style-name="Table1.B2" office:value-type="string">
            <text:p text:style-name="P30">Barry Pearce</text:p>
          </table:table-cell>
          <table:table-cell table:style-name="Table1.D2" office:value-type="string">
            <text:p text:style-name="P30">Added design of Inclusion processor, Degraded Mode processor, thread exclusion processor, and the filesystem object exclusion processor.</text:p>
            <text:p text:style-name="P30">Added full configuration details.</text:p>
          </table:table-cell>
        </table:table-row>
        <table:table-row>
          <table:table-cell table:style-name="Table1.A3" office:value-type="float" office:value="0">
            <text:p text:style-name="P30">0.5</text:p>
          </table:table-cell>
          <table:table-cell table:style-name="Table1.B2" office:value-type="string">
            <text:p text:style-name="P30">2004-07-21</text:p>
          </table:table-cell>
          <table:table-cell table:style-name="Table1.B2" office:value-type="string">
            <text:p text:style-name="P30">Barry Pearce</text:p>
          </table:table-cell>
          <table:table-cell table:style-name="Table1.D2" office:value-type="string">
            <text:p text:style-name="P30">Completed vetting client protocol and device driver interface.</text:p>
            <text:p text:style-name="P30">Added OperationExclusionProcessor intercept filter (eval filter).</text:p>
            <text:p text:style-name="P30">Added DenialSyslog intercept filter (deny filter)</text:p>
          </table:table-cell>
        </table:table-row>
        <table:table-row>
          <table:table-cell table:style-name="Table1.A3" office:value-type="float" office:value="0">
            <text:p text:style-name="P30">0.6</text:p>
          </table:table-cell>
          <table:table-cell table:style-name="Table1.B2" office:value-type="string">
            <text:p text:style-name="P30">2004-07-28</text:p>
          </table:table-cell>
          <table:table-cell table:style-name="Table1.B2" office:value-type="string">
            <text:p text:style-name="P30">Barry Pearce</text:p>
          </table:table-cell>
          <table:table-cell table:style-name="Table1.D2" office:value-type="string">
            <text:p text:style-name="P30">Added ProcessAndThread and LinuxProcessAndThreadImpl packages.</text:p>
            <text:p text:style-name="P30">Added VettingController and IvettingServer description.</text:p>
            <text:p text:style-name="P31">Added Device Driver Vetting Client description.</text:p>
          </table:table-cell>
        </table:table-row>
        <table:table-row>
          <table:table-cell table:style-name="Table1.A3" office:value-type="float" office:value="0">
            <text:p text:style-name="P30">0.7</text:p>
          </table:table-cell>
          <table:table-cell table:style-name="Table1.B2" office:value-type="string">
            <text:p text:style-name="P30">2004-11-04</text:p>
          </table:table-cell>
          <table:table-cell table:style-name="Table1.B2" office:value-type="string">
            <text:p text:style-name="P30">Tvrtko A. Ursulin</text:p>
          </table:table-cell>
          <table:table-cell table:style-name="Table1.D2" office:value-type="string">
            <text:p text:style-name="P30">Configurable parameters and protocol specification updated according to the latest changes.</text:p>
          </table:table-cell>
        </table:table-row>
        <table:table-row>
          <table:table-cell table:style-name="Table1.A3" office:value-type="float" office:value="0">
            <text:p text:style-name="P30">0.8</text:p>
          </table:table-cell>
          <table:table-cell table:style-name="Table1.B2" office:value-type="string">
            <text:p text:style-name="P30">2004-11-10</text:p>
          </table:table-cell>
          <table:table-cell table:style-name="Table1.B2" office:value-type="string">
            <text:p text:style-name="P30">Tvrtko A. Ursulin</text:p>
          </table:table-cell>
          <table:table-cell table:style-name="Table1.D2" office:value-type="string">
            <text:p text:style-name="P30">Added symlink and link-unlink known limitations.</text:p>
          </table:table-cell>
        </table:table-row>
        <table:table-row>
          <table:table-cell table:style-name="Table1.A3" office:value-type="float" office:value="0">
            <text:p text:style-name="P32">0.9</text:p>
          </table:table-cell>
          <table:table-cell table:style-name="Table1.B2" office:value-type="string">
            <text:p text:style-name="P30">2004-11-11</text:p>
          </table:table-cell>
          <table:table-cell table:style-name="Table1.B2" office:value-type="string">
            <text:p text:style-name="P30">Tvrtko A. Ursulin</text:p>
          </table:table-cell>
          <table:table-cell table:style-name="Table1.D2" office:value-type="string">
            <text:p text:style-name="P30">Documented the I/O API packets.</text:p>
          </table:table-cell>
        </table:table-row>
        <table:table-row>
          <table:table-cell table:style-name="Table1.A3" office:value-type="float" office:value="0">
            <text:p text:style-name="P32">0.9.1</text:p>
          </table:table-cell>
          <table:table-cell table:style-name="Table1.B2" office:value-type="string">
            <text:p text:style-name="P30">2004-11-12</text:p>
          </table:table-cell>
          <table:table-cell table:style-name="Table1.B2" office:value-type="string">
            <text:p text:style-name="P30">Tvrtko A. Ursulin</text:p>
          </table:table-cell>
          <table:table-cell table:style-name="Table1.D2" office:value-type="string">
            <text:p text:style-name="P30">Added documentation on configurable interceptors.</text:p>
          </table:table-cell>
        </table:table-row>
        <table:table-row>
          <table:table-cell table:style-name="Table1.A3" office:value-type="float" office:value="0">
            <text:p text:style-name="P32">0.9.2</text:p>
          </table:table-cell>
          <table:table-cell table:style-name="Table1.B2" office:value-type="string">
            <text:p text:style-name="P30">2004-12-09</text:p>
          </table:table-cell>
          <table:table-cell table:style-name="Table1.B2" office:value-type="string">
            <text:p text:style-name="P30">Tvrtko A. Ursulin</text:p>
          </table:table-cell>
          <table:table-cell table:style-name="Table1.D2" office:value-type="string">
            <text:p text:style-name="P30">Documented stream unlink and truncate packets.</text:p>
          </table:table-cell>
        </table:table-row>
        <table:table-row>
          <table:table-cell table:style-name="Table1.A3" office:value-type="float" office:value="0">
            <text:p text:style-name="P32">0.9.3</text:p>
          </table:table-cell>
          <table:table-cell table:style-name="Table1.B2" office:value-type="string">
            <text:p text:style-name="P30">2005-02-22</text:p>
          </table:table-cell>
          <table:table-cell table:style-name="Table1.B2" office:value-type="string">
            <text:p text:style-name="P30">Tvrtko A. Ursulin</text:p>
          </table:table-cell>
          <table:table-cell table:style-name="Table1.D2" office:value-type="string">
            <text:p text:style-name="P30">Documented new VettingController and ThreadExclusion module parameters.</text:p>
          </table:table-cell>
        </table:table-row>
        <table:table-row>
          <table:table-cell table:style-name="Table1.A3" office:value-type="float" office:value="0">
            <text:p text:style-name="P32">0.9.4</text:p>
          </table:table-cell>
          <table:table-cell table:style-name="Table1.B2" office:value-type="string">
            <text:p text:style-name="P30">2005-04-20</text:p>
          </table:table-cell>
          <table:table-cell table:style-name="Table1.B2" office:value-type="string">
            <text:p text:style-name="P30">Tvrtko A. Ursulin</text:p>
          </table:table-cell>
          <table:table-cell table:style-name="Table1.D2" office:value-type="string">
            <text:p text:style-name="P30">ThreadExclusion renamed to ProcessExclusion.</text:p>
            <text:p text:style-name="P30">Support modules added to component list.</text:p>
            <text:p text:style-name="P30">ProcessExclusionDeviceDriver changes.</text:p>
            <text:p text:style-name="P30">Version 3 protocol changes. </text:p>
          </table:table-cell>
        </table:table-row>
        <table:table-row>
          <table:table-cell table:style-name="Table1.A3" office:value-type="float" office:value="0">
            <text:p text:style-name="P32">0.9.5</text:p>
          </table:table-cell>
          <table:table-cell table:style-name="Table1.B2" office:value-type="string">
            <text:p text:style-name="P30">2005-06-10</text:p>
          </table:table-cell>
          <table:table-cell table:style-name="Table1.B2" office:value-type="string">
            <text:p text:style-name="P30">Tvrtko. A. Ursulin</text:p>
          </table:table-cell>
          <table:table-cell table:style-name="Table1.D2" office:value-type="string">
            <text:p text:style-name="P30">New VettingController confguration option added. (X smart scheduler workaround)</text:p>
          </table:table-cell>
        </table:table-row>
        <table:table-row>
          <table:table-cell table:style-name="Table1.A3" office:value-type="float" office:value="0">
            <text:p text:style-name="P32">0.9.6</text:p>
          </table:table-cell>
          <table:table-cell table:style-name="Table1.B2" office:value-type="string">
            <text:p text:style-name="P30">2005-06-21</text:p>
          </table:table-cell>
          <table:table-cell table:style-name="Table1.B2" office:value-type="string">
            <text:p text:style-name="P30">Tvrtko A. Ursulin</text:p>
          </table:table-cell>
          <table:table-cell table:style-name="Table1.D2" office:value-type="string">
            <text:p text:style-name="P30">Bringing the document up-to-date, changes all over the place.</text:p>
          </table:table-cell>
        </table:table-row>
        <table:table-row>
          <table:table-cell table:style-name="Table1.A3" office:value-type="float" office:value="0">
            <text:p text:style-name="P32">1.3.1</text:p>
          </table:table-cell>
          <table:table-cell table:style-name="Table1.B2" office:value-type="string">
            <text:p text:style-name="P30">2007-08-21</text:p>
          </table:table-cell>
          <table:table-cell table:style-name="Table1.B2" office:value-type="string">
            <text:p text:style-name="P30">Douglas Leeder</text:p>
            <text:p text:style-name="P30">Tvrtko A. Ursulin</text:p>
          </table:table-cell>
          <table:table-cell table:style-name="Table1.D2" office:value-type="string">
            <text:p text:style-name="P30">Add dynamic diagrams, and fix numbering.</text:p>
            <text:p text:style-name="P30">Update diagrams. Cleanups.</text:p>
          </table:table-cell>
        </table:table-row>
      </table:table>
      <text:p text:style-name="P33"/>
      <table:table table:name="Table3" table:style-name="Table3">
        <table:table-column table:style-name="Table3.A"/>
        <table:table-column table:style-name="Table3.B"/>
        <table:table-column table:style-name="Table3.C"/>
        <table:table-column table:style-name="Table3.D"/>
        <table:table-row>
          <table:table-cell office:value-type="string">
            <text:p text:style-name="P33">Last Modified:</text:p>
          </table:table-cell>
          <table:table-cell office:value-type="string">
            <text:p text:style-name="P33"><text:creator>Douglas Leeder</text:creator></text:p>
          </table:table-cell>
          <table:table-cell office:value-type="string">
            <text:p text:style-name="P33"><text:modification-date style:data-style-name="N84">2007-08-21</text:modification-date></text:p>
          </table:table-cell>
          <table:table-cell office:value-type="string">
            <text:p text:style-name="P33"><text:modification-time style:data-style-name="N41">20:15:56</text:modification-time></text:p>
          </table:table-cell>
        </table:table-row>
        <table:table-row>
          <table:table-cell office:value-type="string">
            <text:p text:style-name="P33">Last Printed:</text:p>
          </table:table-cell>
          <table:table-cell office:value-type="string">
            <text:p text:style-name="P33"><text:printed-by>Tvrtko Ursulin</text:printed-by></text:p>
          </table:table-cell>
          <table:table-cell office:value-type="string">
            <text:p text:style-name="P33"><text:print-date style:data-style-name="N84">2004-11-11</text:print-date></text:p>
          </table:table-cell>
          <table:table-cell office:value-type="string">
            <text:p text:style-name="P33"><text:print-time style:data-style-name="N41">12:12:16</text:print-time></text:p>
          </table:table-cell>
        </table:table-row>
      </table:table>
      <text:p text:style-name="P33"/>
      <text:p text:style-name="P34">Contents</text:p>
      <text:p text:style-name="P3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5"><text:tab/>Executive Summary<text:tab/>3</text:p>
          <text:p text:style-name="P35"><text:tab/>Revision History<text:tab/>5</text:p>
          <text:p text:style-name="P35"><text:tab/>Outstanding Items<text:tab/>6</text:p>
          <text:p text:style-name="P35"><text:tab/>Contents<text:tab/>7</text:p>
          <text:p text:style-name="P35">1<text:tab/>Introduction<text:tab/>10</text:p>
          <text:p text:style-name="P36">1.1<text:tab/>What's in a name?<text:tab/>10</text:p>
          <text:p text:style-name="P36">1.2<text:tab/>Purpose<text:tab/>10</text:p>
          <text:p text:style-name="P36">1.3<text:tab/>Scope<text:tab/>10</text:p>
          <text:p text:style-name="P36">1.4<text:tab/>Documentation<text:tab/>10</text:p>
          <text:p text:style-name="P36">1.5<text:tab/>Models<text:tab/>10</text:p>
          <text:p text:style-name="P36">1.6<text:tab/>References<text:tab/>10</text:p>
          <text:p text:style-name="P35">2<text:tab/>Overview<text:tab/>11</text:p>
          <text:p text:style-name="P36">2.1<text:tab/>Introduction<text:tab/>11</text:p>
          <text:p text:style-name="P36">2.2<text:tab/>Interceptor<text:tab/>12</text:p>
          <text:p text:style-name="P36">2.3<text:tab/>Intercept Processor<text:tab/>12</text:p>
          <text:p text:style-name="P36">2.4<text:tab/>Intercept Filters<text:tab/>12</text:p>
          <text:p text:style-name="P36">2.5<text:tab/>Device Drivers<text:tab/>15</text:p>
          <text:p text:style-name="P36">2.6<text:tab/>Dynamic Configuration<text:tab/>15</text:p>
          <text:p text:style-name="P36">2.7<text:tab/>Kernel Modules<text:tab/>15</text:p>
          <text:p text:style-name="P36">2.8<text:tab/>Control Flow<text:tab/>15</text:p>
          <text:p text:style-name="P35">3<text:tab/>Design specification<text:tab/>16</text:p>
          <text:p text:style-name="P36">3.1<text:tab/>Introduction<text:tab/>16</text:p>
          <text:p text:style-name="P36">3.2<text:tab/>Layered architecture<text:tab/>17</text:p>
          <text:p text:style-name="P37">3.2.1<text:tab/>Component grouping<text:tab/>19</text:p>
          <text:p text:style-name="P37">3.2.2<text:tab/>Physical component packaging<text:tab/>20</text:p>
          <text:p text:style-name="P36">3.3<text:tab/>Design Overview<text:tab/>21</text:p>
          <text:p text:style-name="P37">3.3.1<text:tab/>Introduction<text:tab/>21</text:p>
          <text:p text:style-name="P37">3.3.2<text:tab/>Stubbing<text:tab/>22</text:p>
          <text:p text:style-name="P37">3.3.3<text:tab/>Dynamic debugging<text:tab/>22</text:p>
          <text:p text:style-name="P36">3.4<text:tab/>INTERCEPT COMPONENTS<text:tab/>23</text:p>
          <text:p text:style-name="P37">3.4.1<text:tab/>Interceptor<text:tab/>23</text:p>
          <text:p text:style-name="P36">3.5<text:tab/>CORE COMPONENTS<text:tab/>27</text:p>
          <text:p text:style-name="P37">3.5.1<text:tab/>Intercept Processor<text:tab/>27</text:p>
          <text:p text:style-name="P37">3.5.2<text:tab/>Intercept Filters<text:tab/>30</text:p>
          <text:p text:style-name="P37">3.5.3<text:tab/>SERVICE COMPONENTS<text:tab/>56</text:p>
          <text:p text:style-name="P37">3.5.4<text:tab/>Configurator<text:tab/>56</text:p>
          <text:p text:style-name="P37">3.5.5<text:tab/>Operating System Services<text:tab/>59</text:p>
          <text:p text:style-name="P36">3.6<text:tab/>FILTER INTERFACE COMPONENTS<text:tab/>65</text:p>
          <text:p text:style-name="P37">3.6.1<text:tab/>Process Exclusion Device Driver<text:tab/>65</text:p>
          <text:p text:style-name="P37">3.6.2<text:tab/>Device Driver Vetting Client<text:tab/>67</text:p>
          <text:p text:style-name="P36">3.7<text:tab/>KERNEL-MODULE APPLICATION-CONTROL COMPONENTS<text:tab/>68</text:p>
          <text:p text:style-name="P37">3.7.1<text:tab/>General<text:tab/>68</text:p>
          <text:p text:style-name="P37">3.7.2<text:tab/>Abstract Interfaces<text:tab/>69</text:p>
          <text:p text:style-name="P37">3.7.3<text:tab/>Intercept components: TALPA-syscall<text:tab/>70</text:p>
          <text:p text:style-name="P37">3.7.4<text:tab/>Intercept components: TALPA-lsm<text:tab/>71</text:p>
          <text:p text:style-name="P37">3.7.5<text:tab/>Intercept components: TALPA-vfshook<text:tab/>72</text:p>
          <text:p text:style-name="P37">3.7.6<text:tab/>Core components: TALPA-core<text:tab/>72</text:p>
          <text:p text:style-name="P37">3.7.7<text:tab/>Core components: TALPA-linux<text:tab/>74</text:p>
          <text:p text:style-name="P37">3.7.8<text:tab/>Filter interface components: TALPA-vcdevice<text:tab/>75</text:p>
          <text:p text:style-name="P37">3.7.9<text:tab/>Filter interface components: TALPA-pedevice<text:tab/>76</text:p>
          <text:p text:style-name="P35">4<text:tab/>Dynamic behaviour<text:tab/>77</text:p>
          <text:p text:style-name="P37">4.0.1<text:tab/>Normal Vetting Operation<text:tab/>78</text:p>
          <text:p text:style-name="P37">4.0.2<text:tab/>Timeout during scan<text:tab/>79</text:p>
          <text:p text:style-name="P37">4.0.3<text:tab/>Entering and Leaving degraded mode<text:tab/>80</text:p>
          <text:p text:style-name="P35">5<text:tab/>Interface specification<text:tab/>81</text:p>
          <text:p text:style-name="P36">5.1<text:tab/>Configuration &amp; dynamic configuration<text:tab/>81</text:p>
          <text:p text:style-name="P37">5.1.1<text:tab/>General<text:tab/>81</text:p>
          <text:p text:style-name="P37">5.1.2<text:tab/>Readable parameters<text:tab/>81</text:p>
          <text:p text:style-name="P37">5.1.3<text:tab/>Writeable parameters<text:tab/>84</text:p>
          <text:p text:style-name="P36">5.2<text:tab/>TALPA Vetting Client Protocol<text:tab/>87</text:p>
          <text:p text:style-name="P37">5.2.1<text:tab/>General<text:tab/>87</text:p>
          <text:p text:style-name="P37">5.2.2<text:tab/>Protocol Basics<text:tab/>87</text:p>
          <text:p text:style-name="P37">5.2.3<text:tab/>Packet Basics<text:tab/>87</text:p>
          <text:p text:style-name="P37">5.2.4<text:tab/>OK<text:tab/>89</text:p>
          <text:p text:style-name="P37">5.2.5<text:tab/>FAIL<text:tab/>89</text:p>
          <text:p text:style-name="P37">5.2.6<text:tab/>Register<text:tab/>89</text:p>
          <text:p text:style-name="P37">5.2.7<text:tab/>De-register<text:tab/>89</text:p>
          <text:p text:style-name="P37">5.2.8<text:tab/>Set-Wait-Timeout<text:tab/>89</text:p>
          <text:p text:style-name="P37">5.2.9<text:tab/>Obtain-Vetting-Details <text:tab/>90</text:p>
          <text:p text:style-name="P37">5.2.10<text:tab/>File/FileSystem Vetting-Details / Ext-Vetting-Details<text:tab/>91</text:p>
          <text:p text:style-name="P37">5.2.11<text:tab/>Vetting-Response<text:tab/>94</text:p>
          <text:p text:style-name="P37">5.2.12<text:tab/>Ext-Details-Only<text:tab/>95</text:p>
          <text:p text:style-name="P37">5.2.13<text:tab/>StreamData<text:tab/>95</text:p>
          <text:p text:style-name="P37">5.2.14<text:tab/>StreamLength<text:tab/>95</text:p>
          <text:p text:style-name="P37">5.2.15<text:tab/>StreamSeek<text:tab/>95</text:p>
          <text:p text:style-name="P37">5.2.16<text:tab/>StreamRead<text:tab/>95</text:p>
          <text:p text:style-name="P37">5.2.17<text:tab/>StreamWrite<text:tab/>96</text:p>
          <text:p text:style-name="P37">5.2.18<text:tab/>StreamReadAt/StreamWriteAt<text:tab/>96</text:p>
          <text:p text:style-name="P37">5.2.19<text:tab/>StreamUnlinkFile<text:tab/>96</text:p>
          <text:p text:style-name="P37">5.2.20<text:tab/>StreamTruncate<text:tab/>96</text:p>
          <text:p text:style-name="P36">5.3<text:tab/>TALPA Vetting Client (Device file)<text:tab/>98</text:p>
          <text:p text:style-name="P37">5.3.1<text:tab/>General<text:tab/>98</text:p>
          <text:p text:style-name="P37">5.3.2<text:tab/>Protocol Notes<text:tab/>98</text:p>
          <text:p text:style-name="P37">5.3.3<text:tab/>Open()<text:tab/>98</text:p>
          <text:p text:style-name="P37">5.3.4<text:tab/>Write()<text:tab/>98</text:p>
          <text:p text:style-name="P37">5.3.5<text:tab/>Read()<text:tab/>98</text:p>
          <text:p text:style-name="P37">5.3.6<text:tab/>Ioctl()<text:tab/>98</text:p>
          <text:p text:style-name="P37">5.3.7<text:tab/>Close()<text:tab/>98</text:p>
          <text:p text:style-name="P36">5.4<text:tab/>TALPA Process Exclusion (Device file)<text:tab/>99</text:p>
          <text:p text:style-name="P37">5.4.1<text:tab/>Open<text:tab/>99</text:p>
          <text:p text:style-name="P37">5.4.2<text:tab/>Close<text:tab/>99</text:p>
          <text:p text:style-name="P37">5.4.3<text:tab/>IOCTL: Active<text:tab/>99</text:p>
          <text:p text:style-name="P37">5.4.4<text:tab/>IOCTL: idle<text:tab/>99</text:p>
          <text:p text:style-name="P35">6<text:tab/>Extending TALPA<text:tab/>100</text:p>
          <text:p text:style-name="P36">6.1<text:tab/>Interceptor<text:tab/>100</text:p>
          <text:p text:style-name="P36">6.2<text:tab/>Intercept filters<text:tab/>100</text:p>
          <text:p text:style-name="P36">6.3<text:tab/>Vetting clients<text:tab/>100</text:p>
          <text:p text:style-name="P37">6.3.1<text:tab/>Interface presentation<text:tab/>100</text:p>
          <text:p text:style-name="P35">7<text:tab/>Future Possibilities<text:tab/>102</text:p>
          <text:p text:style-name="P36">7.1<text:tab/>General<text:tab/>102</text:p>
          <text:p text:style-name="P36">7.2<text:tab/>Architecture<text:tab/>102</text:p>
          <text:p text:style-name="P36">7.3<text:tab/>Performance<text:tab/>102</text:p>
          <text:p text:style-name="P37">7.3.1<text:tab/>Vetting client/controller<text:tab/>102</text:p>
          <text:p text:style-name="P35">8<text:tab/>Known limitations<text:tab/>103</text:p>
          <text:p text:style-name="P36">8.1<text:tab/>Overview<text:tab/>103</text:p>
          <text:p text:style-name="P36">8.2<text:tab/>Intercept components<text:tab/>103</text:p>
          <text:p text:style-name="P36">8.3<text:tab/>Filter interface components<text:tab/>105</text:p>
          <text:p text:style-name="P36">8.4<text:tab/>Core components<text:tab/>105</text:p>
          <text:p text:style-name="P35">9<text:tab/>Licensing<text:tab/>106</text:p>
          <text:p text:style-name="P36">9.1<text:tab/>Introduction<text:tab/>106</text:p>
          <text:p text:style-name="P36">9.2<text:tab/>Licenses<text:tab/>106</text:p>
          <text:p text:style-name="P37">9.2.1<text:tab/>Summary<text:tab/>106</text:p>
          <text:p text:style-name="P37">9.2.2<text:tab/>Kernel module source<text:tab/>106</text:p>
          <text:p text:style-name="P37">9.2.3<text:tab/>TALPA vetting client interface<text:tab/>106</text:p>
          <text:p text:style-name="P37">9.2.4<text:tab/>Example code<text:tab/>107</text:p>
          <text:p text:style-name="P37">9.2.5<text:tab/>Documentation and design Files<text:tab/>107</text:p>
          <text:p text:style-name="P36">9.3<text:tab/>GNU General Public Licence<text:tab/>108</text:p>
          <text:p text:style-name="P36">9.4<text:tab/>GNU Free Documentation Licence<text:tab/>111</text:p>
          <text:p text:style-name="P36">9.5<text:tab/>New BSD Licence<text:tab/>114</text:p>
          <text:p text:style-name="P35"><text:tab/>Bibliography<text:tab/>115</text:p>
        </text:index-body>
      </text:table-of-content>
      <text:p text:style-name="P33"/>
      <text:h text:style-name="P38" text:outline-level="1">Introduction</text:h>
      <text:h text:style-name="Heading_20_2" text:outline-level="2">What's in a name?</text:h>
      <text:p text:style-name="P39">So what's all this 'TALPA' stuff then?</text:p>
      <text:p text:style-name="P40">Well its tenuous at best but I'll try to explain. The word TALPA comes from Genus <text:span text:style-name="T4">TALPA which is a European mole (Insectivora; Talpidae; Genus TALPA).</text:span></text:p>
      <text:p text:style-name="P39">But why a mole? </text:p>
      <text:p text:style-name="P41">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5">J</text:span>).</text:p>
      <text:p text:style-name="P41">I did say it was tenuous!</text:p>
      <text:p text:style-name="P42"><text:span text:style-name="T6">But honestly apart from the above, TALPA is a unique name within the open source community, and from searches appears to be unused, indeed not even partially referenced by another software project - w</text:span>hich is a tall order these days!</text:p>
      <text:h text:style-name="Heading_20_2" text:outline-level="2">Purpose</text:h>
      <text:p text:style-name="P41">The document describes the design of the TALPA kernel module and captures the design decisions and trade-off's that are made. This document also is the primary reference for specification of the interfaces.</text:p>
      <text:h text:style-name="Heading_20_2" text:outline-level="2">Scope</text:h>
      <text:p text:style-name="P41">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1">It is intended to be read by managers and software engineers involved in design, implementation or integration.</text:p>
      <text:h text:style-name="Heading_20_2" text:outline-level="2">Documentation</text:h>
      <text:p text:style-name="P33">All documentation has been produced using OpenOffice, and published as Adobe PDF.</text:p>
      <text:h text:style-name="Heading_20_2" text:outline-level="2">Models</text:h>
      <text:p text:style-name="P41">UML 2.0 is used throughout to describe the design. If you are unfamiliar with UML please refer to <text:span text:style-name="T7"><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7"> and </text:span><text:span text:style-name="T7"><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7">.</text:span></text:p>
      <text:p text:style-name="P42"><text:span text:style-name="T8">Where appropriate UML OCL (Object Constraint Language) is used to enhance the UML specification. If you are unfamiliar with OCL please refer to </text:span><text:span text:style-name="T8"><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9">.</text:span></text:p>
      <text:p text:style-name="P43">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1">The models referenced here were created using Sparx Systems Enterprise Architect v7.0 Corporate Edition, and are published as .EAP as well as XMI for maximum portability.</text:p>
      <text:h text:style-name="Heading_20_2" text:outline-level="2">Referenc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Version</text:p>
            </table:table-cell>
            <table:table-cell table:style-name="Table4.A1" office:value-type="string">
              <text:p text:style-name="P29">Date</text:p>
            </table:table-cell>
            <table:table-cell table:style-name="Table4.A1" office:value-type="string">
              <text:p text:style-name="P29">Name</text:p>
            </table:table-cell>
            <table:table-cell table:style-name="Table4.D1" office:value-type="string">
              <text:p text:style-name="P29">Source</text:p>
            </table:table-cell>
          </table:table-row>
        </table:table-header-rows>
        <table:table-row>
          <table:table-cell table:style-name="Table4.A2" office:value-type="float" office:value="0">
            <text:p text:style-name="P30">n/a</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Software Specification Model</text:p>
          </table:table-cell>
        </table:table-row>
      </table:table>
      <text:p text:style-name="Text_20_body"/>
      <text:h text:style-name="P38" text:outline-level="1">Overview</text:h>
      <text:h text:style-name="Heading_20_2" text:outline-level="2">Introduction</text:h>
      <text:p text:style-name="P44">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4"><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0">Once the TALPA kernel modules have been loaded external user-mode daemons may use a device driver interface (via the </text:span><text:span text:style-name="T11">DeviceDriverVettingClient</text:span><text:span text:style-name="T10">) to register as an interested party with the </text:span><text:span text:style-name="T11">VettingController</text:span><text:span text:style-name="T10">.</text:span></text:p>
      <text:p text:style-name="P44">When a process or thread executes one of the intercepted operations the <text:span text:style-name="T11">Interceptor </text:span>kicks in and directs the attempt to an <text:span text:style-name="T11">Intercept Processor</text:span>. The <text:span text:style-name="T11">InterceptProcessor </text:span>uses a set of <text:span text:style-name="T11">InterceptFilters </text:span>to decide whether to allow or deny the operation. One of these filters is the <text:span text:style-name="T11">VettingController.</text:span><text:span text:style-name="T10"> The </text:span><text:span text:style-name="T11">VettingController</text:span> will pass vetting requests to previously registered interested parties, and wait for a response. The response is then passed back to the <text:span text:style-name="T11">InterceptProcessor</text:span>. Once all the necessary filters have been called the decision is returned to the <text:span text:style-name="T11">Interceptor</text:span>, which in turn will allow or deny the operation.</text:p>
      <text:p text:style-name="P44">These components and their responsibilities are described in more detail below, and will be described in full in <text:s/>later sections of this document.</text:p>
      <text:p text:style-name="P45">A number of design decisions were taken regarding the architecture as it is now. And it is important to understand why these decisions were made and their impact on the design.</text:p>
      <text:p text:style-name="P46">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2">μ</text:span><text:span text:style-name="T10">s. </text:span>It was therefore decided that the 4-10<text:span text:style-name="T12">μ</text:span><text:span text:style-name="T10">s delay caused by an additional open() would be saved through other efficiencies through good quality design of the system itself.</text:span></text:p>
      <text:p text:style-name="P47">Because the open file descriptor is not passed to userspace it was decided that the communications with userspace should be provided using interchangeable components, thus allowing the VettingController to concentrate on mediation.</text:p>
      <text:p text:style-name="P48">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46">We shall now take a brief tour of the major components.</text:p>
      <text:h text:style-name="Heading_20_2" text:outline-level="2">Interceptor</text:h>
      <text:p text:style-name="Text_20_body">The <text:span text:style-name="T11">Interceptor</text:span> is responsible for either hooking the operating system 'syscall' table or interfacing with other hook mechanisms (such as LSM, VFS). When an interception occurs an <text:span text:style-name="T11">InterceptProcessor</text:span> is called to examine the attempted operation. The <text:span text:style-name="T11">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1">InterceptProcessor's </text:span>response is merely passed on.</text:p>
      <text:p text:style-name="Text_20_body">The <text:span text:style-name="T11">Interceptor </text:span>may be enabled or disabled, thus providing an overall enable/disable switch for the entire interception package.</text:p>
      <text:h text:style-name="Heading_20_2" text:outline-level="2">Intercept Processor</text:h>
      <text:p text:style-name="P44">This is a lightweight component, responsible for controlling examination and evaluation of the attempted filesystem operation. The <text:span text:style-name="T11">InterceptProcessor</text:span> maintains three collections of <text:span text:style-name="T11">InterceptFilters</text:span>; <text:span text:style-name="T11">evaluation-actions</text:span>, <text:span text:style-name="T11">allow-actions</text:span> and <text:span text:style-name="T11">deny-actions</text:span> collections. When an intercept is given to the <text:span text:style-name="T11">InterceptProcessor </text:span>for examination each filter defined in the <text:span text:style-name="T11">evaluation-actions</text:span> collection is called in turn. Each filter may then either allow, deny the operation or identify itself as 'indifferent' (next) or identify a timeout or error occurred and the filter did not complete. After the <text:span text:style-name="T11">evaluation-actions</text:span> collection has been processed a decision to allow or deny the operation will have been made. If an error occurred the filesystem operation is refused with the error provided as the reason, otherwise, each filter in either the <text:span text:style-name="T11">allow-actions</text:span> or <text:span text:style-name="T11">deny-actions</text:span> collections will be processed before the result of the examination is returned.</text:p>
      <text:h text:style-name="Heading_20_2" text:outline-level="2">Intercept Filters</text:h>
      <text:p text:style-name="P44"><text:span text:style-name="T11">InterceptFilters</text:span> are the decision making core of TALPA, and are based on the Strategy<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49">Degraded Mode Processor (evaluation-action)</text:p>
      <text:p text:style-name="P44">This is a stability filter. The <text:span text:style-name="T11">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4">allowed</text:span><text:span text:style-name="T15">,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49">Process Exclusion Processor (evaluation-action)</text:p>
      <text:p text:style-name="P46">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0">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46">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1">Operation Exclusion Processor (evaluation-action)</text:p>
      <text:p text:style-name="P46">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10">
        <text:list-item>
          <text:p text:style-name="P52">Open for write only</text:p>
        </text:list-item>
        <text:list-item>
          <text:p text:style-name="P52">Open for write or read-write with truncation</text:p>
        </text:list-item>
        <text:list-item>
          <text:p text:style-name="P52">Open for append only</text:p>
        </text:list-item>
        <text:list-item>
          <text:p text:style-name="P52">Close when opened read-only (already vetted!)</text:p>
        </text:list-item>
      </text:list>
      <text:p text:style-name="P53">Filesystem Exclusion Processor (evaluation-action)</text:p>
      <text:p text:style-name="P46">This filter screens out attempted filesystem operations on objects that do not require subsequent processing such as that provided by the <text:span text:style-name="T11">VettingController</text:span>. Exclusions may be provided based on</text:p>
      <text:list text:style-name="L11">
        <text:list-item>
          <text:p text:style-name="P54">File system type</text:p>
        </text:list-item>
        <text:list-item>
          <text:p text:style-name="P54">Simple pathname matching (directories/mount points/files)</text:p>
        </text:list-item>
      </text:list>
      <text:p text:style-name="P50">Typically the following special file types would be excluded from vetting by a virus scanner</text:p>
      <text:list text:style-name="L12">
        <text:list-item>
          <text:p text:style-name="P55">Directories</text:p>
        </text:list-item>
        <text:list-item>
          <text:p text:style-name="P55">Symbolic links</text:p>
        </text:list-item>
        <text:list-item>
          <text:p text:style-name="P55">Named pipes</text:p>
        </text:list-item>
        <text:list-item>
          <text:p text:style-name="P55">Named (bound) sockets</text:p>
        </text:list-item>
        <text:list-item>
          <text:p text:style-name="P55">Character devices</text:p>
        </text:list-item>
        <text:list-item>
          <text:p text:style-name="P55">Block devices</text:p>
        </text:list-item>
      </text:list>
      <text:p text:style-name="P56">When a filesystem operation attempt is evaluated for pathname exclusions by this filter, the absolute pathname will be used. Matching is based on simple left-right comparisons, with the following provisions:</text:p>
      <text:list text:style-name="L13">
        <text:list-item>
          <text:p text:style-name="P57">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58">File exclusions do not have a trailing pathname separator and both exclusion and the pathname must be matched in full.</text:p>
        </text:list-item>
      </text:list>
      <text:p text:style-name="P59">Cache</text:p>
      <text:p text:style-name="P46">The cache mechanism is used to enhance performance. Typically a subsequent filter (such as the <text:span text:style-name="T11">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0">Cache Check Processor (evaluation-action)</text:p>
      <text:p text:style-name="P61">Merely checks the cache for an entry. If an entry is found the filter responds indicating the operation attempt should be forcibly allowed, otherwise the response should indicate indifference.</text:p>
      <text:p text:style-name="P60">Cache Update Processor (allow-action and deny-action)</text:p>
      <text:p text:style-name="P61">Updates the cache in two circumstances. Firstly a new result is available and should be entered into the cache or secondly an operation has occurred which affects the cache - typically this will involve removal of the cache entry.</text:p>
      <text:p text:style-name="P62">Vetting Controller (evaluation-action)</text:p>
      <text:p text:style-name="P46">In practical terms the Vetting Controller provides a mechanism for passing vetting requests onto 3<text:span text:style-name="T13">rd</text:span> parties and allows them to provide a decision the attempted filesystem operation.</text:p>
      <text:p text:style-name="P46">The vetting controller thus provides a message routing system using client-server based principles, providing blocking, non-blocking and timed-blocking message interfaces.</text:p>
      <text:p text:style-name="P63">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1">VettingController </text:span>will return a TIMEOUT response.</text:p>
      <text:p text:style-name="P59">Syslog (evaluation-action)</text:p>
      <text:p text:style-name="P46">The filter is used mainly for debugging purposes. Every time this filter is invoked it records the information about the intercept to the system log.</text:p>
      <text:p text:style-name="P59">Denial Syslog (deny-action)</text:p>
      <text:p text:style-name="P46">This filter is similar to the Syslog filter, however it is designed to output information specifically related to a denial of access. Additional information will be logged describing why an operation was refused.</text:p>
      <text:h text:style-name="P64" text:outline-level="2">Device Drivers</text:h>
      <text:p text:style-name="P46">Two device driver interfaces will be provided by TALPA. </text:p>
      <text:p text:style-name="P46">The <text:span text:style-name="T11">DeviceDriverVettingClient </text:span><text:span text:style-name="T10">component provides </text:span>an externalised interface to the <text:span text:style-name="T11">VettingController</text:span>. Based on the Adapter<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46">The <text:span text:style-name="T11">ProcessExclusionDeviceDriver</text:span> component provides an externalised interface to the <text:span text:style-name="T11">ProcessExlusionProcessor</text:span>. This interface provides a standard I/O system API interface that may be used to set and unset process exclusions as described above.</text:p>
      <text:h text:style-name="P64" text:outline-level="2">Dynamic Configuration</text:h>
      <text:p text:style-name="P65">Every component will support a configuration interface providing support for procfs/sysctl. This allows each component to have its own configuration parameters without a centralised configuration mechanism.</text:p>
      <text:p text:style-name="P50">This means all components may be dynamically configured using the procfs/sysctl interface, providing a method of enabling/disabling interception, or filters on-the-fly.</text:p>
      <text:h text:style-name="Heading_20_2" text:outline-level="2">Kernel Modules</text:h>
      <text:p text:style-name="P50">All the functionality and components above are packaged in a number of kernel module object files, providing a flexible extensible change-tolerant system.</text:p>
      <text:h text:style-name="Heading_20_2" text:outline-level="2">Control Flow</text:h>
      <text:p text:style-name="P50">All activities of Talpa take place in the thread of control of some user-space process. Initialisation is done in the context of the insmod that loaded the Talpa modules. Configuration is done in the context of the process that wrote the configuration entry. The intercept filters run in the context of the process that initiated the operation. If external vetting is required the job is placed on a queue, and the next vetting client is woken up and processes the job (all in the vetting client's context), before returning the result to the original client process.</text:p>
      <text:p text:style-name="P50">At no point does Talpa use any kernel threads or independent flow of control. All operations are done in the context of the appropriate user-space process. </text:p>
      <text:h text:style-name="Heading_20_2" text:outline-level="2">Synchronization and Data protection</text:h>
      <text:p text:style-name="P50">All data that is shared between different flows of control (e.g. Cache, vetting requests, configuration information) is protected by locks. Control is never returned to user-space while locks are held. We never sleep while holding locks. Also holding of multiple locks is avoided (except where essential) to prevent dead-locks. All buffers that are passed to user-space are initialised with zeros, so that no data can be leaked.</text:p>
      <text:h text:style-name="P38" text:outline-level="1">Design specification</text:h>
      <text:h text:style-name="Heading_20_2" text:outline-level="2">Introduction</text:h>
      <text:p text:style-name="P50">This section describes in detail the TALPA architecture and design. It attempts to capture and explain some of the reasoning behind the major design decisions.</text:p>
      <text:p text:style-name="P46">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66"><text:span text:style-name="T6">OO design</text:span> sympathetic to the target implementation</text:p>
      <text:p text:style-name="P67">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1">n</text:span> implementations that support those interfaces, rather than n-level inheritance hierarchies using either interface or implementation inheritance.</text:p>
      <text:p text:style-name="P68">Based on highly-cohesive loosely-coupled components</text:p>
      <text:p text:style-name="P67">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68">Resilience to change and minimising propagation of change</text:p>
      <text:p text:style-name="P67">Through the careful use of encapsulation and abstract interfaces propagation of change should be minimised such that changes to the implementation of one component should <text:span text:style-name="T14">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67">It is this philosophy coupled with the highly-cohesive loosely-coupled component concept that helps ensure the ultimate stability of the code base and the design.</text:p>
      <text:p text:style-name="P68">Extensible</text:p>
      <text:p text:style-name="P67">The architecture should not resist change, but welcome extensibility whilst preserving the highest degree of resilience and stability. This is again the result of a focus upon encapsulation and widespread and diligent use of abstract interfaces.</text:p>
      <text:p text:style-name="P68">Performance</text:p>
      <text:p text:style-name="P67">TALPA should be considered and approached in a manner more in keeping with an embedded real-time system. In particular memory, CPU usage, speed/throughput and concurrency must be given due consideration throughout the design and implementation.</text:p>
      <text:p text:style-name="P69">This document will not duplicate the detailed information in the model. It will provide a reasonably detailed look at the model, but the intention of this document is to promote understanding.</text:p>
      <text:h text:style-name="P70" text:outline-level="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h>
      <text:p text:style-name="P50">Tiered architectures provide better stability of code/design and encourage greater re-use through the use of separation (loose coupling) and well-defined interfaces.</text:p>
      <text:p text:style-name="P50">TALPA will use a three tier software architecture. The architecture is based on a four tier concept, but as there is little sensible use for a domain layer it has been removed.</text:p>
      <text:p text:style-name="P46">The diagram below shows the division of major component groups into the architectural layers.</text:p>
      <text:p text:style-name="P46"/>
      <text:p text:style-name="P46"><draw:frame draw:style-name="fr3" draw:name="Graphic45" text:anchor-type="paragraph" svg:width="16.999cm" svg:height="9.222cm" draw:z-index="10"><draw:image xlink:href="Pictures/200003D900006C0300003A99BF1E8372.svm" xlink:type="simple" xlink:show="embed" xlink:actuate="onLoad"/></draw:frame></text:p>
      <text:p text:style-name="P46">Although this document will not describe the principles of tiered architectures in general it is worth explaining the basic 'features' of the architectural layers shown in the diagram above.</text:p>
      <text:p text:style-name="P66">Presentation layer</text:p>
      <text:p text:style-name="P71">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66">Application layer</text:p>
      <text:p text:style-name="P71">This is the heart of the system and typically encapsulates the logic that defines our system. In TALPA this is where the core functionality resides. This should be the layer that contains the most portable code.</text:p>
      <text:p text:style-name="P66">Services layer</text:p>
      <text:p text:style-name="P71">The services layer typically encapsulates databases, operating system services and features such as threading. With TALPA we will rely only on o/s services; more specifically the kernel API.</text:p>
      <text:p text:style-name="P46">One of the underlying principles of tiered architectures is that a package or component at one level may <text:span text:style-name="T14">only</text:span> have dependencies on packages/components in the same or lower layers. Failure to adhere to this <text:s/>results in spider-web systems which are difficult to maintain.</text:p>
      <text:p text:style-name="P72">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46">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3" text:outline-level="3">Component grouping</text:h>
      <text:p text:style-name="P63">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4">Intercept components</text:p>
      <text:p text:style-name="P75">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66">Filter Interface components</text:p>
      <text:p text:style-name="P75">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76">Core components</text:p>
      <text:p text:style-name="P75">This group contains the main functionality of TALPA; the intercept processor, filters and configuration objects.</text:p>
      <text:p text:style-name="P66">Service components</text:p>
      <text:p text:style-name="P75">This group contains the configuration classes and classes that are used to encapsulate operating system specifics, providing cross-platform support.</text:p>
      <text:p text:style-name="P77">Application-Control components</text:p>
      <text:p text:style-name="P78">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78">The kernel module components are described in detail later.</text:p>
      <text:h text:style-name="P73" text:outline-level="3">Physical component packaging</text:h>
      <text:p text:style-name="P65">The component packages and groups described above will be packaged into the following kernel-modules.</text:p>
      <text:p text:style-name="P79">Support components</text:p>
      <table:table table:name="Table43" table:style-name="Table43">
        <table:table-column table:style-name="Table43.A"/>
        <table:table-column table:style-name="Table43.B"/>
        <table:table-header-rows>
          <table:table-row>
            <table:table-cell table:style-name="Table43.A1" office:value-type="string">
              <text:p text:style-name="P80">talpa_syscallhook</text:p>
            </table:table-cell>
            <table:table-cell table:style-name="Table43.B1" office:value-type="string">
              <text:p text:style-name="P81">Support for Linux syscall table hooking.</text:p>
            </table:table-cell>
          </table:table-row>
        </table:table-header-rows>
        <table:table-row>
          <table:table-cell table:style-name="Table43.A2" office:value-type="string">
            <text:p text:style-name="P80">talpa_capability</text:p>
          </table:table-cell>
          <table:table-cell table:style-name="Table43.B2" office:value-type="string">
            <text:p text:style-name="P81">Linux LSM module which provides default capabilities and exports an interface for talpa_lsm.</text:p>
          </table:table-cell>
        </table:table-row>
        <table:table-row>
          <table:table-cell table:style-name="Table43.A2" office:value-type="string">
            <text:p text:style-name="P82">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2">talpa_pedconnector</text:p>
          </table:table-cell>
          <table:table-cell table:style-name="Table43.B2" office:value-type="string">
            <text:p text:style-name="Text_20_body">Used to connect talpa_pedevice with talpa_core and talpa_linux.</text:p>
          </table:table-cell>
        </table:table-row>
      </table:table>
      <text:p text:style-name="P83"/>
      <text:p text:style-name="P79">Intercept components</text:p>
      <table:table table:name="Table44" table:style-name="Table44">
        <table:table-column table:style-name="Table44.A"/>
        <table:table-column table:style-name="Table44.B"/>
        <table:table-header-rows>
          <table:table-row>
            <table:table-cell table:style-name="Table44.A1" office:value-type="string">
              <text:p text:style-name="P84">talpa_syscall</text:p>
            </table:table-cell>
            <table:table-cell table:style-name="Table44.B1" office:value-type="string">
              <text:p text:style-name="P81">Support for Linux 2.4 syscall interception</text:p>
            </table:table-cell>
          </table:table-row>
        </table:table-header-rows>
        <table:table-row>
          <table:table-cell table:style-name="Table44.A2" office:value-type="string">
            <text:p text:style-name="P82">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5">talpa_lsm</text:p>
          </table:table-cell>
          <table:table-cell table:style-name="Table44.B2" office:value-type="string">
            <text:p text:style-name="P86">Support for Linux 2.6 LSM and talpa_capability interception.</text:p>
          </table:table-cell>
        </table:table-row>
      </table:table>
      <text:p text:style-name="P81"/>
      <text:p text:style-name="P79">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2">talpa_pedevice</text:p>
            </table:table-cell>
            <table:table-cell table:style-name="Table45.B1" office:value-type="string">
              <text:p text:style-name="Text_20_body"><text:span text:style-name="T16">Support for a device-driver interface to the </text:span><text:span text:style-name="T17">ProcessExclusionProcessor</text:span><text:span text:style-name="T16">.</text:span></text:p>
            </table:table-cell>
          </table:table-row>
        </table:table-header-rows>
        <table:table-row>
          <table:table-cell table:style-name="Table45.A2" office:value-type="string">
            <text:p text:style-name="P82">talpa_vcdevice</text:p>
          </table:table-cell>
          <table:table-cell table:style-name="Table45.B2" office:value-type="string">
            <text:p text:style-name="Text_20_body"><text:span text:style-name="T16">Support for a device-driver interface to the </text:span><text:span text:style-name="T17">VettingController</text:span><text:span text:style-name="T16">.</text:span></text:p>
          </table:table-cell>
        </table:table-row>
      </table:table>
      <text:p text:style-name="P87"/>
      <text:p text:style-name="P88">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2">talpa_core</text:p>
            </table:table-cell>
            <table:table-cell table:style-name="Table46.B1" office:value-type="string">
              <text:p text:style-name="P86">Contains the standard intercept processor, intercept filters, and configuration code.</text:p>
            </table:table-cell>
          </table:table-row>
        </table:table-header-rows>
        <table:table-row>
          <table:table-cell table:style-name="Table46.A2" office:value-type="string">
            <text:p text:style-name="P82">talpa_linux<text:tab/></text:p>
          </table:table-cell>
          <table:table-cell table:style-name="Table46.B2" office:value-type="string">
            <text:p text:style-name="P86">Contains filesystem, and user personality service-layer operating system dependent code.</text:p>
          </table:table-cell>
        </table:table-row>
      </table:table>
      <text:p text:style-name="P81"><text:tab/><text:tab/></text:p>
      <text:p text:style-name="P89">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89"/>
      <text:h text:style-name="P90" text:outline-level="2">Design Overview</text:h>
      <text:h text:style-name="Heading_20_3" text:outline-level="3">Introduction</text:h>
      <text:p text:style-name="P40">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0">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0">The diagram below shows the main class packages within TALPA, the diagram covers the three architecture layers but does not cover the application-control classes (these are described below).</text:p>
      <text:p text:style-name="P40"><draw:frame draw:style-name="fr4" draw:name="graphics3" text:anchor-type="paragraph" svg:width="17cm" svg:height="13.908cm" draw:z-index="21"><draw:image xlink:href="Pictures/20000FCD0000A1C30000845A2C177ED1.svm" xlink:type="simple" xlink:show="embed" xlink:actuate="onLoad"/></draw:frame></text:p>
      <text:p text:style-name="P40">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0"/>
      <text:p text:style-name="P91">The application-control component code is shown in the diagram below.</text:p>
      <text:p text:style-name="P40"/>
      <text:p text:style-name="P40"><draw:frame draw:style-name="fr4" draw:name="graphics5" text:anchor-type="paragraph" svg:width="17cm" svg:height="11.291cm" draw:z-index="22"><draw:image xlink:href="Pictures/20000E4D0000C59000008338AB79B92E.svm" xlink:type="simple" xlink:show="embed" xlink:actuate="onLoad"/></draw:frame></text:p>
      <text:p text:style-name="P50">It should be noted from the diagrams that in accordance with the design principles implementation packages (concrete packages) do not rely upon each other, except for the module packages that contain the application-control classes.</text:p>
      <text:p text:style-name="P50">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0">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0">It would be relatively simple to extend the application-control code to provide dynamically switchable stub objects, thus allowing a simple configuration change via <text:span text:style-name="T11">procfs </text:span>to switch in or out the stub object. Such dynamic switching may be used to great effect when isolating code for debugging or 'triggered' debugging.</text:p>
      <text:h text:style-name="Heading_20_3" text:outline-level="3">Dynamic debugging</text:h>
      <text:p text:style-name="P40">In the same way stub object may be instantiated, so may debug objects. The preferred method of inserted code-level debugging would be to create proxy<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h text:style-name="P92" text:outline-level="2">INTERCEPT COMPONENTS</text:h>
      <text:h text:style-name="Heading_20_3" text:outline-level="3">Interceptor</text:h>
      <text:p text:style-name="Text_20_body"><draw:frame draw:style-name="fr3" draw:name="graphics6" text:anchor-type="paragraph" svg:width="10.866cm" svg:height="15.083cm" draw:z-index="23"><draw:image xlink:href="Pictures/2000013700002A7100003AEB33DFAD31.svm" xlink:type="simple" xlink:show="embed" xlink:actuate="onLoad"/></draw:frame></text:p>
      <text:p text:style-name="P93">HOW TO USE</text:p>
      <text:p text:style-name="P46">Instantiate a concrete interceptor, call <text:span text:style-name="T11">addInterceptProcessor()</text:span> with the <text:span text:style-name="T11">InterceptProcessor </text:span><text:span text:style-name="T10">that is </text:span>to receive the intercepted filesystem operation details, and then call <text:span text:style-name="T11">enable()</text:span>. When <text:span text:style-name="T11">enable()</text:span> is invoked the appropriate mechanism for hooking will be initialised and the <text:span text:style-name="T11">InterceptProcessor </text:span>will start receiving intercepts.</text:p>
      <text:p text:style-name="P46">To disable interception the <text:span text:style-name="T11">disable() </text:span>method should be invoked. It should be noted that the Interceptor is not responsible for the <text:span text:style-name="T11">InterceptProcessor</text:span>. It is the responsibility of the calling object to ensure that the <text:span text:style-name="T11">InterceptProcessor</text:span> exists as long as the <text:span text:style-name="T11">Interceptor</text:span> has a reference to it. Additionally the Interceptor will never destroy an <text:span text:style-name="T11">InterceptProcessor</text:span>.</text:p>
      <text:h text:style-name="P94" text:outline-level="4">Syscall-table Interceptor</text:h>
      <text:p text:style-name="P50"/>
      <text:p text:style-name="P95"><draw:frame draw:style-name="fr4" draw:name="graphics7" text:anchor-type="paragraph" svg:width="17cm" svg:height="10.555cm" draw:z-index="24"><draw:image xlink:href="Pictures/2000042000007D3D00004DC4D06FBBB6.svm" xlink:type="simple" xlink:show="embed" xlink:actuate="onLoad"/></draw:frame>The syscall-table interceptor provides support for Linux 2.4 kernels.</text:p>
      <text:p text:style-name="P46">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46">The syscall-table interceptor uses the talpa_syscallhook module to register it's hooks to be called by talpa_syscallhook as a system call authorisation mechanism. </text:p>
      <text:p text:style-name="P46">The diagram above clearly shows the TALPA interceptor functions providing authorisation hooks: <text:span text:style-name="T11">open()</text:span>, <text:span text:style-name="T11">close()</text:span>, <text:span text:style-name="T11">execve()</text:span>, <text:span text:style-name="T11">mount()</text:span>, <text:span text:style-name="T11">umount() and uselib()</text:span>.</text:p>
      <text:p text:style-name="P46">When an intercept occurs the <text:span text:style-name="T11">IFilesystemFactory</text:span> abstract factory is used to create an operating system independent objects that encapsulate the details of the operation. For a close operation the original function is invoked at this point. Then one of the <text:span text:style-name="T11">examine</text:span> methods of the <text:span text:style-name="T11">InterceptProcessor</text:span> then invoked as appropriate for the operation. For all operations except close, if the examine method returns ALLOW then the original function is invoked. Otherwise the operation is rejected.</text:p>
      <text:h text:style-name="P96" text:outline-level="4">LSM Interceptor</text:h>
      <text:p text:style-name="P46">Linux security Modules were made available from Linux 2.5.29, and given major release as the syscall-table hooking replacement in Linux 2.6 kernel.</text:p>
      <text:p text:style-name="P46"><draw:frame draw:style-name="fr4" draw:name="graphics8" text:anchor-type="paragraph" svg:width="17cm" svg:height="13.728cm" draw:z-index="25"><draw:image xlink:href="Pictures/200003EC000070FF00005B4228BAEE87.svm" xlink:type="simple" xlink:show="embed" xlink:actuate="onLoad"/></draw:frame></text:p>
      <text:p text:style-name="P46">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46">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0">TALPA provides an LSM module. Operation is similar to, but significantly simpler than the syscall-table interceptor.</text:p>
      <text:p text:style-name="P46">When an intercept occurs the <text:span text:style-name="T11">IFilesystemFactory</text:span> abstract factory is used to create an operating system independent objects that encapsulate the details of the operation. Then one of the <text:span text:style-name="T11">examine</text:span> methods of the <text:span text:style-name="T11">InterceptProcessor</text:span> then invoked as appropriate for the operation. If the examine method returns ALLOW then the operating system allows the access, otherwise the operation is rejected.</text:p>
      <text:h text:style-name="P96" text:outline-level="4">VFSHook Interceptor</text:h>
      <text:p text:style-name="P46"/>
      <text:p text:style-name="P46"><draw:frame draw:style-name="fr4" draw:name="graphics9" text:anchor-type="paragraph" svg:width="17cm" svg:height="12.875cm" draw:z-index="26"><draw:image xlink:href="Pictures/200003F90000762F000059824A5CC42C.svm" xlink:type="simple" xlink:show="embed" xlink:actuate="onLoad"/></draw:frame></text:p>
      <text:p text:style-name="P46">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1">talpa_syscallhook</text:span><text:span text:style-name="T10"> module beign lodaded with </text:span><text:span text:style-name="T11">hook_mask=mu</text:span><text:span text:style-name="T10"> because it uses its services to install it's </text:span><text:span text:style-name="T11">mount/umount</text:span><text:span text:style-name="T10"> hook. Therefore if </text:span><text:span text:style-name="T11">talpa_syscallhook</text:span><text:span text:style-name="T10"> is unable to hook the system call table it will fail to work. As of this writing (17.06.2005), it is not known for it to fail but it is still possible that the mechanism it uses to find hidden syscall table will not work on future 2.6 kernels.</text:span></text:p>
      <text:p text:style-name="P46"><text:span text:style-name="T10">What it does is, it finds a regular file on each mounted filesystem</text:span> and patches <text:span text:style-name="T11">struct file_operations</text:span><text:span text:style-name="T10"> (or temporarily </text:span><text:span text:style-name="T11">struct inode_operations</text:span><text:span text:style-name="T10">) so that our functions are called instead of filesystem's ones. It also intercepts </text:span><text:span text:style-name="T11">mount/umount</text:span><text:span text:style-name="T10"> operations and in that way catches addition of a new filesystem. </text:span></text:p>
      <text:p text:style-name="P46">When an intercept occurs the <text:span text:style-name="T11">IFilesystemFactory</text:span> abstract factory is used to create an operating system independent objects that encapsulate the details of the operation. Then one of the <text:span text:style-name="T11">examine</text:span> methods of the <text:span text:style-name="T11">InterceptProcessor</text:span> then invoked as appropriate for the operation. If the examine method returns ALLOW then the operating system allows the access, otherwise the operation is rejected.</text:p>
      <text:h text:style-name="P90" text:outline-level="2">CORE COMPONENTS</text:h>
      <text:h text:style-name="Heading_20_3" text:outline-level="3">Intercept Processor</text:h>
      <text:p text:style-name="P46"><text:span text:style-name="T10">Intercept Processors</text:span> may be used to evaluate an attempted filesystem operation.</text:p>
      <text:p text:style-name="P46"/>
      <text:p text:style-name="P46"><draw:frame draw:style-name="fr4" draw:name="graphics10" text:anchor-type="paragraph" svg:width="17cm" svg:height="10.661cm" draw:z-index="27"><draw:image xlink:href="Pictures/2000037B00007D2300004E7C80C64113.svm" xlink:type="simple" xlink:show="embed" xlink:actuate="onLoad"/></draw:frame></text:p>
      <text:p text:style-name="P97">HOW TO USE</text:p>
      <text:p text:style-name="P98">Instantiate a concrete processor. Add the required evaluation, allow and deny filters. The processor is now ready for use The <text:span text:style-name="T11">examine()</text:span> method is used to request the processor to examine a file or filesystem based operation. To call these methods, a <text:span text:style-name="T11">IFileInfo</text:span> or <text:span text:style-name="T11">IFlesystemInfo</text:span> must first be instantiated with the relevant details, and passed into <text:span text:style-name="T11">examine()</text:span>. The <text:span text:style-name="T11">examine()</text:span> method will return 0 if the operation should be allowed, or and error code (NZ) if it should be denied.</text:p>
      <text:p text:style-name="P99"/>
      <text:h text:style-name="P100" text:outline-level="4">StandardInterceptProcessor</text:h>
      <text:p text:style-name="P46">The <text:span text:style-name="T11">StandardInterceptProcessor </text:span>provides the default intercept processor functionality for TALPA. It is based on an execution of the Strategy<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46"><draw:frame draw:style-name="fr4" draw:name="graphics11" text:anchor-type="paragraph" svg:width="17cm" svg:height="13.854cm" draw:z-index="28"><draw:image xlink:href="Pictures/2000059B000091790000768DEDD3E730.svm" xlink:type="simple" xlink:show="embed" xlink:actuate="onLoad"/></draw:frame></text:p>
      <text:p text:style-name="P46">Configuration is provided through realisation of the <text:span text:style-name="T11">IConfigurable </text:span>interface.</text:p>
      <text:p text:style-name="P46">Once instantiated the <text:span text:style-name="T11">StandardInterceptProcessor</text:span> object may be passed into an <text:span text:style-name="T11">IConfigurator </text:span>object to allow dynamic configuration. The processor is then made ready for use by adding evaluation intercept filters. Allow and deny filters may be added as required.</text:p>
      <text:p text:style-name="P46">To request evaluation, a client calls one of the e<text:span text:style-name="T11">xamine()</text:span> methods. When an <text:span text:style-name="T11">examine()</text:span> method is called a new <text:span text:style-name="T11">EvaluationReportImpl</text:span> object is instantiated, and is passed the current value of <text:span text:style-name="T11">mNumConsecqutiveTimeouts</text:span>. The EvaluationReportImpl sets the initial <text:span text:style-name="T11">mRecommendedAction </text:span>to <text:span text:style-name="T11">EInterceptAction::Next</text:span>.</text:p>
      <text:p text:style-name="P46">The <text:span text:style-name="T11">StandardInterceptProcessor</text:span> will now call each intercept filters defined in <text:span text:style-name="T11">mEvaluationActions</text:span> in turn, passing in the <text:span text:style-name="T11">EvaluationReportImpl</text:span>. The filter evaluates the associated operation details and alters the recommended action in the evaluation report. If the action is still <text:span text:style-name="T11">EInterceptAction::Next </text:span><text:span text:style-name="T10">or</text:span><text:span text:style-name="T11"> EInterceptAction::Timeout </text:span><text:span text:style-name="T10">then processing of filters continues, otherwise the remaining evaluation filters will be skipped.</text:span></text:p>
      <text:p text:style-name="P46"><text:span text:style-name="T10">Once processing of the evaluation filters stops a decision has been reached; </text:span><text:span text:style-name="T11">EinterceptAction::Allow </text:span><text:span text:style-name="T10">and</text:span><text:span text:style-name="T11"> EinterceptAction::Next </text:span><text:span text:style-name="T10">will produce an 'allow' response.</text:span><text:span text:style-name="T11"> EinterceptAction::Deny, EinterceptAction::Error </text:span><text:span text:style-name="T10">or</text:span><text:span text:style-name="T11"> EInterceptAction::Timeout </text:span><text:span text:style-name="T10">will produce a 'deny' response. If the recommended action was </text:span><text:span text:style-name="T11">EInterceptAction::Timeout <text:s/></text:span><text:span text:style-name="T10">then the </text:span><text:span text:style-name="T11">mNumConsecqutiveTimeouts </text:span><text:span text:style-name="T10">is increased by one. Any other action will result in this value being reset.</text:span><text:span text:style-name="T11"> </text:span><text:span text:style-name="T10">With the decision made the intercept filters in either the </text:span><text:span text:style-name="T11">mAllowActions</text:span><text:span text:style-name="T10"> or </text:span><text:span text:style-name="T11">mDenyActions </text:span><text:span text:style-name="T10">collections are executed according to which response is to be made. </text:span></text:p>
      <text:p text:style-name="P47">Finally, the method returns <text:span text:style-name="T11">true</text:span> if an 'allow' response is required, otherwise it will return <text:span text:style-name="T11">false</text:span>.</text:p>
      <text:p text:style-name="P46">The <text:span text:style-name="T11">EvaluationReportImpl </text:span>is relatively straightforward. <text:span text:style-name="T11">CustomData</text:span> support is based on the use of the <text:span text:style-name="T11">EvaluationData</text:span> objects. When the <text:span text:style-name="T11">EvaluationReportImpl</text:span> is destroyed so must all of the <text:span text:style-name="T11">CustomData</text:span>. The <text:span text:style-name="T11">EvaluationData</text:span> objects will be stored in a double-linked list.</text:p>
      <text:h text:style-name="P73" text:outline-level="3">Intercept Filters</text:h>
      <text:p text:style-name="P50">As described above intercept filters are the major part of the embodiment of the Strategy<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0"/>
      <text:p text:style-name="P50"><draw:frame draw:style-name="fr4" draw:name="graphics12" text:anchor-type="paragraph" svg:width="17cm" svg:height="13.039cm" draw:z-index="29"><draw:image xlink:href="Pictures/2000041C00007134000056D4970B54A1.svm" xlink:type="simple" xlink:show="embed" xlink:actuate="onLoad"/></draw:frame></text:p>
      <text:p text:style-name="P101">HOW TO USE</text:p>
      <text:p text:style-name="P102">IInterceptFilter</text:p>
      <text:p text:style-name="P98">These objects are extremely simple to use, although they may encapsulate significantly complicated algorithms. They may be used by simply instantiating them and then invoking an examine() method, passing in both a report object and the operation details.</text:p>
      <text:p text:style-name="P98">Each filter may also be enabled/disabled independently of the <text:span text:style-name="T11">InterceptProcessor</text:span> that they are associated with. By default a filter is enabled, but this may be controlled using the <text:span text:style-name="T11">enable()</text:span> and <text:span text:style-name="T11">disable() </text:span>methods.</text:p>
      <text:p text:style-name="P102">IEvaluationReport</text:p>
      <text:p text:style-name="P98">The report object is used to store the response to the request, and the <text:span text:style-name="T11">CustomData </text:span>methods allow passing of data between filters. The <text:span text:style-name="T11">CustomData</text:span> storage mechanism provides a de-coupling of filters – thereby avoiding one filter from depending directly on another at code level. It is the responsibility of each individual <text:span text:style-name="T18">implementation to supply some method for storing the custom data that may be used to pass information between filters.</text:span></text:p>
      <text:p text:style-name="P103">To obtain the response to a particular request then the <text:span text:style-name="T11">getRecommendedAction()</text:span> method of the report object should be invoked.</text:p>
      <text:h text:style-name="P104" text:outline-level="4">Degraded Mode Processor</text:h>
      <text:p text:style-name="P105">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05"/>
      <text:p text:style-name="P105"><draw:frame draw:style-name="fr4" draw:name="graphics13" text:anchor-type="paragraph" svg:width="17cm" svg:height="12.067cm" draw:z-index="30"><draw:image xlink:href="Pictures/200003B700007AC00000572332E986BF.svm" xlink:type="simple" xlink:show="embed" xlink:actuate="onLoad"/></draw:frame></text:p>
      <text:p text:style-name="P105">The degraded mode processor also provides monitoring via the 'active' read-only configuration item. See the Interface specification for further details.</text:p>
      <text:h text:style-name="P104" text:outline-level="4">Process Exclusion Processor</text:h>
      <text:p text:style-name="P50">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0"/>
      <text:p text:style-name="P50"><draw:frame draw:style-name="fr4" draw:name="graphics14" text:anchor-type="paragraph" svg:width="17cm" svg:height="11.804cm" draw:z-index="31"><draw:image xlink:href="Pictures/2000040800007D5800005709BEEFF7CE.svm" xlink:type="simple" xlink:show="embed" xlink:actuate="onLoad"/></draw:frame></text:p>
      <text:p text:style-name="P50">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0">This behaviour allows on-demand and on-access virus scanners to use TALPA, without the performance of interaction issues.</text:p>
      <text:p text:style-name="P50">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94" text:outline-level="4">Filesystem Inclusion Processor</text:h>
      <text:p text:style-name="P50">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0">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0"/>
      <text:p text:style-name="P50"><draw:frame draw:style-name="fr4" draw:name="graphics15" text:anchor-type="paragraph" svg:width="17cm" svg:height="12.298cm" draw:z-index="32"><draw:image xlink:href="Pictures/200003A800007E4700005B5CB425729F.svm" xlink:type="simple" xlink:show="embed" xlink:actuate="onLoad"/></draw:frame></text:p>
      <text:p text:style-name="P50">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94" text:outline-level="4">Filesystem Object Exclusion Processor</text:h>
      <text:p text:style-name="P50">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0">When an examine method is invoked a number of checks are performed, these differ for files and filesystems.</text:p>
      <text:p text:style-name="P106">Files</text:p>
      <text:p text:style-name="P46">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06">Filesystems</text:p>
      <text:p text:style-name="P50">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0"/>
      <text:p text:style-name="P50"><draw:frame draw:style-name="fr4" draw:name="graphics16" text:anchor-type="paragraph" svg:width="17cm" svg:height="10.425cm" draw:z-index="33"><draw:image xlink:href="Pictures/200003F9000080AA00004EE6DE528BF0.svm" xlink:type="simple" xlink:show="embed" xlink:actuate="onLoad"/></draw:frame></text:p>
      <text:h text:style-name="P104" text:outline-level="4">Operation Exclusion Processor</text:h>
      <text:p text:style-name="P50">The Operation Exclusion Processor provides screening of individual types of operations. The filter will return an ALLOW for the following operations:</text:p>
      <text:list text:style-name="L10">
        <text:list-item text:start-value="1">
          <text:p text:style-name="P52">Open for write only</text:p>
        </text:list-item>
        <text:list-item>
          <text:p text:style-name="P52">Open for write or read-write with truncation</text:p>
        </text:list-item>
        <text:list-item>
          <text:p text:style-name="P52">Open with exclusive-create</text:p>
        </text:list-item>
        <text:list-item>
          <text:p text:style-name="P52">Open for append only</text:p>
        </text:list-item>
        <text:list-item>
          <text:p text:style-name="P52">Close when opened read-only (already vetted!)</text:p>
        </text:list-item>
      </text:list>
      <text:p text:style-name="P50">None of these operations allow the client process to read existing data in the file and therefore continuing the evaluation through the <text:span text:style-name="T11">VettingController</text:span> is probably inappropriate. The <text:span text:style-name="T11">OperationExclusionProcessor</text:span><text:span text:style-name="T19"> </text:span>has one configuration element; it may be enabled or disabled via procfs or sysctl. By default the <text:span text:style-name="T11">OperationExclusionProcessor </text:span>is enabled.</text:p>
      <text:p text:style-name="P50">This filter has no affect on filesystem operations and returns without action.</text:p>
      <text:p text:style-name="P50"/>
      <text:p text:style-name="P50"><draw:frame draw:style-name="fr4" draw:name="graphics17" text:anchor-type="paragraph" svg:width="17cm" svg:height="12.284cm" draw:z-index="34"><draw:image xlink:href="Pictures/200003B000007209000052661EDFC9C6.svm" xlink:type="simple" xlink:show="embed" xlink:actuate="onLoad"/></draw:frame></text:p>
      <text:p text:style-name="P50"/>
      <text:h text:style-name="P104" text:outline-level="4">Syslog</text:h>
      <text:p text:style-name="P50">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disabled.</text:p>
      <text:p text:style-name="P50"/>
      <text:p text:style-name="P50"><draw:frame draw:style-name="fr4" draw:name="graphics18" text:anchor-type="paragraph" svg:width="17cm" svg:height="12.7cm" draw:z-index="35"><draw:image xlink:href="Pictures/200003AA00006B650000503D24B24EDB.svm" xlink:type="simple" xlink:show="embed" xlink:actuate="onLoad"/></draw:frame></text:p>
      <text:h text:style-name="P94" text:outline-level="4">Denial Syslog</text:h>
      <text:p text:style-name="P46">The <text:span text:style-name="T11">DenialSyslog </text:span><text:span text:style-name="T19">filter </text:span>may be used to log every denied operation into the system log (typically /var/log/messages). The <text:span text:style-name="T11">DenialSyslog </text:span><text:span text:style-name="T19">filter </text:span>has one configuration element; it may be enabled or disabled via procfs or sysctl. By default the <text:span text:style-name="T11">DenialSyslog </text:span><text:span text:style-name="T19">filter </text:span>is enabled.</text:p>
      <text:p text:style-name="P50"><draw:frame draw:style-name="fr4" draw:name="graphics19" text:anchor-type="paragraph" svg:width="17cm" svg:height="12.684cm" draw:z-index="36"><draw:image xlink:href="Pictures/200003B800007273000055635DD182F2.svm" xlink:type="simple" xlink:show="embed" xlink:actuate="onLoad"/></draw:frame></text:p>
      <text:p text:style-name="P50"/>
      <text:h text:style-name="P104"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50">The cases of excluded and unsafe (e.g. permitted in degraded mode) might be handled by not having a cache entry. A check-in-progress state may be needed if we decide to optimise the case of near simultaneous access to the same file.</text:p>
      <text:p text:style-name="P50">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50">The device/inode number pair is believed to give a unique identifier for each file. For local devices this is true but for smb mounts the inode number seems to be “faked” based on the file path.</text:p>
      <text:p text:style-name="P50">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0">Statistically, the inode number is likely to be allocated from 1 and the device to be a pair of bytes each allocated from 0. A key of inode=0 and device=-1 could be used as a marker for an empty entry.</text:p>
      <text:p text:style-name="P50">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0">Keeping file lengths and/or mod times is not thought to be necessary.</text:p>
      <text:h text:style-name="Heading_20_5" text:outline-level="5">Design Choices 1 – Key lookup</text:h>
      <text:p text:style-name="P50">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0">If our case the data is small (1 bit) compared to the key (64 bits). Any history data or other overhead adds significantly to the cache size.</text:p>
      <text:p text:style-name="P50">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0">The only mechanisms (I know of) that can do an efficient lookup without a space overhead are direct mapping and a simple unchained hash. (A chained hash would be better but the 50% space overhead is too expensive.)</text:p>
      <text:p text:style-name="P50">While direct mapped n-way set-associative techniques are common in memory caches because of their simplicity, the overheads of a hash lookup are small as long as a simple hash is used (i.e. not a CRC based one) for significant pseudo-randomisation gain.</text:p>
      <text:p text:style-name="P50">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50">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0">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50">Choose a prime number m to be the number of cache entries kept. Choose a set size n and a prime number p such that n*p <text:span text:style-name="T20">»</text:span> m. Set r = 0. Keep st_dev and st_ino from the stat(2) return in an array of entries E[]. Initialise to –1,0 to represent no value stored.</text:p>
      <text:p text:style-name="P50">Calculate the hash index j = (st_dev*st_ino)%m. (Note = ((st_dev%m)*(st_ino%m))%m.)</text:p>
      <text:p text:style-name="P50">Set c = 0 and calculate the second hash s = (st_dev*st_ino)%p+1. (Note the +1 is important.)</text:p>
      <text:p text:style-name="P50">Take a read lock and examine E[j]. If it matches we are done and if unused we must virus test (saving j and s if worthwhile).</text:p>
      <text:p text:style-name="P50">If used but not matching then Examine E[(j+c*s)%m] for each c &lt; n and make the same tests, if find none we must also virus test as above.</text:p>
      <text:p text:style-name="P50">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50">For about 3000 unique entries in a 3000 entry table, you get the following fill ratios.</text:p>
      <text:p text:style-name="P50"><draw:frame draw:style-name="fr5" draw:name="Graphic5" text:anchor-type="paragraph" svg:width="14.063cm" svg:height="6.726cm" draw:z-index="2"><draw:image xlink:href="Pictures/200001C7000036FC00001A4007C63371.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0">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50"/>
      <text:p text:style-name="P50"/>
      <text:p text:style-name="P107">Number of Cache Entries Choice (p)</text:p>
      <text:p text:style-name="P50"><draw:frame draw:style-name="fr5" draw:name="Graphic6" text:anchor-type="paragraph" svg:width="14.651cm" svg:height="8.617cm" draw:z-index="3"><draw:image xlink:href="Pictures/200002F800003C0C000021B1CE970EF4.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0">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50">Repeat rates will be much lower than the sort of 80% usual for applications such as memory caches. Anything lower than a 50% repeat rate was not considered. This simple test was done by mixing a random selection from a group of 1000 files with test data for 500000 files on a 1 in n basis with a 25k entry cache.</text:p>
      <text:p text:style-name="P50"><draw:frame draw:style-name="fr5" draw:name="Graphic7" text:anchor-type="paragraph" svg:width="14.651cm" svg:height="6.726cm" draw:z-index="4"><draw:image xlink:href="Pictures/200001A000003AB400001A40DCD54FCE.wmf" xlink:type="simple" xlink:show="embed" xlink:actuate="onLoad"/></draw:frame>Graphs for n=2 and n=3 show only 3 points that were &gt;1% different, so the above is just the n=2 line.</text:p>
      <text:p text:style-name="P50"><draw:frame draw:style-name="fr5" draw:name="graphics37" text:anchor-type="paragraph" svg:width="14.651cm" svg:height="6.726cm" draw:z-index="54"><draw:image xlink:href="Pictures/200001A000003AB400001A40DCD54FCE.wmf" xlink:type="simple" xlink:show="embed" xlink:actuate="onLoad"/></draw:frame>Absolute Cache Size</text:p>
      <text:p text:style-name="P50">If we assume that 200K bytes can be allocated to the cache, then that is 25K entries. Thus a choice for p is 24989; for n=2 s is 12491 and n=3 s is 8329. These give the following graph (Fill ratio as above.).</text:p>
      <text:p text:style-name="P50"><draw:frame draw:style-name="fr5" draw:name="Graphic8" text:anchor-type="paragraph" svg:width="14.651cm" svg:height="6.876cm" draw:z-index="5"><draw:image xlink:href="Pictures/2000017500003F0C00001ADFCA434755.wmf" xlink:type="simple" xlink:show="embed" xlink:actuate="onLoad"/></draw:frame></text:p>
      <text:h text:style-name="P108" text:outline-level="5">Cache interface and implementation</text:h>
      <text:p text:style-name="Text_20_body">Cache interface is designed to support four main operations which are <text:span text:style-name="T11">find</text:span><text:span text:style-name="T10">, </text:span><text:span text:style-name="T11">add</text:span><text:span text:style-name="T10">, </text:span><text:span text:style-name="T11">clear</text:span><text:span text:style-name="T10">, and </text:span><text:span text:style-name="T11">purge</text:span><text:span text:style-name="T10">. Implementation which implements that interface closely follows previously described algorithm. On top of that, standard </text:span><text:span text:style-name="T11">IConfigurable</text:span><text:span text:style-name="T10"> interface is provided. </text:span></text:p>
      <text:p text:style-name="P109">By default, cache starts disabled and with no configured cacheable filesystem types. Number of entries and set size are set to optimum values from theoretical discussion.</text:p>
      <text:list text:style-name="L14">
        <text:list-header>
          <text:p text:style-name="P110"/>
        </text:list-header>
      </text:list>
      <text:p text:style-name="P50"><draw:frame draw:style-name="fr6" draw:name="Frame2" text:anchor-type="paragraph" svg:width="16.999cm" draw:z-index="16"><draw:text-box fo:min-height="14.065cm"><text:p text:style-name="UMLDiagram"><draw:frame draw:style-name="fr4" draw:name="graphics20" text:anchor-type="paragraph" svg:width="16.999cm" svg:height="14.901cm" draw:z-index="37"><draw:image xlink:href="Pictures/2000013F00005F0C0000535454762687.svm" xlink:type="simple" xlink:show="embed" xlink:actuate="onLoad"/></draw:frame>UMLDiagram <text:sequence text:ref-name="refUMLDiagram0" text:name="UMLDiagram" text:formula="ooow:UMLDiagram+1" style:num-format="1">1</text:sequence>Cache implementation</text:p></draw:text-box></draw:frame></text:p>
      <text:p text:style-name="P50"/>
      <text:h text:style-name="Heading_20_5" text:outline-level="5">Cache Eval filter</text:h>
      <text:p text:style-name="Text_20_body">Cache evaluation filter implements <text:span text:style-name="T11">IInterceptFilter</text:span><text:span text:style-name="T10"> interface and is intended to be put in the evaluation chain with the </text:span><text:span text:style-name="T11">StandardInterceptProcessor</text:span><text:span text:style-name="T10">. It's purpose is to check whether the examined file is already present in the cache and allow access to it. It does that on the following way: upon invocation of the </text:span><text:span text:style-name="T11">examineFile</text:span><text:span text:style-name="T10"> method, it extracts file's inode number and underlying block device major+minor numbers, and calls the </text:span><text:span text:style-name="T11">find</text:span><text:span text:style-name="T10"> method from the </text:span><text:span text:style-name="T11">ICache</text:span><text:span text:style-name="T10"> interface (which in turn checks if the file is present in the cache). Return code from that method determines the return code </text:span><text:span text:style-name="T11">examineFile</text:span><text:span text:style-name="T10"> will give to the caller. </text:span></text:p>
      <text:p text:style-name="Text_20_body"><text:span text:style-name="T11">ExamineFilesystem</text:span><text:span text:style-name="T10"> is not implemented.</text:span></text:p>
      <text:p text:style-name="P50"/>
      <text:p text:style-name="P50"><draw:frame draw:style-name="fr7" draw:name="Frame3" text:anchor-type="paragraph" svg:width="14.893cm" draw:z-index="17"><draw:text-box fo:min-height="9.647cm"><text:p text:style-name="UMLDiagram"><draw:frame draw:style-name="fr4" draw:name="graphics21" text:anchor-type="paragraph" svg:width="14.893cm" svg:height="9.022cm" draw:z-index="38"><draw:image xlink:href="Pictures/200001EB000087D30000524C0BC28994.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0"/>
      <text:h text:style-name="Heading_20_5" text:outline-level="5">Cache Allow filter</text:h>
      <text:p text:style-name="Text_20_body">Cache allow filter implements <text:span text:style-name="T11">IInterceptFilter</text:span> interface and is intended to be put in the allow chain with the <text:span text:style-name="T11">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1">ExamineFilesystem</text:span> is used to purge all cached files from a given device upon unmount.</text:p>
      <text:p text:style-name="Text_20_body"/>
      <text:h text:style-name="Heading_20_5" text:outline-level="5">Cache Deny filter</text:h>
      <text:p text:style-name="P50">Cache deny filter implements <text:span text:style-name="T11">IInterceptFilter</text:span> interface and is intended to be put in the deny chain with the <text:span text:style-name="T11">StandardInterceptProcessor</text:span>. </text:p>
      <text:p text:style-name="P45">Only purpose of this filter is to delete cache entries when access to files is denied by external decision.</text:p>
      <text:p text:style-name="P50"><text:span text:style-name="T11">ExamineFilesystem</text:span> is used to purge all cached files from a given device upon unmount.</text:p>
      <text:list text:style-name="L14" text:continue-numbering="true">
        <text:list-header>
          <text:p text:style-name="P110"/>
        </text:list-header>
      </text:list>
      <text:p text:style-name="P50"/>
      <text:h text:style-name="P104"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5">The VettingController provides 8 groups of registered clients and intercepted operations will be routed to one of these groups (the default being group 0). Clients register with a group and will vet operations that are routed to the group.</text:p>
      <text:p text:style-name="P45"><text:s/>When the VettingController disabled existing requests will be serviced to completion.</text:p>
      <text:p text:style-name="P45"/>
      <text:p text:style-name="P111"><draw:frame draw:style-name="fr4" draw:name="graphics22" text:anchor-type="paragraph" svg:width="17cm" svg:height="15.362cm" draw:z-index="39"><draw:image xlink:href="Pictures/200007FB0000B48B0000A3264E37C389.svm" xlink:type="simple" xlink:show="embed" xlink:actuate="onLoad"/></draw:frame></text:p>
      <text:p text:style-name="P111">The VettingController is, in essence, focused on mediating and coordinating the examine() methods invoked by the intercepted process and the obtainVettingDetails() and vettingResponse() methods invoked by the vetting clients. </text:p>
      <text:p text:style-name="P111"/>
      <text:p text:style-name="P112">For clients the VettingController provides an IvettingServer interface. This may be used by clients to provide vetting services.</text:p>
      <text:p text:style-name="P113"><draw:frame draw:style-name="fr4" draw:name="graphics23" text:anchor-type="paragraph" svg:width="17cm" svg:height="15.48cm" draw:z-index="40"><draw:image xlink:href="Pictures/2000090B00008B7500007EFF8976692E.svm" xlink:type="simple" xlink:show="embed" xlink:actuate="onLoad"/></draw:frame></text:p>
      <text:h text:style-name="P73" text:outline-level="3">SERVICE COMPONENTS</text:h>
      <text:h text:style-name="Heading_20_3" text:outline-level="3">Configurator</text:h>
      <text:p text:style-name="P89">The <text:span text:style-name="T11">Configurator </text:span>is based loosely on the Observer (a.k.a Publish-Subscribe) design pattern<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3">rd</text:span> party piece of code to determine how objects should be configured; either the <text:span text:style-name="T11">IConfigurable </text:span>interface may invoked directly on any object that supports it, or the target object may be passed into an <text:span text:style-name="T11">IConfigurator</text:span> for 'anonymous-push' based configuration.</text:p>
      <text:p text:style-name="P48"><draw:frame draw:style-name="fr3" draw:name="graphics24" text:anchor-type="paragraph" svg:width="12.936cm" svg:height="16.374cm" draw:z-index="41"><draw:image xlink:href="Pictures/200001310000328800003FF70AF7F1DA.svm" xlink:type="simple" xlink:show="embed" xlink:actuate="onLoad"/></draw:frame></text:p>
      <text:p text:style-name="P97">HOW TO USE</text:p>
      <text:p text:style-name="P114">IConfigurator</text:p>
      <text:p text:style-name="P40">The Configurator is easy to use. Simply instantiate a concrete Configurator. Objects that support <text:span text:style-name="T11">IConfigurable</text:span> may then attached to the <text:span text:style-name="T11">IConfigurator</text:span> by invoking <text:span text:style-name="T11">attach()</text:span>. When configuration of an object is no longer required <text:span text:style-name="T11">detach()</text:span> may be called.</text:p>
      <text:p text:style-name="P114">IConfigurable</text:p>
      <text:p text:style-name="P40">An object that wishes to support configuration may do so by implementing the <text:span text:style-name="T11">IConfigurable </text:span>interface. It should be noted that the return from a<text:span text:style-name="T11">ll</text:span>() is a single dataset that exists for the lifetime of the object, and provides a read-only view of the object's configuration data. </text:p>
      <text:p text:style-name="P40">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1">'Whenever its internal configuration changes, the changes are reflected immediately in the externalised representation'</text:span>.</text:p>
      <text:p text:style-name="P40">This situation has been deemed acceptable, thus avoiding having the object that implements this interface from telling observers about changes. Because of this it is intended that this externalisation of state </text:p>
      <text:h text:style-name="P100" text:outline-level="4">Configurators</text:h>
      <text:p text:style-name="P40">The <text:span text:style-name="T11">ProcfsConfigurator </text:span>provides mediation between the sysctl/procfs and individual objects that implement an <text:span text:style-name="T11">IConfigurable </text:span>interface. This ultimately provides a highly-configurable but loosely-coupled configuration system.</text:p>
      <text:p text:style-name="P40"/>
      <text:p text:style-name="P40"><draw:frame draw:style-name="fr4" draw:name="graphics25" text:anchor-type="paragraph" svg:width="17cm" svg:height="12.442cm" draw:z-index="42"><draw:image xlink:href="Pictures/200002C700008719000062E1A9A31E04.svm" xlink:type="simple" xlink:show="embed" xlink:actuate="onLoad"/></draw:frame></text:p>
      <text:p text:style-name="P48"><text:span text:style-name="T11">IConfigurable</text:span> objects are provided to the <text:span text:style-name="T11">ProcfsConfigurator</text:span> through the <text:span text:style-name="T11">attach()</text:span> method, and a removed from the configuration system via the <text:span text:style-name="T11">detach() </text:span>method.</text:p>
      <text:p text:style-name="P48">Every object that is attached to the <text:span text:style-name="T11">ProcfsConfigurator</text:span> is allocated an ID and a reference stored in mItems.</text:p>
      <text:p text:style-name="P48">The /proc directory will have the following structure:</text:p>
      <text:p text:style-name="P115">/proc/sys/talpa/interceptors/&lt;name&gt;/&lt;elements&gt;</text:p>
      <text:p text:style-name="P115">/proc/sys/talpa/intercept-processors/&lt;name&gt;/&lt;elements&gt;</text:p>
      <text:p text:style-name="P115">/proc/sys/talpa/intercept-filters/&lt;name&gt;/&lt;elements&gt;</text:p>
      <text:p text:style-name="P115">/proc/sys/talpa/filter-ifaces/&lt;name&gt;/&lt;elements&gt;</text:p>
      <text:p text:style-name="P116">Where &lt;name&gt; is obtained from <text:span text:style-name="T11">IConfigurable::name()</text:span> and the elements are defined on the list returned by <text:span text:style-name="T11">IConfigurable::all()</text:span>. The configuration data will be placed in a directory underneath /proc/sys/talpa, which is chosen <text:s/>in accordance with the <text:span text:style-name="T11">EConfigurationGroup</text:span> specified to the <text:span text:style-name="T11">attach() </text:span>method.</text:p>
      <text:p text:style-name="P69">Internal data structures (<text:span text:style-name="T11">configurationData</text:span>) are used to support the operating system procfs. At no point is the <text:span text:style-name="T11">IConfigurable</text:span> object nor its internals exposed to the fact it is being configured by a procfs system. These structures are <text:s/>stored in <text:span text:style-name="T11">mConfigurationData </text:span>and will be allocated, reallocated, or deallocated as required in order to accommodate any <text:span text:style-name="T11">attach()</text:span>/<text:span text:style-name="T11">detach()</text:span> operations.</text:p>
      <text:p text:style-name="P117"><text:span text:style-name="T6">The </text:span><text:span text:style-name="T21">procModify()</text:span><text:span text:style-name="T6"> and </text:span><text:span text:style-name="T21">ctlModify()</text:span><text:span text:style-name="T6"> methods are used to change the configuration data. The information passed to these methods allows identification of the </text:span><text:span text:style-name="T21">IConfigurable</text:span><text:span text:style-name="T6"> object, which will be located in </text:span><text:span text:style-name="T21">mConfig</text:span><text:span text:style-name="T6">. The </text:span><text:span text:style-name="T21">IConfigurable::set()</text:span><text:span text:style-name="T6"> method will then be invoked, passing in the configuration name and the new value. It is this mechanism which allows <text:s/>anonymous modification of </text:span><text:span text:style-name="T21">IConfigurable</text:span><text:span text:style-name="T6"> objects' configuration data. </text:span>The <text:span text:style-name="T11">ConfigurationElement::value</text:span> string supplied via <text:span text:style-name="T11">IConfigurable::all()</text:span> is updated by the <text:span text:style-name="T11">IConfigurable</text:span> object. As the <text:span text:style-name="T21">ProcfsConfigurator</text:span> already has a reference to the read-only data area – which was in turn passed onto procfs via the <text:span text:style-name="T11">mConfigurationData</text:span> data structures, the changes to the configuration (if any were indeed made – as validation may have refused the change) are immediately available.</text:p>
      <text:p text:style-name="P117">Other configurators use different mechanism for exporting configuration.</text:p>
      <text:h text:style-name="Heading_20_3" text:outline-level="3">Operating System Services</text:h>
      <text:p text:style-name="P117"/>
      <text:h text:style-name="Heading_20_4" text:outline-level="4">SystemInterfaces</text:h>
      <text:p text:style-name="P117">This package contains the main operating system interfaces. These typically will be any method used for IPC, or communicating with the kernel. However, these will ALWAYS be accessible via standard library calls.</text:p>
      <text:p text:style-name="P117"/>
      <text:p text:style-name="P117"><draw:frame draw:style-name="fr3" draw:name="Graphic22" text:anchor-type="paragraph" svg:width="3.046cm" svg:height="3.644cm" draw:z-index="11"><draw:image xlink:href="Pictures/2000007300000F2400001759ECCC1354.svm" xlink:type="simple" xlink:show="embed" xlink:actuate="onLoad"/></draw:frame></text:p>
      <text:p text:style-name="P118">TALPA currently only defines one system interface; <text:span text:style-name="T11">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17">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17"/>
      <text:p text:style-name="P117"/>
      <text:p text:style-name="P119">IFleInfo</text:p>
      <text:p text:style-name="P117">This interface encapsulates the concept of a file, and the file resides on a particular device. Most operations are fairly obvious, however, the less obvious ones are described below:</text:p>
      <text:p text:style-name="P120"><text:span text:style-name="T11">o</text:span><text:span text:style-name="T11">peration()</text:span><text:tab/>- Returns the type of operation that was attempted on the file. This will be <text:span text:style-name="T11">Open</text:span> or <text:span text:style-name="T11">Close</text:span>.</text:p>
      <text:p text:style-name="P120"><text:span text:style-name="T11">isWrit</text:span><text:span text:style-name="T11">able()</text:span><text:tab/>- Returns true if the file is currently open for write.</text:p>
      <text:p text:style-name="P120"><text:span text:style-name="T11">isWrit</text:span><text:span text:style-name="T11">ableAnywhere()</text:span><text:tab/>- Returns true if the file is currently open for write by ANY process on the system.</text:p>
      <text:p text:style-name="P119">IFilesystemInfo</text:p>
      <text:p text:style-name="P117">This interface encapsulates the concept of a FileSystem itself, again the filesystem resides on a particular device. Most operations are fairly obvious, however, the less obvious ones are described below:</text:p>
      <text:p text:style-name="P121"><text:span text:style-name="T11">o</text:span><text:span text:style-name="T11">peration()</text:span><text:tab/>- Returns the type of operation that was attempted on the file. This will be <text:span text:style-name="T11">Mount</text:span> or <text:span text:style-name="T11">Unmount</text:span>.</text:p>
      <text:h text:style-name="P104" text:outline-level="4"><draw:frame draw:style-name="fr3" draw:name="graphics26" text:anchor-type="paragraph" svg:width="15.617cm" svg:height="10.299cm" draw:z-index="43"><draw:image xlink:href="Pictures/2000036C00007B94000055B2949E7690.svm" xlink:type="simple" xlink:show="embed" xlink:actuate="onLoad"/></draw:frame>LinuxFilesystemImpl</text:h>
      <text:p text:style-name="P117">The LinuxFilesystemImpl package provides Linux specific implementations of the filesystem package.</text:p>
      <text:p text:style-name="P117"/>
      <text:p text:style-name="P117"><draw:frame draw:style-name="fr4" draw:name="graphics27" text:anchor-type="paragraph" svg:width="17cm" svg:height="11.575cm" draw:z-index="44"><draw:image xlink:href="Pictures/2000059500008D6D0000604E7B801BFA.svm" xlink:type="simple" xlink:show="embed" xlink:actuate="onLoad"/></draw:frame></text:p>
      <text:h text:style-name="P104" text:outline-level="4">Personality</text:h>
      <text:p text:style-name="P117">Just like the filesystem objects, the Personality encapsulate access to the different operating system kernel data structures. The Personality package focuses exclusively on user information such as their uid (User ID) and group id.</text:p>
      <text:p text:style-name="P117"/>
      <text:p text:style-name="P117"><draw:frame draw:style-name="fr3" draw:name="Graphic25" text:anchor-type="paragraph" svg:width="7.571cm" svg:height="8.615cm" draw:z-index="12"><draw:image xlink:href="Pictures/200000C200002C7000002B6644A55C44.svm" xlink:type="simple" xlink:show="embed" xlink:actuate="onLoad"/></draw:frame></text:p>
      <text:p text:style-name="P119">IPersonality</text:p>
      <text:p text:style-name="P117">This interface encapsulates the concept of a user. Most operations are fairly obvious and will not be described in this document. The model may examined if further information is necessary.</text:p>
      <text:p text:style-name="P119">IPersonalityFactory</text:p>
      <text:p text:style-name="P117">This factory interface only has one method: newPersonality(). The method will return the personality of the process that invoked the method.</text:p>
      <text:h text:style-name="P104" text:outline-level="4">LinuxPersonalityImpl</text:h>
      <text:p text:style-name="P117">The LinuxPersonalityImpl package provides Linux specific implementations of the Personality package.</text:p>
      <text:p text:style-name="P117"/>
      <text:p text:style-name="P69"><draw:frame draw:style-name="fr3" draw:name="Graphic26" text:anchor-type="paragraph" svg:width="11.845cm" svg:height="8.848cm" draw:z-index="13"><draw:image xlink:href="Pictures/2000018500003DA000002D236D516988.svm" xlink:type="simple" xlink:show="embed" xlink:actuate="onLoad"/></draw:frame></text:p>
      <text:p text:style-name="P69"/>
      <text:h text:style-name="P104" text:outline-level="4">ProcessAndThread</text:h>
      <text:p text:style-name="P117">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17"/>
      <text:p text:style-name="P117"><draw:frame draw:style-name="fr3" draw:name="Graphic41" text:anchor-type="paragraph" svg:width="6.07cm" svg:height="8.336cm" draw:z-index="14"><draw:image xlink:href="Pictures/200000D00000221600002B7DE8634237.svm" xlink:type="simple" xlink:show="embed" xlink:actuate="onLoad"/></draw:frame></text:p>
      <text:p text:style-name="P119">IThreadInfo</text:p>
      <text:p text:style-name="P117">This interface encapsulates the concept of a thread. Most operations are fairly obvious and will not be described in this document. The model may examined if further information is necessary.</text:p>
      <text:p text:style-name="P119">IProcessAndThreadFactory</text:p>
      <text:p text:style-name="P69">This factory interface only has one method: newThreadInfo(). The method will return the information object for the thread that invoked the method.</text:p>
      <text:h text:style-name="P122" text:outline-level="4">LinuxProcessAndThreadImpl</text:h>
      <text:p text:style-name="P69">The <text:span text:style-name="T11">LinuxProcessAndThreadImpl</text:span> package provides Linux specific implementations of the <text:span text:style-name="T11">ProcessAndThread</text:span> package. <text:span text:style-name="T10">It is expected that the </text:span><text:span text:style-name="T11">ThreadInfoImpl</text:span><text:span text:style-name="T10"> object is controlled by the factory as a singleton and that the methods will</text:span> examine the operating system structures rather than store data.</text:p>
      <text:p text:style-name="P69"><draw:frame draw:style-name="fr3" draw:name="Graphic42" text:anchor-type="paragraph" svg:width="12.564cm" svg:height="7.789cm" draw:z-index="15"><draw:image xlink:href="Pictures/2000020100005BFF0000390A25F4A6DA.svm" xlink:type="simple" xlink:show="embed" xlink:actuate="onLoad"/></draw:frame></text:p>
      <text:h text:style-name="P90" text:outline-level="2">FILTER INTERFACE COMPONENTS</text:h>
      <text:h text:style-name="P123" text:outline-level="3">Process Exclusion Device Driver</text:h>
      <text:p text:style-name="P48">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48"><draw:frame draw:style-name="fr4" draw:name="graphics28" text:anchor-type="paragraph" svg:width="17cm" svg:height="11.804cm" draw:z-index="45"><draw:image xlink:href="Pictures/2000040800007D5800005709C3A31630.svm" xlink:type="simple" xlink:show="embed" xlink:actuate="onLoad"/></draw:frame></text:p>
      <text:p text:style-name="P48">Clients use this driver by opening the device. This open causes a registration with the ProcessExclusionProcessor. The client may then user ioctl(2) with the following request:</text:p>
      <text:p text:style-name="P124">TLPPEIOC_IDLE</text:p>
      <text:p text:style-name="P124">TLPPEIOC_ACTIVE</text:p>
      <text:p text:style-name="P48">Setting the thread active will cause the whole process to be excluded from vetting, and conversely if set to idle the process operations will be vetted. When complete the thread simply closes the device, and a <text:span text:style-name="T11">deregister</text:span>() will occur on the ProcessExclusionProcessor.</text:p>
      <text:h text:style-name="P73" text:outline-level="3">Device Driver Vetting Client</text:h>
      <text:p text:style-name="P50">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48"/>
      <text:p text:style-name="P125"><draw:frame draw:style-name="fr4" draw:name="graphics29" text:anchor-type="paragraph" svg:width="17cm" svg:height="13.794cm" draw:z-index="46"><draw:image xlink:href="Pictures/2000033A00007EB1000066CB112AD5CA.svm" xlink:type="simple" xlink:show="embed" xlink:actuate="onLoad"/></draw:frame></text:p>
      <text:p text:style-name="P48">The use of the device interface presented by this class is described in detail in the interface specification section.</text:p>
      <text:p text:style-name="P48">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h text:style-name="P90" text:outline-level="2">KERNEL-MODULE APPLICATION-CONTROL COMPONENTS</text:h>
      <text:h text:style-name="P126" text:outline-level="3">General</text:h>
      <text:p text:style-name="P127">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0">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0">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3" text:outline-level="3">Abstract Interfaces</text:h>
      <text:p text:style-name="P128">The following Interfaces are realised by kernel-module components.</text:p>
      <text:p text:style-name="P128"/>
      <text:p text:style-name="P129">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30">Method</text:p>
          </table:table-cell>
          <table:table-cell table:style-name="Table5.A1" office:value-type="string">
            <text:p text:style-name="P130">Type</text:p>
          </table:table-cell>
          <table:table-cell table:style-name="Table5.C1" office:value-type="string">
            <text:p text:style-name="P130">Notes</text:p>
          </table:table-cell>
        </table:table-row>
        <table:table-row>
          <table:table-cell table:style-name="Table5.A2" office:value-type="string">
            <text:p text:style-name="P131">__init()</text:p>
          </table:table-cell>
          <table:table-cell table:style-name="Table5.A2" office:value-type="string">
            <text:p text:style-name="P131">public: <text:span text:style-name="T11">Integer </text:span><text:s/></text:p>
          </table:table-cell>
          <table:table-cell table:style-name="Table5.C2" office:value-type="string">
            <text:p text:style-name="P131">Provides <text:span text:style-name="T6">initialisation</text:span> of the module.<text:line-break/>Returns Z for success or NZ for failure. </text:p>
          </table:table-cell>
        </table:table-row>
        <table:table-row>
          <table:table-cell table:style-name="Table5.A2" office:value-type="string">
            <text:p text:style-name="P131">__exit()</text:p>
          </table:table-cell>
          <table:table-cell table:style-name="Table5.A2" office:value-type="string">
            <text:p text:style-name="P131">public: <text:span text:style-name="T11">Integer </text:span><text:s/></text:p>
          </table:table-cell>
          <table:table-cell table:style-name="Table5.C2" office:value-type="string">
            <text:p text:style-name="P131">Clean up prior to unload of the module.<text:line-break/>Returns Z for success or NZ for failure. </text:p>
          </table:table-cell>
        </table:table-row>
      </table:table>
      <text:p text:style-name="P132"/>
      <text:p text:style-name="P132"/>
      <text:p text:style-name="P133">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34">Method</text:p>
          </table:table-cell>
          <table:table-cell table:style-name="Table6.A1" office:value-type="string">
            <text:p text:style-name="P134">Type</text:p>
          </table:table-cell>
          <table:table-cell table:style-name="Table6.C1" office:value-type="string">
            <text:p text:style-name="P134">Notes</text:p>
          </table:table-cell>
        </table:table-row>
        <table:table-row>
          <table:table-cell table:style-name="Table6.A2" office:value-type="string">
            <text:p text:style-name="P135">configurator()</text:p>
          </table:table-cell>
          <table:table-cell table:style-name="Table6.A2" office:value-type="string">
            <text:p text:style-name="P135">public: I<text:span text:style-name="T11">Configurator</text:span></text:p>
          </table:table-cell>
          <table:table-cell table:style-name="Table6.C2" office:value-type="string">
            <text:p text:style-name="P135">Returns the current configuration object. </text:p>
          </table:table-cell>
        </table:table-row>
        <table:table-row>
          <table:table-cell table:style-name="Table6.A2" office:value-type="string">
            <text:p text:style-name="P135">interceptProcessor()</text:p>
          </table:table-cell>
          <table:table-cell table:style-name="Table6.A2" office:value-type="string">
            <text:p text:style-name="P135">public: I<text:span text:style-name="T11">InterceptProcessor</text:span></text:p>
          </table:table-cell>
          <table:table-cell table:style-name="Table6.C2" office:value-type="string">
            <text:p text:style-name="P135">Returns the object that intercepts should be passed to. </text:p>
          </table:table-cell>
        </table:table-row>
        <table:table-row>
          <table:table-cell table:style-name="Table6.A2" office:value-type="string">
            <text:p text:style-name="P135">vettingServer()</text:p>
          </table:table-cell>
          <table:table-cell table:style-name="Table6.A2" office:value-type="string">
            <text:p text:style-name="P135">public: I<text:span text:style-name="T11">VettingServer</text:span></text:p>
          </table:table-cell>
          <table:table-cell table:style-name="Table6.C2" office:value-type="string">
            <text:p text:style-name="P135">Returns the current VettingController. </text:p>
          </table:table-cell>
        </table:table-row>
        <table:table-row>
          <table:table-cell table:style-name="Table6.A2" office:value-type="string">
            <text:p text:style-name="P135">processExcluder()</text:p>
          </table:table-cell>
          <table:table-cell table:style-name="Table6.A2" office:value-type="string">
            <text:p text:style-name="P136"><text:span text:style-name="T22">public: </text:span><text:span text:style-name="T23">IProcessExcluder</text:span></text:p>
          </table:table-cell>
          <table:table-cell table:style-name="Table6.C2" office:value-type="string">
            <text:p text:style-name="P135">Returns the current ProcessExclusionProcessor.</text:p>
          </table:table-cell>
        </table:table-row>
      </table:table>
      <text:p text:style-name="P137"/>
      <text:p text:style-name="P138"/>
      <text:p text:style-name="P139">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40">Method</text:p>
          </table:table-cell>
          <table:table-cell table:style-name="Table13.A1" office:value-type="string">
            <text:p text:style-name="P140">Type</text:p>
          </table:table-cell>
          <table:table-cell table:style-name="Table13.C1" office:value-type="string">
            <text:p text:style-name="P140">Notes</text:p>
          </table:table-cell>
        </table:table-row>
        <table:table-row>
          <table:table-cell table:style-name="Table13.A2" office:value-type="string">
            <text:p text:style-name="P131">configurator()</text:p>
          </table:table-cell>
          <table:table-cell table:style-name="Table13.A2" office:value-type="string">
            <text:p text:style-name="Normal"><text:span text:style-name="T22">public: </text:span><text:span text:style-name="T23">IConfigurator</text:span></text:p>
          </table:table-cell>
          <table:table-cell table:style-name="Table13.C2" office:value-type="string">
            <text:p text:style-name="P131">Returns a configurator interface.</text:p>
          </table:table-cell>
        </table:table-row>
        <table:table-row>
          <table:table-cell table:style-name="Table13.A2" office:value-type="string">
            <text:p text:style-name="P131">systemRoot()</text:p>
          </table:table-cell>
          <table:table-cell table:style-name="Table13.A2" office:value-type="string">
            <text:p text:style-name="P131">public: <text:span text:style-name="T11">ISystemRoot</text:span></text:p>
          </table:table-cell>
          <table:table-cell table:style-name="Table13.C2" office:value-type="string">
            <text:p text:style-name="P131">Returns a system root interface.</text:p>
          </table:table-cell>
        </table:table-row>
        <table:table-row>
          <table:table-cell table:style-name="Table13.A2" office:value-type="string">
            <text:p text:style-name="P131">personalityFactory()</text:p>
          </table:table-cell>
          <table:table-cell table:style-name="Table13.A2" office:value-type="string">
            <text:p text:style-name="P131">public: <text:span text:style-name="T11">IPersonalityFactory </text:span><text:s/></text:p>
          </table:table-cell>
          <table:table-cell table:style-name="Table13.C2" office:value-type="string">
            <text:p text:style-name="P131">Returns a factory for the specific platform.</text:p>
          </table:table-cell>
        </table:table-row>
        <table:table-row>
          <table:table-cell table:style-name="Table13.A2" office:value-type="string">
            <text:p text:style-name="P131">filesystemFactory()</text:p>
          </table:table-cell>
          <table:table-cell table:style-name="Table13.A2" office:value-type="string">
            <text:p text:style-name="P131">public: <text:span text:style-name="T11">IFilesystemFactory</text:span></text:p>
          </table:table-cell>
          <table:table-cell table:style-name="Table13.C2" office:value-type="string">
            <text:p text:style-name="P131">Returns a factory for the specific platform.</text:p>
          </table:table-cell>
        </table:table-row>
        <table:table-row>
          <table:table-cell table:style-name="Table13.A2" office:value-type="string">
            <text:p text:style-name="P131">threadandprocessFactory()</text:p>
          </table:table-cell>
          <table:table-cell table:style-name="Table13.A2" office:value-type="string">
            <text:p text:style-name="P131">public: <text:span text:style-name="T11">IThreadAndProcessFactory</text:span></text:p>
          </table:table-cell>
          <table:table-cell table:style-name="Table13.C2" office:value-type="string">
            <text:p text:style-name="P131">Returns a factory for the specific platform.</text:p>
          </table:table-cell>
        </table:table-row>
      </table:table>
      <text:p text:style-name="P141"/>
      <text:h text:style-name="P142" text:outline-level="3">Intercept components: TALPA-syscall</text:h>
      <text:p text:style-name="P143">EXPORTED INTERFACES</text:p>
      <text:list text:style-name="L15">
        <text:list-item>
          <text:p text:style-name="P144">LinuxKernelModule</text:p>
        </text:list-item>
      </text:list>
      <text:p text:style-name="P143">STRUCTURE</text:p>
      <text:p text:style-name="P143"/>
      <text:p text:style-name="P143"><draw:frame draw:style-name="fr4" draw:name="graphics30" text:anchor-type="paragraph" svg:width="17cm" svg:height="15.039cm" draw:z-index="47"><draw:image xlink:href="Pictures/2000033200008872000078B7CD9C9CE5.svm" xlink:type="simple" xlink:show="embed" xlink:actuate="onLoad"/></draw:frame></text:p>
      <text:p text:style-name="P143">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30">Method</text:p>
          </table:table-cell>
          <table:table-cell table:style-name="Table8.A1" office:value-type="string">
            <text:p text:style-name="P130">Type</text:p>
          </table:table-cell>
          <table:table-cell table:style-name="Table8.C1" office:value-type="string">
            <text:p text:style-name="P130">Notes</text:p>
          </table:table-cell>
        </table:table-row>
        <table:table-row>
          <table:table-cell table:style-name="Table8.A2" office:value-type="string">
            <text:p text:style-name="P131"><text:s/>__init () <text:s/></text:p>
          </table:table-cell>
          <table:table-cell table:style-name="Table8.A2" office:value-type="string">
            <text:p text:style-name="P131">public: <text:span text:style-name="T11">Integer </text:span><text:s/></text:p>
          </table:table-cell>
          <table:table-cell table:style-name="Table8.C2" office:value-type="string">
            <text:p text:style-name="P131">Provides <text:span text:style-name="T6">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31"><text:s/>__exit () <text:s/></text:p>
          </table:table-cell>
          <table:table-cell table:style-name="Table8.A2" office:value-type="string">
            <text:p text:style-name="P131">public: <text:span text:style-name="T11">Integer </text:span><text:s/></text:p>
          </table:table-cell>
          <table:table-cell table:style-name="Table8.C2" office:value-type="string">
            <text:p text:style-name="P131">Clean up prior to unload of the module. Deregisters th SyscallInterceptImpl from the Configurator. Deletes the SyscallInterceptImpl and returns Z for success or NZ for failure. </text:p>
          </table:table-cell>
        </table:table-row>
      </table:table>
      <text:p text:style-name="P143"/>
      <text:h text:style-name="P145" text:outline-level="3">Intercept components: TALPA-lsm</text:h>
      <text:p text:style-name="P143">EXPORTED INTERFACES</text:p>
      <text:list text:style-name="L15">
        <text:list-item text:start-value="1">
          <text:p text:style-name="P144">LinuxKernelModule</text:p>
        </text:list-item>
      </text:list>
      <text:p text:style-name="P143">STRUCTURE</text:p>
      <text:p text:style-name="P143"/>
      <text:p text:style-name="P143"><draw:frame draw:style-name="fr4" draw:name="graphics31" text:anchor-type="paragraph" svg:width="17cm" svg:height="15.443cm" draw:z-index="48"><draw:image xlink:href="Pictures/200005E400009B5500008D1C7F791A92.svm" xlink:type="simple" xlink:show="embed" xlink:actuate="onLoad"/></draw:frame></text:p>
      <text:p text:style-name="P143">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30">Method</text:p>
          </table:table-cell>
          <table:table-cell table:style-name="Table9.A1" office:value-type="string">
            <text:p text:style-name="P130">Type</text:p>
          </table:table-cell>
          <table:table-cell table:style-name="Table9.C1" office:value-type="string">
            <text:p text:style-name="P130">Notes</text:p>
          </table:table-cell>
        </table:table-row>
        <table:table-row>
          <table:table-cell table:style-name="Table9.A2" office:value-type="string">
            <text:p text:style-name="P131"><text:s/>__init () <text:s/></text:p>
          </table:table-cell>
          <table:table-cell table:style-name="Table9.A2" office:value-type="string">
            <text:p text:style-name="P131">public: <text:span text:style-name="T11">Integer </text:span><text:s/></text:p>
          </table:table-cell>
          <table:table-cell table:style-name="Table9.C2" office:value-type="string">
            <text:p text:style-name="P131">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31"><text:s/>__exit () <text:s/></text:p>
          </table:table-cell>
          <table:table-cell table:style-name="Table9.A2" office:value-type="string">
            <text:p text:style-name="P131">public: <text:span text:style-name="T11">Integer </text:span><text:s/></text:p>
          </table:table-cell>
          <table:table-cell table:style-name="Table9.C2" office:value-type="string">
            <text:p text:style-name="P131">Clean up prior to unload of the module. Deregisters the LSMInterceptImpl from the Configurator. Deletes the LSMInterceptImpl and returns Z for success or NZ for failure.</text:p>
          </table:table-cell>
        </table:table-row>
      </table:table>
      <text:h text:style-name="P142" text:outline-level="3">Intercept components: TALPA-vfshook</text:h>
      <text:p text:style-name="P146">EXPORTED INTERFACES</text:p>
      <text:p text:style-name="P146">LinuxKernelModule</text:p>
      <text:p text:style-name="P146">STRUCTURE</text:p>
      <text:p text:style-name="P146"/>
      <text:p text:style-name="P146"><draw:frame draw:style-name="fr4" draw:name="graphics32" text:anchor-type="paragraph" svg:width="17cm" svg:height="13.82cm" draw:z-index="49"><draw:image xlink:href="Pictures/2000021C0000620E00004FB90D1DAD94.svm" xlink:type="simple" xlink:show="embed" xlink:actuate="onLoad"/></draw:frame></text:p>
      <text:p text:style-name="P143">INTERFACE DETAILS</text:p>
      <text:p text:style-name="P146"/>
      <table:table table:name="Table47" table:style-name="Table47">
        <table:table-column table:style-name="Table47.A"/>
        <table:table-column table:style-name="Table47.B"/>
        <table:table-column table:style-name="Table47.C"/>
        <table:table-row>
          <table:table-cell table:style-name="Table47.A1" office:value-type="string">
            <text:p text:style-name="P130">Method</text:p>
          </table:table-cell>
          <table:table-cell table:style-name="Table47.A1" office:value-type="string">
            <text:p text:style-name="P130">Type</text:p>
          </table:table-cell>
          <table:table-cell table:style-name="Table47.C1" office:value-type="string">
            <text:p text:style-name="P130">Notes</text:p>
          </table:table-cell>
        </table:table-row>
        <table:table-row>
          <table:table-cell table:style-name="Table47.A2" office:value-type="string">
            <text:p text:style-name="P131"><text:s/>__init () <text:s/></text:p>
          </table:table-cell>
          <table:table-cell table:style-name="Table47.A2" office:value-type="string">
            <text:p text:style-name="P131">public: <text:span text:style-name="T11">Integer </text:span><text:s/></text:p>
          </table:table-cell>
          <table:table-cell table:style-name="Table47.C2" office:value-type="string">
            <text:p text:style-name="P131">Provides initialisation of the module.<text:line-break/>Creates a new VFSHookInterceptImpl. Obtains the current InterceptProcessor from the TALPA-core and sets the interceptor to target it. Obtains the current Configurator from the TALPA-core, and registers the interceptor with it.<text:line-break/>Returns Z for success or NZ for failure.</text:p>
          </table:table-cell>
        </table:table-row>
        <table:table-row>
          <table:table-cell table:style-name="Table47.A2" office:value-type="string">
            <text:p text:style-name="P131"><text:s/>__exit () <text:s/></text:p>
          </table:table-cell>
          <table:table-cell table:style-name="Table47.A2" office:value-type="string">
            <text:p text:style-name="P131">public: <text:span text:style-name="T11">Integer </text:span><text:s/></text:p>
          </table:table-cell>
          <table:table-cell table:style-name="Table47.C2" office:value-type="string">
            <text:p text:style-name="P131">Clean up prior to unload of the module. Deregisters the VFSHookInterceptImpl from the Configurator. Deletes the interceptor and returns Z for success or NZ for failure.</text:p>
          </table:table-cell>
        </table:table-row>
      </table:table>
      <text:p text:style-name="P147"/>
      <text:h text:style-name="P126" text:outline-level="3">Core components: TALPA-core</text:h>
      <text:p text:style-name="P143">EXPORTED INTERFACES</text:p>
      <text:list text:style-name="L15">
        <text:list-item text:start-value="1">
          <text:p text:style-name="P144">Core-ApplicationControl</text:p>
        </text:list-item>
        <text:list-item>
          <text:p text:style-name="P144">LinuxKernelModule</text:p>
        </text:list-item>
      </text:list>
      <text:p text:style-name="P143">STRUCTURE</text:p>
      <text:p text:style-name="P143"><draw:frame draw:style-name="fr4" draw:name="graphics33" text:anchor-type="paragraph" svg:width="17cm" svg:height="14.997cm" draw:z-index="50"><draw:image xlink:href="Pictures/2000039D0000BA900000A497EF94246F.svm" xlink:type="simple" xlink:show="embed" xlink:actuate="onLoad"/></draw:frame></text:p>
      <text:p text:style-name="P143">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30">Method</text:p>
          </table:table-cell>
          <table:table-cell table:style-name="Table7.A1" office:value-type="string">
            <text:p text:style-name="P130">Type</text:p>
          </table:table-cell>
          <table:table-cell table:style-name="Table7.C1" office:value-type="string">
            <text:p text:style-name="P130">Notes</text:p>
          </table:table-cell>
        </table:table-row>
        <table:table-row>
          <table:table-cell table:style-name="Table7.A2" office:value-type="string">
            <text:p text:style-name="P131"><text:s/>__init () <text:s/></text:p>
          </table:table-cell>
          <table:table-cell table:style-name="Table7.A2" office:value-type="string">
            <text:p text:style-name="P131">public: <text:span text:style-name="T11">Integer </text:span><text:s/></text:p>
          </table:table-cell>
          <table:table-cell table:style-name="Table7.C2" office:value-type="string">
            <text:p text:style-name="P131">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31"><text:s/>__exit () <text:s/></text:p>
          </table:table-cell>
          <table:table-cell table:style-name="Table7.A2" office:value-type="string">
            <text:p text:style-name="P131">public: <text:span text:style-name="T11">Integer </text:span><text:s/></text:p>
          </table:table-cell>
          <table:table-cell table:style-name="Table7.C2" office:value-type="string">
            <text:p text:style-name="P131">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31">configurator () <text:s/></text:p>
          </table:table-cell>
          <table:table-cell table:style-name="Table7.A2" office:value-type="string">
            <text:p text:style-name="P131">public: <text:span text:style-name="T11">Configurator </text:span><text:s/></text:p>
          </table:table-cell>
          <table:table-cell table:style-name="Table7.C2" office:value-type="string">
            <text:p text:style-name="P131">Returns mConfiguration. </text:p>
          </table:table-cell>
        </table:table-row>
        <table:table-row>
          <table:table-cell table:style-name="Table7.A2" office:value-type="string">
            <text:p text:style-name="P131"><text:s/>interceptProcessor () <text:s/></text:p>
          </table:table-cell>
          <table:table-cell table:style-name="Table7.A2" office:value-type="string">
            <text:p text:style-name="P131">public: <text:span text:style-name="T11">InterceptProcessor </text:span><text:s/></text:p>
          </table:table-cell>
          <table:table-cell table:style-name="Table7.C2" office:value-type="string">
            <text:p text:style-name="P131">Returns mInterceptProcessorImpl. </text:p>
          </table:table-cell>
        </table:table-row>
        <table:table-row>
          <table:table-cell table:style-name="Table7.A2" office:value-type="string">
            <text:p text:style-name="P131"><text:s/>vettingServer () <text:s/></text:p>
          </table:table-cell>
          <table:table-cell table:style-name="Table7.A2" office:value-type="string">
            <text:p text:style-name="P131">public: <text:span text:style-name="T11">VettingServer </text:span><text:s/></text:p>
          </table:table-cell>
          <table:table-cell table:style-name="Table7.C2" office:value-type="string">
            <text:p text:style-name="P131">Returns mVettingController. </text:p>
          </table:table-cell>
        </table:table-row>
      </table:table>
      <text:h text:style-name="P142" text:outline-level="3">Core components: TALPA-linux</text:h>
      <text:p text:style-name="P143">EXPORTED INTERFACES</text:p>
      <text:list text:style-name="L15">
        <text:list-item text:start-value="1">
          <text:p text:style-name="P144">PortabilityApplicationControl</text:p>
        </text:list-item>
        <text:list-item>
          <text:p text:style-name="P144">LinuxKernelModule</text:p>
        </text:list-item>
      </text:list>
      <text:p text:style-name="P143">STRUCTURE</text:p>
      <text:p text:style-name="P146"><draw:frame draw:style-name="fr4" draw:name="graphics34" text:anchor-type="paragraph" svg:width="17cm" svg:height="16.595cm" draw:z-index="51"><draw:image xlink:href="Pictures/200003F100006A5B000067D3B9C988FA.svm" xlink:type="simple" xlink:show="embed" xlink:actuate="onLoad"/></draw:frame></text:p>
      <text:p text:style-name="P143">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30">Method</text:p>
          </table:table-cell>
          <table:table-cell table:style-name="Table12.A1" office:value-type="string">
            <text:p text:style-name="P130">Type</text:p>
          </table:table-cell>
          <table:table-cell table:style-name="Table12.C1" office:value-type="string">
            <text:p text:style-name="P130">Notes</text:p>
          </table:table-cell>
        </table:table-row>
        <table:table-row>
          <table:table-cell table:style-name="Table12.A2" office:value-type="string">
            <text:p text:style-name="P131"><text:s/>__init () <text:s/></text:p>
          </table:table-cell>
          <table:table-cell table:style-name="Table12.A2" office:value-type="string">
            <text:p text:style-name="P131">public: <text:span text:style-name="T11">Integer </text:span><text:s/></text:p>
          </table:table-cell>
          <table:table-cell table:style-name="Table12.C2" office:value-type="string">
            <text:p text:style-name="P131">Provides initialisation of the module.<text:line-break/>Returns Z for success or NZ for failure. </text:p>
          </table:table-cell>
        </table:table-row>
        <table:table-row>
          <table:table-cell table:style-name="Table12.A2" office:value-type="string">
            <text:p text:style-name="P131"><text:s/>__exit () <text:s/></text:p>
          </table:table-cell>
          <table:table-cell table:style-name="Table12.A2" office:value-type="string">
            <text:p text:style-name="P131">public: <text:span text:style-name="T11">Integer </text:span><text:s/></text:p>
          </table:table-cell>
          <table:table-cell table:style-name="Table12.C2" office:value-type="string">
            <text:p text:style-name="P131">Clean up prior to unload of the module.<text:line-break/>Returns Z for success or NZ for failure. </text:p>
          </table:table-cell>
        </table:table-row>
        <table:table-row>
          <table:table-cell table:style-name="Table12.A2" office:value-type="string">
            <text:p text:style-name="P131"><text:s/>personalityFactory () <text:s/></text:p>
          </table:table-cell>
          <table:table-cell table:style-name="Table12.A2" office:value-type="string">
            <text:p text:style-name="P131">public abstract: <text:span text:style-name="T11">IPersonalityFactory </text:span><text:s/></text:p>
          </table:table-cell>
          <table:table-cell table:style-name="Table12.C2" office:value-type="string">
            <text:p text:style-name="P131">Returns a factory for the specific platform.</text:p>
          </table:table-cell>
        </table:table-row>
        <table:table-row>
          <table:table-cell table:style-name="Table12.A2" office:value-type="string">
            <text:p text:style-name="P131"><text:s/>filesystemFactory () <text:s/></text:p>
          </table:table-cell>
          <table:table-cell table:style-name="Table12.A2" office:value-type="string">
            <text:p text:style-name="P131">public abstract: <text:span text:style-name="T11">IFilesystemFactory </text:span><text:s/></text:p>
          </table:table-cell>
          <table:table-cell table:style-name="Table12.C2" office:value-type="string">
            <text:p text:style-name="P131">Returns a factory for the specific platform.</text:p>
          </table:table-cell>
        </table:table-row>
      </table:table>
      <text:p text:style-name="P148"/>
      <text:h text:style-name="P142" text:outline-level="3">Filter interface components: TALPA-vcdevice</text:h>
      <text:p text:style-name="P143">EXPORTED INTERFACES</text:p>
      <text:list text:style-name="L15">
        <text:list-item text:start-value="1">
          <text:p text:style-name="P144">LinuxKernelModule</text:p>
        </text:list-item>
      </text:list>
      <text:p text:style-name="P143">STRUCTURE</text:p>
      <text:p text:style-name="P143"><draw:frame draw:style-name="fr4" draw:name="graphics35" text:anchor-type="paragraph" svg:width="17cm" svg:height="14.845cm" draw:z-index="52"><draw:image xlink:href="Pictures/2000028000005FC6000053A3E11EFD4E.svm" xlink:type="simple" xlink:show="embed" xlink:actuate="onLoad"/></draw:frame></text:p>
      <text:p text:style-name="P143">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30">Method</text:p>
          </table:table-cell>
          <table:table-cell table:style-name="Table10.A1" office:value-type="string">
            <text:p text:style-name="P130">Type</text:p>
          </table:table-cell>
          <table:table-cell table:style-name="Table10.C1" office:value-type="string">
            <text:p text:style-name="P130">Notes</text:p>
          </table:table-cell>
        </table:table-row>
        <table:table-row>
          <table:table-cell table:style-name="Table10.A2" office:value-type="string">
            <text:p text:style-name="P131"><text:s/>__init () <text:s/></text:p>
          </table:table-cell>
          <table:table-cell table:style-name="Table10.A2" office:value-type="string">
            <text:p text:style-name="P131">public: <text:span text:style-name="T11">Integer </text:span><text:s/></text:p>
          </table:table-cell>
          <table:table-cell table:style-name="Table10.C2" office:value-type="string">
            <text:p text:style-name="P131">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31"><text:s/>__exit () <text:s/></text:p>
          </table:table-cell>
          <table:table-cell table:style-name="Table10.A2" office:value-type="string">
            <text:p text:style-name="P131">public: <text:span text:style-name="T11">Integer </text:span><text:s/></text:p>
          </table:table-cell>
          <table:table-cell table:style-name="Table10.C2" office:value-type="string">
            <text:p text:style-name="P131">Clean up prior to unload of the module. Deregisters th DeviceDriverVettingClient from the Configurator. Deletes the DeviceDriverVettingClient and returns Z for success or NZ for failure. </text:p>
          </table:table-cell>
        </table:table-row>
      </table:table>
      <text:p text:style-name="P149"/>
      <text:p text:style-name="P149"/>
      <text:h text:style-name="P142" text:outline-level="3">Filter interface components: TALPA-pedevice</text:h>
      <text:p text:style-name="P143">EXPORTED INTERFACES</text:p>
      <text:list text:style-name="L15">
        <text:list-item text:start-value="1">
          <text:p text:style-name="P144">LinuxKernelModule</text:p>
        </text:list-item>
      </text:list>
      <text:p text:style-name="P143">STRUCTURE</text:p>
      <text:p text:style-name="P143"><draw:frame draw:style-name="fr4" draw:name="graphics36" text:anchor-type="paragraph" svg:width="17cm" svg:height="12.268cm" draw:z-index="53"><draw:image xlink:href="Pictures/2000022B000073E7000053A3E2817B0D.svm" xlink:type="simple" xlink:show="embed" xlink:actuate="onLoad"/></draw:frame></text:p>
      <text:p text:style-name="P143">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30">Method</text:p>
          </table:table-cell>
          <table:table-cell table:style-name="Table11.A1" office:value-type="string">
            <text:p text:style-name="P130">Type</text:p>
          </table:table-cell>
          <table:table-cell table:style-name="Table11.C1" office:value-type="string">
            <text:p text:style-name="P130">Notes</text:p>
          </table:table-cell>
        </table:table-row>
        <table:table-row>
          <table:table-cell table:style-name="Table11.A2" office:value-type="string">
            <text:p text:style-name="P131"><text:s/>__init () <text:s/></text:p>
          </table:table-cell>
          <table:table-cell table:style-name="Table11.A2" office:value-type="string">
            <text:p text:style-name="P131">public: <text:span text:style-name="T11">Integer </text:span><text:s/></text:p>
          </table:table-cell>
          <table:table-cell table:style-name="Table11.C2" office:value-type="string">
            <text:p text:style-name="P131">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31"><text:s/>__exit () <text:s/></text:p>
          </table:table-cell>
          <table:table-cell table:style-name="Table11.A2" office:value-type="string">
            <text:p text:style-name="P131">public: <text:span text:style-name="T11">Integer </text:span><text:s/></text:p>
          </table:table-cell>
          <table:table-cell table:style-name="Table11.C2" office:value-type="string">
            <text:p text:style-name="P131">Clean up prior to unload of the module. Deletes the ProcessExclusionDeviceDriver and returns Z for success or NZ for failure. </text:p>
          </table:table-cell>
        </table:table-row>
      </table:table>
      <text:p text:style-name="P149"/>
      <text:h text:style-name="P150"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In these diagrams, the green areas are in the kernel.</text:p>
      <text:h text:style-name="P151" text:outline-level="3">Normal Vetting Operation</text:h>
      <text:p text:style-name="P2"><draw:frame draw:style-name="fr8" draw:name="graphics1" text:anchor-type="paragraph" svg:width="16.925cm" svg:height="22.306cm" draw:z-index="18"><draw:image xlink:href="Pictures/200002D800005476000076A82D55EC51.svm" xlink:type="simple" xlink:show="embed" xlink:actuate="onLoad"/></draw:frame></text:p>
      <text:h text:style-name="Heading_20_3" text:outline-level="3">Timeout during scan</text:h>
      <text:p text:style-name="P2"/>
      <text:p text:style-name="P2"><draw:frame draw:style-name="fr4" draw:name="graphics2" text:anchor-type="paragraph" svg:width="17cm" svg:height="13.781cm" draw:z-index="19"><draw:image xlink:href="Pictures/2000015A00005729000046A8F4C0AA70.svm" xlink:type="simple" xlink:show="embed" xlink:actuate="onLoad"/></draw:frame></text:p>
      <text:p text:style-name="P2"/>
      <text:h text:style-name="P151" text:outline-level="3">Entering and Leaving degraded mode</text:h>
      <text:p text:style-name="P2"><draw:frame draw:style-name="fr8" draw:name="graphics4" text:anchor-type="paragraph" svg:width="13.141cm" svg:height="22.687cm" draw:z-index="20"><draw:image xlink:href="Pictures/200003AD00004D3300008BAA7777CD39.svm" xlink:type="simple" xlink:show="embed" xlink:actuate="onLoad"/></draw:frame></text:p>
      <text:h text:style-name="P150" text:outline-level="1">Interface specification</text:h>
      <text:h text:style-name="P152" text:outline-level="2">Configuration &amp; dynamic configuration</text:h>
      <text:h text:style-name="P153" text:outline-level="3">General</text:h>
      <text:p text:style-name="P89">Configurable Talpa components expose their configuration through the procfs and sysctl operating system interfaces. In procfs Talpa components may be found in the /proc/sys/talpa directory.</text:p>
      <text:p text:style-name="P89">Configuration of Talpa may be achieved either by writing the appropriate values to procfs or alternatively via the sysctl(8) command line tool, or the sysctl(2) system call.</text:p>
      <text:h text:style-name="P154"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5">Component</text:p>
            </table:table-cell>
            <table:table-cell table:style-name="Table14.A1" office:value-type="string">
              <text:p text:style-name="P155">Field</text:p>
            </table:table-cell>
            <table:table-cell table:style-name="Table14.A1" office:value-type="string">
              <text:p text:style-name="P155">Values</text:p>
            </table:table-cell>
            <table:table-cell table:style-name="Table14.D1" office:value-type="string">
              <text:p text:style-name="P155">Description</text:p>
            </table:table-cell>
          </table:table-row>
        </table:table-header-rows>
        <table:table-row>
          <table:table-cell table:style-name="Table14.A2" table:number-columns-spanned="4" office:value-type="string">
            <text:p text:style-name="P156">Interceptors</text:p>
          </table:table-cell>
          <table:covered-table-cell/>
          <table:covered-table-cell/>
          <table:covered-table-cell/>
        </table:table-row>
        <table:table-row>
          <table:table-cell table:style-name="Table14.A3" office:value-type="string">
            <text:p text:style-name="P157">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If enabled, the open, close, mount, umount, execve and libexec system calls are intercepted.</text:p>
                      </table:table-cell>
                    </table:table-row>
                    <table:table-row>
                      <table:table-cell table:style-name="Table14.A3" office:value-type="string">
                        <text:p text:style-name="P157">disabled</text:p>
                      </table:table-cell>
                      <table:table-cell table:style-name="Table14.A2" office:value-type="string">
                        <text:p text:style-name="P157">No interception is being performed.</text:p>
                      </table:table-cell>
                    </table:table-row>
                  </table:table>
                </table:table-cell>
                <table:covered-table-cell/>
              </table:table-row>
              <table:table-row>
                <table:table-cell table:style-name="Table14.A3" office:value-type="string">
                  <text:p text:style-name="P157">ops</text:p>
                </table:table-cell>
                <table:table-cell table:style-name="Table14.A3" office:value-type="string">
                  <text:p text:style-name="P158">±open<text:line-break/>±close<text:line-break/>±exec<text:line-break/>±uselib<text:line-break/>±mount<text:line-break/>±umount</text:p>
                </table:table-cell>
                <table:table-cell table:style-name="Table14.A2" office:value-type="string">
                  <text:p text:style-name="P157">Displays the list of intercepted system calls.</text:p>
                </table:table-cell>
              </table:table-row>
            </table:table>
          </table:table-cell>
          <table:covered-table-cell/>
          <table:covered-table-cell/>
        </table:table-row>
        <table:table-row>
          <table:table-cell table:style-name="Table14.A3" office:value-type="string">
            <text:p text:style-name="P157">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If enabled, open, mount, umount, and execve are intercepted.</text:p>
                      </table:table-cell>
                    </table:table-row>
                    <table:table-row>
                      <table:table-cell table:style-name="Table14.A3" office:value-type="string">
                        <text:p text:style-name="P157">disabled</text:p>
                      </table:table-cell>
                      <table:table-cell table:style-name="Table14.A2" office:value-type="string">
                        <text:p text:style-name="P157">No interception is being performed.</text:p>
                      </table:table-cell>
                    </table:table-row>
                  </table:table>
                </table:table-cell>
                <table:covered-table-cell/>
              </table:table-row>
              <table:table-row>
                <table:table-cell table:style-name="Table14.A3" office:value-type="string">
                  <text:p text:style-name="P157">ops</text:p>
                </table:table-cell>
                <table:table-cell table:style-name="Table14.A3" office:value-type="string">
                  <text:p text:style-name="P158">±open<text:line-break/>±close<text:line-break/>±exec<text:line-break/>±mount<text:line-break/>±umount</text:p>
                </table:table-cell>
                <table:table-cell table:style-name="Table14.A2" office:value-type="string">
                  <text:p text:style-name="P157">Displays the list of intercepted filesystem operations.</text:p>
                </table:table-cell>
              </table:table-row>
            </table:table>
          </table:table-cell>
          <table:covered-table-cell/>
          <table:covered-table-cell/>
        </table:table-row>
        <table:table-row>
          <table:table-cell table:style-name="Table14.A3" office:value-type="string">
            <text:p text:style-name="P157">VFSHook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text:p>
                      </table:table-cell>
                      <table:table-cell table:style-name="Table14.A2" office:value-type="string">
                        <text:p text:style-name="P159">The filter will be enabled.</text:p>
                      </table:table-cell>
                    </table:table-row>
                    <table:table-row>
                      <table:table-cell table:style-name="Table14.A3" office:value-type="string">
                        <text:p text:style-name="P157">disable</text:p>
                      </table:table-cell>
                      <table:table-cell table:style-name="Table14.A2" office:value-type="string">
                        <text:p text:style-name="P159">The filter will be disabled.</text:p>
                      </table:table-cell>
                    </table:table-row>
                  </table:table>
                </table:table-cell>
                <table:covered-table-cell/>
              </table:table-row>
              <table:table-row>
                <table:table-cell table:style-name="Table14.A3" office:value-type="string">
                  <text:p text:style-name="P157">ops</text:p>
                </table:table-cell>
                <table:table-cell table:style-name="Table14.A3" office:value-type="string">
                  <text:p text:style-name="P158">±open<text:line-break/>±close<text:line-break/>±exec<text:line-break/>±mount<text:line-break/>±umount</text:p>
                </table:table-cell>
                <table:table-cell table:style-name="Table14.A2" office:value-type="string">
                  <text:p text:style-name="P160">[Change when disabled]</text:p>
                  <text:p text:style-name="P161">Manipulates the bit mask of operations to be intercepted.</text:p>
                </table:table-cell>
              </table:table-row>
              <table:table-row>
                <table:table-cell table:style-name="Table14.A3" office:value-type="string">
                  <text:p text:style-name="P157">no-scan</text:p>
                </table:table-cell>
                <table:table-cell table:style-name="Table14.A3" office:value-type="string">
                  <text:p text:style-name="P158">&lt;fsname&gt;<text:line-break/>...</text:p>
                </table:table-cell>
                <table:table-cell table:style-name="Table14.A2" office:value-type="string">
                  <text:p text:style-name="P161">List of filesystems which won't be scanned on mount/load but inode creation and lookup will be hooked instead.</text:p>
                </table:table-cell>
              </table:table-row>
              <table:table-row>
                <table:table-cell table:style-name="Table14.A3" office:value-type="string">
                  <text:p text:style-name="P157">fs-ignore</text:p>
                </table:table-cell>
                <table:table-cell table:style-name="Table14.A3" office:value-type="string">
                  <text:p text:style-name="P158">&lt;fsname&gt;<text:line-break/>...</text:p>
                </table:table-cell>
                <table:table-cell table:style-name="Table14.A2" office:value-type="string">
                  <text:p text:style-name="P161">List of filesystems which will be completely ignored.</text:p>
                </table:table-cell>
              </table:table-row>
              <table:table-row>
                <table:table-cell table:style-name="Table14.A3" office:value-type="string">
                  <text:p text:style-name="P157">fs-list</text:p>
                </table:table-cell>
                <table:table-cell table:style-name="Table14.A3" office:value-type="string">
                  <text:p text:style-name="P158">&lt;fsname&gt; &lt;usecnt&gt; &lt;status&gt;<text:line-break/>...</text:p>
                </table:table-cell>
                <table:table-cell table:style-name="Table14.A2" office:value-type="string">
                  <text:p text:style-name="P157">List of intercepted filestystems and their status.</text:p>
                </table:table-cell>
              </table:table-row>
            </table:table>
          </table:table-cell>
          <table:covered-table-cell/>
          <table:covered-table-cell/>
        </table:table-row>
        <table:table-row>
          <table:table-cell table:style-name="Table14.A2" table:number-columns-spanned="4" office:value-type="string">
            <text:p text:style-name="P156">Intercept-processors</text:p>
          </table:table-cell>
          <table:covered-table-cell/>
          <table:covered-table-cell/>
          <table:covered-table-cell/>
        </table:table-row>
        <table:table-row>
          <table:table-cell table:style-name="Table14.A3" office:value-type="string">
            <text:p text:style-name="P157">StandardInterceptProcessor</text:p>
          </table:table-cell>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The intercept processor is available for processing.</text:p>
                </table:table-cell>
              </table:table-row>
              <table:table-row>
                <table:table-cell table:style-name="Table14.A3" office:value-type="string">
                  <text:p text:style-name="P157">disabled</text:p>
                </table:table-cell>
                <table:table-cell table:style-name="Table14.A2" office:value-type="string">
                  <text:p text:style-name="P157">The intercept processor is not available for processing.</text:p>
                </table:table-cell>
              </table:table-row>
            </table:table>
          </table:table-cell>
          <table:covered-table-cell/>
        </table:table-row>
        <table:table-row>
          <table:table-cell table:style-name="Table14.A2" table:number-columns-spanned="4" office:value-type="string">
            <text:p text:style-name="P156">Intercept-filters</text:p>
          </table:table-cell>
          <table:covered-table-cell/>
          <table:covered-table-cell/>
          <table:covered-table-cell/>
        </table:table-row>
        <table:table-row>
          <table:table-cell table:style-name="Table14.A3" office:value-type="string">
            <text:p text:style-name="P157">SyslogFilter</text:p>
          </table:table-cell>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All interceptions will be logged to the system log.</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The processor is active and will provide pass-thru for root processes if the number of consecutive time-outs exceeds the configured threshold.</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threshold</text:p>
                </table:table-cell>
                <table:table-cell table:style-name="Table14.A3" office:value-type="string">
                  <text:p text:style-name="P157">&lt;integer&gt;</text:p>
                </table:table-cell>
                <table:table-cell table:style-name="Table14.A2" office:value-type="string">
                  <text:p text:style-name="P157">The number of consecutive time-outs at or above which degraded mode is triggered.</text:p>
                  <text:p text:style-name="P157">Default: 3</text:p>
                </table:table-cell>
              </table:table-row>
              <table:table-row>
                <table:table-cell table:style-name="Table14.A3" office:value-type="string">
                  <text:p text:style-name="P157">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57">true</text:p>
                      </table:table-cell>
                      <table:table-cell table:style-name="Table14.A2" office:value-type="string">
                        <text:p text:style-name="P157">Degraded mode is currently active.</text:p>
                      </table:table-cell>
                    </table:table-row>
                    <table:table-row>
                      <table:table-cell table:style-name="Table14.A3" office:value-type="string">
                        <text:p text:style-name="P157">false</text:p>
                      </table:table-cell>
                      <table:table-cell table:style-name="Table14.A2" office:value-type="string">
                        <text:p text:style-name="P157">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57">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Include-path</text:p>
                </table:table-cell>
                <table:table-cell table:style-name="Table14.A3" office:value-type="string">
                  <text:p text:style-name="P157">&lt;path&gt;</text:p>
                </table:table-cell>
                <table:table-cell table:style-name="Table14.A2" office:value-type="string">
                  <text:p text:style-name="P159">The absolute path to a directory below which all operations will be vetted.</text:p>
                  <text:p text:style-name="P159">Default: /</text:p>
                </table:table-cell>
              </table:table-row>
            </table:table>
          </table:table-cell>
          <table:covered-table-cell/>
          <table:covered-table-cell/>
        </table:table-row>
        <table:table-row>
          <table:table-cell table:style-name="Table14.A3" office:value-type="string">
            <text:p text:style-name="P157">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fstypes</text:p>
                </table:table-cell>
                <table:table-cell table:style-name="Table14.A3" office:value-type="string">
                  <text:p text:style-name="P157">&lt;type&gt;<text:line-break/>..</text:p>
                </table:table-cell>
                <table:table-cell table:style-name="Table14.A2" office:value-type="string">
                  <text:p text:style-name="P157">Contains one line per filesystem type name. An operation occurring on the type of filesystem which appears in this list will have permission granted without further vetting.</text:p>
                  <text:p text:style-name="P157">Default: procfs</text:p>
                </table:table-cell>
              </table:table-row>
              <table:table-row>
                <table:table-cell table:style-name="Table14.A3" office:value-type="string">
                  <text:p text:style-name="P157">paths</text:p>
                </table:table-cell>
                <table:table-cell table:style-name="Table14.A3" office:value-type="string">
                  <text:p text:style-name="P157">&lt;path&gt;<text:line-break/>...</text:p>
                </table:table-cell>
                <table:table-cell table:style-name="Table14.A2" office:value-type="string">
                  <text:p text:style-name="P157">Contains one line per pathname. If the path ends in a / it is a directory and all operations at or below this directory will be excluded from vetting.</text:p>
                  <text:p text:style-name="P157">Default: none</text:p>
                </table:table-cell>
              </table:table-row>
              <table:table-row>
                <table:table-cell table:style-name="Table14.A3" office:value-type="string">
                  <text:p text:style-name="P157">mount-ftypes</text:p>
                </table:table-cell>
                <table:table-cell table:style-name="Table14.A3" office:value-type="string">
                  <text:p text:style-name="P159">&lt;type&gt;<text:line-break/>..</text:p>
                </table:table-cell>
                <table:table-cell table:style-name="Table14.A2" office:value-type="string">
                  <text:p text:style-name="P157">Contains one line per filesystem type name. A mount or umount operation occurring on the type of filesystem which appears in this list will have permission granted without further vetting.</text:p>
                  <text:p text:style-name="P157">Default: procfs</text:p>
                </table:table-cell>
              </table:table-row>
              <table:table-row>
                <table:table-cell table:style-name="Table14.A3" office:value-type="string">
                  <text:p text:style-name="P157">mount-paths</text:p>
                </table:table-cell>
                <table:table-cell table:style-name="Table14.A3" office:value-type="string">
                  <text:p text:style-name="P159">&lt;path&gt;<text:line-break/>...</text:p>
                </table:table-cell>
                <table:table-cell table:style-name="Table14.A2" office:value-type="string">
                  <text:p text:style-name="P157">Contains one line per mount device or mount point. If the path ends in a / it is a directory and all operations at or below this directory will be excluded from vetting.</text:p>
                  <text:p text:style-name="P157">Default: none</text:p>
                </table:table-cell>
              </table:table-row>
              <table:table-row>
                <table:table-cell table:style-name="Table14.A3" office:value-type="string">
                  <text:p text:style-name="P157">specials</text:p>
                </table:table-cell>
                <table:table-cell table:style-name="Table14.A3" office:value-type="string">
                  <text:p text:style-name="P159"><text:span text:style-name="T24">+dir<text:line-break/>±symlink</text:span><text:line-break/><text:span text:style-name="T24">±fifo</text:span><text:line-break/><text:span text:style-name="T24">±socket</text:span><text:line-break/><text:span text:style-name="T24">±</text:span>bdev<text:line-break/><text:span text:style-name="T24">±</text:span>cdev</text:p>
                </table:table-cell>
                <table:table-cell table:style-name="Table14.A2" office:value-type="string">
                  <text:p text:style-name="P157">This item contains 5 lines. Each line consists of a + or – symbol followed by a type of special file. A plus signifies that operations on these sorts of files are excluded from vetting. A minus sign indicates that they are included.</text:p>
                  <text:p text:style-name="P157">Default: +all</text:p>
                </table:table-cell>
              </table:table-row>
            </table:table>
          </table:table-cell>
          <table:covered-table-cell/>
          <table:covered-table-cell/>
        </table:table-row>
        <table:table-row>
          <table:table-cell table:style-name="Table14.A3" office:value-type="string">
            <text:p text:style-name="P157">ProcessExclusionProcessor</text:p>
          </table:table-cell>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Process exclusions are enabled and any threads identified as active will be excluded from vetting whilst they remain active.</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The cache will be used to increase performance on the specified filesystems.</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fstypes</text:p>
                </table:table-cell>
                <table:table-cell table:style-name="Table14.A3" office:value-type="string">
                  <text:p text:style-name="P157">&lt;mount&gt;<text:line-break/>...</text:p>
                </table:table-cell>
                <table:table-cell table:style-name="Table14.A2" office:value-type="string">
                  <text:p text:style-name="P157">Contains one line per mount point which is to be included in the cache.</text:p>
                  <text:p text:style-name="P157">Default: none.</text:p>
                </table:table-cell>
              </table:table-row>
              <table:table-row>
                <table:table-cell table:style-name="Table14.A3" office:value-type="string">
                  <text:p text:style-name="P157">stats</text:p>
                </table:table-cell>
                <table:table-cell table:style-name="Table14.A3" office:value-type="string">
                  <text:p text:style-name="P157">&lt;text&gt;</text:p>
                </table:table-cell>
                <table:table-cell table:style-name="Table14.A2" office:value-type="string">
                  <text:p text:style-name="P157">Contains cache statistics such as fill and hit ratio.</text:p>
                </table:table-cell>
              </table:table-row>
              <table:table-row>
                <table:table-cell table:style-name="Table14.A3" office:value-type="string">
                  <text:p text:style-name="P157">params</text:p>
                </table:table-cell>
                <table:table-cell table:style-name="Table14.A3" office:value-type="string">
                  <text:p text:style-name="P157">&lt;entries&gt;,&lt;prime&gt;,&lt;set-size&gt;</text:p>
                </table:table-cell>
                <table:table-cell table:style-name="Table14.A2" office:value-type="string">
                  <text:p text:style-name="P157">Current cache parameters, respectively: number of entries, prime number used by the algorithm, set size.</text:p>
                  <text:p text:style-name="P157">Default: <text:s/>24989,12491,2</text:p>
                </table:table-cell>
              </table:table-row>
            </table:table>
          </table:table-cell>
          <table:covered-table-cell/>
          <table:covered-table-cell/>
        </table:table-row>
        <table:table-row>
          <table:table-cell table:style-name="Table14.A3" office:value-type="string">
            <text:p text:style-name="P157">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Intercepted operations will will be made available to external applications for vetting.</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3" office:value-type="string">
                  <text:p text:style-name="P157">routing</text:p>
                </table:table-cell>
                <table:table-cell table:style-name="Table14.A3" office:value-type="string">
                  <text:p text:style-name="P157">fstype:&lt;type&gt;:&lt;group&gt;<text:line-break/>... fs:&lt;mount&gt;:&lt;group&gt;<text:line-break/>...</text:p>
                </table:table-cell>
                <table:table-cell table:style-name="Table14.A2" office:value-type="string">
                  <text:p text:style-name="P157">Contains a list of routings. Filesystems which are not routed will be automatically routed to vetting client group 0.</text:p>
                  <text:p text:style-name="P157">The list is one routing per line. Filesystem-type routings will cause <text:span text:style-name="T14">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57">Default: none</text:p>
                </table:table-cell>
              </table:table-row>
              <table:table-row>
                <table:table-cell table:style-name="Table14.A3" office:value-type="string">
                  <text:p text:style-name="P157">timeout-ms</text:p>
                </table:table-cell>
                <table:table-cell table:style-name="Table14.A3" office:value-type="string">
                  <text:p text:style-name="P157">&lt;integer&gt;</text:p>
                </table:table-cell>
                <table:table-cell table:style-name="Table14.A2" office:value-type="string">
                  <text:p text:style-name="P157">The number of milliseconds that the VettingController will wait before cancelling the external vetting procedure for files. If the time-out for a given operation is exceeded the operation will be denied.</text:p>
                  <text:p text:style-name="P157">Default: 5000</text:p>
                </table:table-cell>
              </table:table-row>
              <table:table-row>
                <table:table-cell table:style-name="Table14.A3" office:value-type="string">
                  <text:p text:style-name="P157">fs-timeout-ms</text:p>
                </table:table-cell>
                <table:table-cell table:style-name="Table14.A3" office:value-type="string">
                  <text:p text:style-name="P157">&lt;integer&gt;</text:p>
                </table:table-cell>
                <table:table-cell table:style-name="Table14.A2" office:value-type="string">
                  <text:p text:style-name="P157">The number of milliseconds that the VettingController will wait before cancelling the external vetting procedure for filesystems. If the time-out for a given operation is exceeded the operation will be denied.</text:p>
                  <text:p text:style-name="P157">Default: 60000</text:p>
                </table:table-cell>
              </table:table-row>
              <table:table-row>
                <table:table-cell table:style-name="Table14.A3" office:value-type="string">
                  <text:p text:style-name="P157">xsmartsched-fix</text:p>
                </table:table-cell>
                <table:table-cell>
                  <table:table table:is-sub-table="true">
                    <table:table-column table:style-name="Table14.B3.2"/>
                    <table:table-row>
                      <table:table-cell table:style-name="Table14.A3" office:value-type="string">
                        <text:p text:style-name="P157">enabled</text:p>
                      </table:table-cell>
                    </table:table-row>
                    <table:table-row>
                      <table:table-cell table:style-name="Table14.A3" office:value-type="string">
                        <text:p text:style-name="P157">disabled</text:p>
                      </table:table-cell>
                    </table:table-row>
                  </table:table>
                </table:table-cell>
                <table:table-cell table:style-name="Table14.A2" office:value-type="string">
                  <text:p text:style-name="P157">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57">OperationExclusionProcessor</text:p>
          </table:table-cell>
          <table:table-cell table:number-columns-spanned="3">
            <table:table table:is-sub-table="true">
              <table:table-column table:style-name="Table14.B"/>
              <table:table-column table:style-name="Table14.B16.2"/>
              <table:table-row>
                <table:table-cell table:style-name="Table14.A3" office:value-type="string">
                  <text:p text:style-name="P157">status</text:p>
                </table:table-cell>
                <table:table-cell>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9">Intercepted operations will be screened to remove write only or destructive open attempts.</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table-row>
              <table:table-row>
                <table:table-cell table:style-name="Table14.A3" office:value-type="string">
                  <text:p text:style-name="P157">fs-onlyblock</text:p>
                </table:table-cell>
                <table:table-cell>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9">Mount or umount operations on non-block devices will not be intercepted.</text:p>
                      </table:table-cell>
                    </table:table-row>
                    <table:table-row>
                      <table:table-cell table:style-name="Table14.A3" office:value-type="string">
                        <text:p text:style-name="P157">disabled</text:p>
                      </table:table-cell>
                      <table:table-cell table:style-name="Table14.A2" office:value-type="string">
                        <text:p text:style-name="P159">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57">DenialSyslog</text:p>
          </table:table-cell>
          <table:table-cell table:style-name="Table14.A3" office:value-type="string">
            <text:p text:style-name="P157">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57">enabled</text:p>
                </table:table-cell>
                <table:table-cell table:style-name="Table14.A2" office:value-type="string">
                  <text:p text:style-name="P157">All operation denials and the reason for the denial will be entered into the system log.</text:p>
                </table:table-cell>
              </table:table-row>
              <table:table-row>
                <table:table-cell table:style-name="Table14.A3" office:value-type="string">
                  <text:p text:style-name="P157">disabled</text:p>
                </table:table-cell>
                <table:table-cell table:style-name="Table14.A2" office:value-type="string">
                  <text:p text:style-name="P159">The filter is not active and no actions are performed.</text:p>
                </table:table-cell>
              </table:table-row>
            </table:table>
          </table:table-cell>
          <table:covered-table-cell/>
        </table:table-row>
        <table:table-row>
          <table:table-cell table:style-name="Table14.A2" table:number-columns-spanned="4" office:value-type="string">
            <text:p text:style-name="P156">Device Drivers</text:p>
          </table:table-cell>
          <table:covered-table-cell/>
          <table:covered-table-cell/>
          <table:covered-table-cell/>
        </table:table-row>
        <table:table-row>
          <table:table-cell table:style-name="Table14.A3" office:value-type="string">
            <text:p text:style-name="P157">VettingClientDeviceDriver</text:p>
          </table:table-cell>
          <table:table-cell table:style-name="Table14.A3" office:value-type="string">
            <text:p text:style-name="P157">device</text:p>
          </table:table-cell>
          <table:table-cell table:style-name="Table14.A3" office:value-type="string">
            <text:p text:style-name="P157">&lt;major&gt;,&lt;minor&gt;</text:p>
          </table:table-cell>
          <table:table-cell table:style-name="Table14.A2" office:value-type="string">
            <text:p text:style-name="P157">The major/minor device numbers that may be used via a character device to communicate with the VettingServer.</text:p>
          </table:table-cell>
        </table:table-row>
        <table:table-row>
          <table:table-cell table:style-name="Table14.A3" office:value-type="string">
            <text:p text:style-name="P157">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57">device</text:p>
                </table:table-cell>
                <table:table-cell table:style-name="Table14.A3" office:value-type="string">
                  <text:p text:style-name="P157">&lt;major&gt;,&lt;minor&gt;</text:p>
                </table:table-cell>
                <table:table-cell table:style-name="Table14.A2" office:value-type="string">
                  <text:p text:style-name="P157">The major/minor device numbers that may be used via a character device to communicate with the ThreadExclusionProcessor.</text:p>
                </table:table-cell>
              </table:table-row>
              <table:table-row>
                <table:table-cell table:style-name="Table14.A3" office:value-type="string">
                  <text:p text:style-name="P157">deviceName</text:p>
                </table:table-cell>
                <table:table-cell table:style-name="Table14.A3" office:value-type="string">
                  <text:p text:style-name="P157">&lt;string&gt;</text:p>
                </table:table-cell>
                <table:table-cell table:style-name="Table14.A2" office:value-type="string">
                  <text:p text:style-name="P157">This is a placeholder for external data.</text:p>
                </table:table-cell>
              </table:table-row>
            </table:table>
          </table:table-cell>
          <table:covered-table-cell/>
          <table:covered-table-cell/>
        </table:table-row>
      </table:table>
      <text:p text:style-name="P48"/>
      <text:h text:style-name="P73" text:outline-level="3">Writeable parameters</text:h>
      <text:p text:style-name="P44">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55">Component</text:p>
            </table:table-cell>
            <table:table-cell table:style-name="Table16.A1" office:value-type="string">
              <text:p text:style-name="P155">Field</text:p>
            </table:table-cell>
            <table:table-cell table:style-name="Table16.A1" table:number-columns-spanned="2" office:value-type="string">
              <text:p text:style-name="P155">Values</text:p>
            </table:table-cell>
            <table:covered-table-cell/>
            <table:table-cell table:style-name="Table16.E1" table:number-columns-spanned="2" office:value-type="string">
              <text:p text:style-name="P155">Description</text:p>
            </table:table-cell>
            <table:covered-table-cell/>
          </table:table-row>
        </table:table-header-rows>
        <table:table-row>
          <table:table-cell table:style-name="Table16.A2" table:number-columns-spanned="6" office:value-type="string">
            <text:p text:style-name="P156">Interceptors</text:p>
          </table:table-cell>
          <table:covered-table-cell/>
          <table:covered-table-cell/>
          <table:covered-table-cell/>
          <table:covered-table-cell/>
          <table:covered-table-cell/>
        </table:table-row>
        <table:table-row>
          <table:table-cell table:style-name="Table16.A3" office:value-type="string">
            <text:p text:style-name="P157">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ops</text:p>
                </table:table-cell>
                <table:table-cell table:style-name="Table16.A3" office:value-type="string">
                  <text:p text:style-name="P158">±open<text:line-break/>±close<text:line-break/>±exec<text:line-break/>±uselib<text:line-break/>±mount<text:line-break/>±umount</text:p>
                </table:table-cell>
                <table:table-cell table:style-name="Table16.A2" office:value-type="string">
                  <text:p text:style-name="P160">[Change when disabled]</text:p>
                  <text:p text:style-name="P159">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57">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ops</text:p>
                </table:table-cell>
                <table:table-cell table:style-name="Table16.A3" office:value-type="string">
                  <text:p text:style-name="P158">±open<text:line-break/>±close<text:line-break/>±exec<text:line-break/>±mount<text:line-break/>±umount</text:p>
                </table:table-cell>
                <table:table-cell table:style-name="Table16.A2" office:value-type="string">
                  <text:p text:style-name="P160">[Change when disabled]</text:p>
                  <text:p text:style-name="P161">Manipulates the bit mask of operations to be intercepted.</text:p>
                </table:table-cell>
              </table:table-row>
            </table:table>
          </table:table-cell>
          <table:covered-table-cell/>
          <table:covered-table-cell/>
          <table:covered-table-cell/>
          <table:covered-table-cell/>
        </table:table-row>
        <table:table-row>
          <table:table-cell table:style-name="Table16.A3" office:value-type="string">
            <text:p text:style-name="P157">VFSHook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ops</text:p>
                </table:table-cell>
                <table:table-cell table:style-name="Table16.A3" office:value-type="string">
                  <text:p text:style-name="P158">±open<text:line-break/>±close<text:line-break/>±exec<text:line-break/>±mount<text:line-break/>±umount</text:p>
                </table:table-cell>
                <table:table-cell table:style-name="Table16.A2" office:value-type="string">
                  <text:p text:style-name="P160">[Change when disabled]</text:p>
                  <text:p text:style-name="P161">Manipulates the bit mask of operations to be intercepted.</text:p>
                </table:table-cell>
              </table:table-row>
              <table:table-row>
                <table:table-cell table:style-name="Table16.A3" office:value-type="string">
                  <text:p text:style-name="P157">no-scan</text:p>
                </table:table-cell>
                <table:table-cell table:style-name="Table16.A3" office:value-type="string">
                  <text:p text:style-name="P158">+/- &lt;fsname&gt;</text:p>
                </table:table-cell>
                <table:table-cell table:style-name="Table16.A2" office:value-type="string">
                  <text:p text:style-name="P161">List of filesystems which won't be scanned on mount/load but inode creation and lookup will be hooked instead.</text:p>
                </table:table-cell>
              </table:table-row>
              <table:table-row>
                <table:table-cell table:style-name="Table16.A3" office:value-type="string">
                  <text:p text:style-name="P157">fs-ignore</text:p>
                </table:table-cell>
                <table:table-cell table:style-name="Table16.A3" office:value-type="string">
                  <text:p text:style-name="P158">+/- &lt;fsname&gt;</text:p>
                </table:table-cell>
                <table:table-cell table:style-name="Table16.A2" office:value-type="string">
                  <text:p text:style-name="P161">List of filesystems which will be completely ignor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56">Intercept-processors</text:p>
          </table:table-cell>
          <table:covered-table-cell/>
          <table:covered-table-cell/>
          <table:covered-table-cell/>
          <table:covered-table-cell/>
          <table:covered-table-cell/>
        </table:table-row>
        <table:table-row>
          <table:table-cell table:style-name="Table16.A3" office:value-type="string">
            <text:p text:style-name="P157">StandardInterceptProcessor</text:p>
          </table:table-cell>
          <table:table-cell table:style-name="Table16.A2" table:number-columns-spanned="5" office:value-type="string">
            <text:p text:style-name="P157">There are no writeable parameters.</text:p>
          </table:table-cell>
          <table:covered-table-cell/>
          <table:covered-table-cell/>
          <table:covered-table-cell/>
          <table:covered-table-cell/>
        </table:table-row>
        <table:table-row>
          <table:table-cell table:style-name="Table16.A2" table:number-columns-spanned="6" office:value-type="string">
            <text:p text:style-name="P156">Intercept-filters</text:p>
          </table:table-cell>
          <table:covered-table-cell/>
          <table:covered-table-cell/>
          <table:covered-table-cell/>
          <table:covered-table-cell/>
          <table:covered-table-cell/>
        </table:table-row>
        <table:table-row>
          <table:table-cell table:style-name="Table16.A3" office:value-type="string">
            <text:p text:style-name="P157">SyslogFilter</text:p>
          </table:table-cell>
          <table:table-cell table:style-name="Table16.A3" office:value-type="string">
            <text:p text:style-name="P157">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covered-table-cell/>
          <table:covered-table-cell/>
        </table:table-row>
        <table:table-row>
          <table:table-cell table:style-name="Table16.A3" office:value-type="string">
            <text:p text:style-name="P157">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threshold</text:p>
                </table:table-cell>
                <table:table-cell table:style-name="Table16.A3" office:value-type="string">
                  <text:p text:style-name="P157">&lt;integer&gt;</text:p>
                </table:table-cell>
                <table:table-cell table:style-name="Table16.A2" office:value-type="string">
                  <text:p text:style-name="P157">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57">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Include-path</text:p>
                </table:table-cell>
                <table:table-cell table:style-name="Table16.A3" office:value-type="string">
                  <text:p text:style-name="P157">&lt;path&gt;</text:p>
                </table:table-cell>
                <table:table-cell table:style-name="Table16.A2" office:value-type="string">
                  <text:p text:style-name="P159">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57">FilesystemObjectExclusionProcessor</text:p>
          </table:table-cell>
          <table:table-cell table:number-columns-spanned="5">
            <table:table table:is-sub-table="true">
              <table:table-column table:style-name="Table16.B"/>
              <table:table-column table:style-name="Table16.B12.2"/>
              <table:table-row>
                <table:table-cell table:style-name="Table16.A3" office:value-type="string">
                  <text:p text:style-name="P157">status</text:p>
                </table:table-cell>
                <table:table-cell>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table-row>
              <table:table-row>
                <table:table-cell table:style-name="Table16.A3" office:value-type="string">
                  <text:p text:style-name="P157">fstypes</text:p>
                </table:table-cell>
                <table:table-cell>
                  <table:table table:is-sub-table="true">
                    <table:table-column table:style-name="Table16.B3.2"/>
                    <table:table-column table:style-name="Table16.B3.3"/>
                    <table:table-row>
                      <table:table-cell table:style-name="Table16.A3" office:value-type="string">
                        <text:p text:style-name="P157">+&lt;type&gt;</text:p>
                      </table:table-cell>
                      <table:table-cell table:style-name="Table16.A2" office:value-type="string">
                        <text:p text:style-name="P159">The specified filesystem type will be added to the exclusions list. Any operation performed on this type of filesystem will be excluded from vetting.</text:p>
                      </table:table-cell>
                    </table:table-row>
                    <table:table-row>
                      <table:table-cell table:style-name="Table16.A3" office:value-type="string">
                        <text:p text:style-name="P157">-&lt;type&gt;</text:p>
                      </table:table-cell>
                      <table:table-cell table:style-name="Table16.A2" office:value-type="string">
                        <text:p text:style-name="P159">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57">paths</text:p>
                </table:table-cell>
                <table:table-cell>
                  <table:table table:is-sub-table="true">
                    <table:table-column table:style-name="Table16.B3.2"/>
                    <table:table-column table:style-name="Table16.B3.3"/>
                    <table:table-row>
                      <table:table-cell table:style-name="Table16.A3" office:value-type="string">
                        <text:p text:style-name="P157">+&lt;path&gt;</text:p>
                      </table:table-cell>
                      <table:table-cell table:style-name="Table16.A2" office:value-type="string">
                        <text:p text:style-name="P159">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57">-&lt;path&gt;</text:p>
                      </table:table-cell>
                      <table:table-cell table:style-name="Table16.A2" office:value-type="string">
                        <text:p text:style-name="P159">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57">mount-fstypes</text:p>
                </table:table-cell>
                <table:table-cell>
                  <table:table table:is-sub-table="true">
                    <table:table-column table:style-name="Table16.B3.2"/>
                    <table:table-column table:style-name="Table16.B3.3"/>
                    <table:table-row>
                      <table:table-cell table:style-name="Table16.A3" office:value-type="string">
                        <text:p text:style-name="P157">+&lt;type&gt;</text:p>
                      </table:table-cell>
                      <table:table-cell table:style-name="Table16.A2" office:value-type="string">
                        <text:p text:style-name="P159">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57">-&lt;type&gt;</text:p>
                      </table:table-cell>
                      <table:table-cell table:style-name="Table16.A2" office:value-type="string">
                        <text:p text:style-name="P159">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57">mount-paths</text:p>
                </table:table-cell>
                <table:table-cell>
                  <table:table table:is-sub-table="true">
                    <table:table-column table:style-name="Table16.B3.2"/>
                    <table:table-column table:style-name="Table16.B3.3"/>
                    <table:table-row>
                      <table:table-cell table:style-name="Table16.A3" office:value-type="string">
                        <text:p text:style-name="P157">+&lt;path&gt;</text:p>
                      </table:table-cell>
                      <table:table-cell table:style-name="Table16.A2" office:value-type="string">
                        <text:p text:style-name="P159">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57">-&lt;path&gt;</text:p>
                      </table:table-cell>
                      <table:table-cell table:style-name="Table16.A2" office:value-type="string">
                        <text:p text:style-name="P159">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57">specials</text:p>
                </table:table-cell>
                <table:table-cell>
                  <table:table table:is-sub-table="true">
                    <table:table-column table:style-name="Table16.B3.2"/>
                    <table:table-column table:style-name="Table16.B3.3"/>
                    <table:table-row>
                      <table:table-cell table:style-name="Table16.A3" office:value-type="string">
                        <text:p text:style-name="P162">+all</text:p>
                      </table:table-cell>
                      <table:table-cell table:style-name="Table16.A2" office:value-type="string">
                        <text:p text:style-name="P157">All special files will be excluded from vetting.</text:p>
                      </table:table-cell>
                    </table:table-row>
                    <table:table-row>
                      <table:table-cell table:style-name="Table16.A3" office:value-type="string">
                        <text:p text:style-name="P157">-all</text:p>
                      </table:table-cell>
                      <table:table-cell table:style-name="Table16.A2" office:value-type="string">
                        <text:p text:style-name="P157">All special files will be vetted unless excluded by other means.</text:p>
                      </table:table-cell>
                    </table:table-row>
                    <table:table-row>
                      <table:table-cell table:style-name="Table16.A3" office:value-type="string">
                        <text:p text:style-name="P157">+dir</text:p>
                      </table:table-cell>
                      <table:table-cell table:style-name="Table16.A2" office:value-type="string">
                        <text:p text:style-name="P157">All directory files (the directory itself) will be excluded from vetting.</text:p>
                      </table:table-cell>
                    </table:table-row>
                    <table:table-row>
                      <table:table-cell table:style-name="Table16.A3" office:value-type="string">
                        <text:p text:style-name="P157">-dir</text:p>
                      </table:table-cell>
                      <table:table-cell table:style-name="Table16.A2" office:value-type="string">
                        <text:p text:style-name="P157">All directory files (the directory itself) will be vetted unless excluded by other means.</text:p>
                      </table:table-cell>
                    </table:table-row>
                    <table:table-row>
                      <table:table-cell table:style-name="Table16.A3" office:value-type="string">
                        <text:p text:style-name="P157">+symlink</text:p>
                      </table:table-cell>
                      <table:table-cell table:style-name="Table16.A2" office:value-type="string">
                        <text:p text:style-name="P157">All symbolic links will be excluded from vetting.</text:p>
                      </table:table-cell>
                    </table:table-row>
                    <table:table-row>
                      <table:table-cell table:style-name="Table16.A3" office:value-type="string">
                        <text:p text:style-name="P157">-symlink</text:p>
                      </table:table-cell>
                      <table:table-cell table:style-name="Table16.A2" office:value-type="string">
                        <text:p text:style-name="P157">All symbolic links will be vetted unless excluded by other means.</text:p>
                      </table:table-cell>
                    </table:table-row>
                    <table:table-row>
                      <table:table-cell table:style-name="Table16.A3" office:value-type="string">
                        <text:p text:style-name="P157">+fifo</text:p>
                      </table:table-cell>
                      <table:table-cell table:style-name="Table16.A2" office:value-type="string">
                        <text:p text:style-name="P157">All named pipes will be excluded from vetting.</text:p>
                      </table:table-cell>
                    </table:table-row>
                    <table:table-row>
                      <table:table-cell table:style-name="Table16.A3" office:value-type="string">
                        <text:p text:style-name="P157">-fifo</text:p>
                      </table:table-cell>
                      <table:table-cell table:style-name="Table16.A2" office:value-type="string">
                        <text:p text:style-name="P157">All named pipes will be vetted unless excluded by other means.</text:p>
                      </table:table-cell>
                    </table:table-row>
                    <table:table-row>
                      <table:table-cell table:style-name="Table16.A3" office:value-type="string">
                        <text:p text:style-name="P157">+socket</text:p>
                      </table:table-cell>
                      <table:table-cell table:style-name="Table16.A2" office:value-type="string">
                        <text:p text:style-name="P157">All bound sockets will be excluded from vetting.</text:p>
                      </table:table-cell>
                    </table:table-row>
                    <table:table-row>
                      <table:table-cell table:style-name="Table16.A3" office:value-type="string">
                        <text:p text:style-name="P157">-socket</text:p>
                      </table:table-cell>
                      <table:table-cell table:style-name="Table16.A2" office:value-type="string">
                        <text:p text:style-name="P157">All bound sockets will be vetted unless excluded by other means.</text:p>
                      </table:table-cell>
                    </table:table-row>
                    <table:table-row>
                      <table:table-cell table:style-name="Table16.A3" office:value-type="string">
                        <text:p text:style-name="P157">+bdev</text:p>
                      </table:table-cell>
                      <table:table-cell table:style-name="Table16.A2" office:value-type="string">
                        <text:p text:style-name="P157">All block devices will be excluded from vetting.</text:p>
                      </table:table-cell>
                    </table:table-row>
                    <table:table-row>
                      <table:table-cell table:style-name="Table16.A3" office:value-type="string">
                        <text:p text:style-name="P157">-bdev</text:p>
                      </table:table-cell>
                      <table:table-cell table:style-name="Table16.A2" office:value-type="string">
                        <text:p text:style-name="P157">All block devices will be vetted unless excluded by other means.</text:p>
                      </table:table-cell>
                    </table:table-row>
                    <table:table-row>
                      <table:table-cell table:style-name="Table16.A3" office:value-type="string">
                        <text:p text:style-name="P157">+cdev</text:p>
                      </table:table-cell>
                      <table:table-cell table:style-name="Table16.A2" office:value-type="string">
                        <text:p text:style-name="P157">All character devices will be excluded from vetting.</text:p>
                      </table:table-cell>
                    </table:table-row>
                    <table:table-row>
                      <table:table-cell table:style-name="Table16.A3" office:value-type="string">
                        <text:p text:style-name="P157">-cdev</text:p>
                      </table:table-cell>
                      <table:table-cell table:style-name="Table16.A2" office:value-type="string">
                        <text:p text:style-name="P157">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57">ProcessExclusionProcessor</text:p>
          </table:table-cell>
          <table:table-cell table:style-name="Table16.A3" office:value-type="string">
            <text:p text:style-name="P157">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covered-table-cell/>
          <table:covered-table-cell/>
        </table:table-row>
        <table:table-row>
          <table:table-cell table:style-name="Table16.A3" office:value-type="string">
            <text:p text:style-name="P157">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57">+&lt;mount&gt;</text:p>
                      </table:table-cell>
                      <table:table-cell table:style-name="Table16.A2" office:value-type="string">
                        <text:p text:style-name="P159">Adds the specified mount point to the list of filesystems for which caching of the external vetting result is enabled.</text:p>
                      </table:table-cell>
                    </table:table-row>
                    <table:table-row>
                      <table:table-cell table:style-name="Table16.A3" office:value-type="string">
                        <text:p text:style-name="P157">-&lt;mount&gt;</text:p>
                      </table:table-cell>
                      <table:table-cell table:style-name="Table16.A2" office:value-type="string">
                        <text:p text:style-name="P159">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57">params</text:p>
                </table:table-cell>
                <table:table-cell table:style-name="Table16.A3" office:value-type="string">
                  <text:p text:style-name="P157">&lt;entries&gt;[,&lt;prime&gt;[,&lt;set-size&gt;]]</text:p>
                </table:table-cell>
                <table:table-cell table:style-name="Table16.A2" office:value-type="string">
                  <text:p text:style-name="P160">[Change when disabled]</text:p>
                  <text:p text:style-name="P161">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57">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57">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table-row>
              <table:table-row>
                <table:table-cell table:style-name="Table16.A3" office:value-type="string">
                  <text:p text:style-name="P157">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57">+fstype:&lt;type&gt;:&lt;group&gt;</text:p>
                      </table:table-cell>
                      <table:table-cell table:style-name="Table16.A2" office:value-type="string">
                        <text:p text:style-name="P159">Operations on filesystems of the specified &lt;type&gt; will be routed to the vetting client group &lt;group&gt;.</text:p>
                      </table:table-cell>
                    </table:table-row>
                    <table:table-row>
                      <table:table-cell table:style-name="Table16.A3" office:value-type="string">
                        <text:p text:style-name="P157">-fstype:&lt;type&gt;</text:p>
                      </table:table-cell>
                      <table:table-cell table:style-name="Table16.A2" office:value-type="string">
                        <text:p text:style-name="P159">The filesystem of the specified &lt;type&gt; will be removed from the routing table.</text:p>
                      </table:table-cell>
                    </table:table-row>
                    <table:table-row>
                      <table:table-cell table:style-name="Table16.A3" office:value-type="string">
                        <text:p text:style-name="P157">+fs:&lt;mount&gt;:&lt;group&gt;</text:p>
                      </table:table-cell>
                      <table:table-cell table:style-name="Table16.A2" office:value-type="string">
                        <text:p text:style-name="P159">Operations on filesystem specified by &lt;mount&gt; will be routed to the vetting client group &lt;group&gt;.</text:p>
                      </table:table-cell>
                    </table:table-row>
                    <table:table-row>
                      <table:table-cell table:style-name="Table16.A3" office:value-type="string">
                        <text:p text:style-name="P157">-fs:&lt;mount&gt;</text:p>
                      </table:table-cell>
                      <table:table-cell table:style-name="Table16.A2" office:value-type="string">
                        <text:p text:style-name="P159">The filesystem specified by &lt;mount&gt; will be removed from the routing table.</text:p>
                      </table:table-cell>
                    </table:table-row>
                  </table:table>
                </table:table-cell>
                <table:covered-table-cell/>
              </table:table-row>
              <table:table-row>
                <table:table-cell table:style-name="Table16.A3" office:value-type="string">
                  <text:p text:style-name="P157">timeout-ms</text:p>
                </table:table-cell>
                <table:table-cell table:style-name="Table16.A3" office:value-type="string">
                  <text:p text:style-name="P157">&lt;integer&gt;</text:p>
                </table:table-cell>
                <table:table-cell table:style-name="Table16.A2" office:value-type="string">
                  <text:p text:style-name="P157">Sets the maximum permissible time that an external vetting procedure for files is allowed.</text:p>
                </table:table-cell>
              </table:table-row>
              <table:table-row>
                <table:table-cell table:style-name="Table16.A3" office:value-type="string">
                  <text:p text:style-name="P157">fs-timeout-ms</text:p>
                </table:table-cell>
                <table:table-cell table:style-name="Table16.A3" office:value-type="string">
                  <text:p text:style-name="P157">&lt;integer&gt;</text:p>
                </table:table-cell>
                <table:table-cell table:style-name="Table16.A2" office:value-type="string">
                  <text:p text:style-name="P157">Sets the maximum permissible time that an external vetting procedure for filesystems is allowed.</text:p>
                </table:table-cell>
              </table:table-row>
              <table:table-row>
                <table:table-cell table:style-name="Table16.A3" office:value-type="string">
                  <text:p text:style-name="P157">xsmartsched-fix</text:p>
                </table:table-cell>
                <table:table-cell>
                  <table:table table:is-sub-table="true">
                    <table:table-column table:style-name="Table16.B3.2"/>
                    <table:table-row>
                      <table:table-cell table:style-name="Table16.A3" office:value-type="string">
                        <text:p text:style-name="P157">enable</text:p>
                      </table:table-cell>
                    </table:table-row>
                    <table:table-row>
                      <table:table-cell table:style-name="Table16.A3" office:value-type="string">
                        <text:p text:style-name="P157">disable</text:p>
                      </table:table-cell>
                    </table:table-row>
                  </table:table>
                </table:table-cell>
                <table:table-cell table:style-name="Table16.A2" office:value-type="string">
                  <text:p text:style-name="P157">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57">OperationExclusionProcessor</text:p>
          </table:table-cell>
          <table:table-cell table:number-columns-spanned="5">
            <table:table table:is-sub-table="true">
              <table:table-column table:style-name="Table16.B"/>
              <table:table-column table:style-name="Table16.B12.2"/>
              <table:table-row>
                <table:table-cell table:style-name="Table16.A3" office:value-type="string">
                  <text:p text:style-name="P157">status</text:p>
                </table:table-cell>
                <table:table-cell>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table-row>
              <table:table-row>
                <table:table-cell table:style-name="Table16.A3" office:value-type="string">
                  <text:p text:style-name="P157">fs-onlyblock</text:p>
                </table:table-cell>
                <table:table-cell>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Only mount operations on block devices will be intercepted.</text:p>
                      </table:table-cell>
                    </table:table-row>
                    <table:table-row>
                      <table:table-cell table:style-name="Table16.A3" office:value-type="string">
                        <text:p text:style-name="P157">disable</text:p>
                      </table:table-cell>
                      <table:table-cell table:style-name="Table16.A2" office:value-type="string">
                        <text:p text:style-name="P159">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57">DenialSyslog</text:p>
          </table:table-cell>
          <table:table-cell table:style-name="Table16.A3" office:value-type="string">
            <text:p text:style-name="P157">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57">enable</text:p>
                </table:table-cell>
                <table:table-cell table:style-name="Table16.A2" office:value-type="string">
                  <text:p text:style-name="P159">The filter will be enabled.</text:p>
                </table:table-cell>
              </table:table-row>
              <table:table-row>
                <table:table-cell table:style-name="Table16.A3" office:value-type="string">
                  <text:p text:style-name="P157">disable</text:p>
                </table:table-cell>
                <table:table-cell table:style-name="Table16.A2" office:value-type="string">
                  <text:p text:style-name="P159">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56">Device Drivers</text:p>
          </table:table-cell>
          <table:covered-table-cell/>
          <table:covered-table-cell/>
          <table:covered-table-cell/>
          <table:covered-table-cell/>
          <table:covered-table-cell/>
        </table:table-row>
        <table:table-row>
          <table:table-cell table:style-name="Table16.A3" office:value-type="string">
            <text:p text:style-name="P157">VettingClientDeviceDriver</text:p>
          </table:table-cell>
          <table:table-cell table:style-name="Table16.A2" table:number-columns-spanned="5" office:value-type="string">
            <text:p text:style-name="P157">There are no writeable parameters.</text:p>
          </table:table-cell>
          <table:covered-table-cell/>
          <table:covered-table-cell/>
          <table:covered-table-cell/>
          <table:covered-table-cell/>
        </table:table-row>
        <table:table-row>
          <table:table-cell table:style-name="Table16.A3" office:value-type="string">
            <text:p text:style-name="P157">ProcessExclusionDeviceDriver</text:p>
          </table:table-cell>
          <table:table-cell table:style-name="Table16.A1" table:number-columns-spanned="2" office:value-type="string">
            <text:p text:style-name="P157">deviceName</text:p>
          </table:table-cell>
          <table:covered-table-cell/>
          <table:table-cell table:style-name="Table16.A3" table:number-columns-spanned="2" office:value-type="string">
            <text:p text:style-name="P157">&lt;string&gt;</text:p>
          </table:table-cell>
          <table:covered-table-cell/>
          <table:table-cell table:style-name="Table16.A2" office:value-type="string">
            <text:p text:style-name="P157">Arbitrary data can be written here.</text:p>
          </table:table-cell>
        </table:table-row>
      </table:table>
      <text:p text:style-name="Text_20_body"/>
      <text:h text:style-name="P163" text:outline-level="2">TALPA Vetting Client Protocol</text:h>
      <text:h text:style-name="P164" text:outline-level="3">General</text:h>
      <text:p text:style-name="P46"><text:span text:style-name="T6">The </text:span><text:span text:style-name="T21">VettingServer</text:span><text:span text:style-name="T11"> </text:span>provides a <text:s/>protocol that is designed to support a wide range of kernel-userspace communication technologies.</text:p>
      <text:p text:style-name="P48">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89">The client connects to the server using a particular communication implementation; currently a device driver interface is supplied (<text:span text:style-name="T11">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89">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89">It must be noted that data is represented using native byte-ordering, to enforce a particular byte-ordering scheme would resulting in an unnecessary performance overhead.</text:p>
      <text:p text:style-name="P48">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48">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65">Type</text:p>
              <text:p text:style-name="P166">uint32</text:p>
            </table:table-cell>
            <table:table-cell table:style-name="Table26.A1" office:value-type="string">
              <text:p text:style-name="P165">Version</text:p>
              <text:p text:style-name="P167">uint32</text:p>
            </table:table-cell>
            <table:table-cell table:style-name="Table26.C1" office:value-type="string">
              <text:p text:style-name="P165">Payload-length</text:p>
              <text:p text:style-name="P167">uint32</text:p>
            </table:table-cell>
          </table:table-row>
        </table:table-header-rows>
      </table:table>
      <text:p text:style-name="P44">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68">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69">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69">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69">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69">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69">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69">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69">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69">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69">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169">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69">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69">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69">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69">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69">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69">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69">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69">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69">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69">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69">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89">The 'Version' will be 0x00000002 for the current release of TALPA. Any change to ANY of the packets will result in a version number increase so that clients can support multi-versions of the protocol if necessary.</text:p>
      <text:p text:style-name="P89">The 'Payload-length' is the length of the payload in bytes. This may be zero if the header conveys all of the required information.</text:p>
      <text:h text:style-name="P170" text:outline-level="3">OK</text:h>
      <text:p text:style-name="P89">The <text:span text:style-name="T11">OK</text:span> packet signifies that the previous operation was successful.</text:p>
      <text:p text:style-name="P171">Payload</text:p>
      <text:p text:style-name="P89">This packet does <text:s/>not have a payload, and therefore the 'Payload-length' will be set to 0.</text:p>
      <text:h text:style-name="P164" text:outline-level="3">FAIL</text:h>
      <text:p text:style-name="P89">The <text:span text:style-name="T11">FAIL</text:span> packet signifies that the previous operation was not successful.</text:p>
      <text:p text:style-name="P171">Payload</text:p>
      <table:table table:name="Table18" table:style-name="Table18">
        <table:table-column table:style-name="Table18.A"/>
        <table:table-header-rows>
          <table:table-row>
            <table:table-cell table:style-name="Table18.A1" office:value-type="string">
              <text:p text:style-name="P172">Error-code</text:p>
              <text:p text:style-name="P173">int32</text:p>
            </table:table-cell>
          </table:table-row>
        </table:table-header-rows>
      </table:table>
      <text:p text:style-name="P174">Error-code<text:tab/>- Contains the error code of the failure. The error codes <text:s/>are based on errno.</text:p>
      <text:h text:style-name="P153" text:outline-level="3">Register</text:h>
      <text:p text:style-name="P50">The <text:span text:style-name="T11">Register </text:span>packet informs TALPA that the client wishes to receive vetting details and is willing to provide responses. The server will reply to a <text:span text:style-name="T11">Register</text:span> packet with either an <text:span text:style-name="T11">OK </text:span>packet if the client successfully registered or a <text:span text:style-name="T11">FAIL </text:span>packet if registration was not possible.</text:p>
      <text:p text:style-name="P171">Payload</text:p>
      <table:table table:name="Table19" table:style-name="Table19">
        <table:table-column table:style-name="Table19.A"/>
        <table:table-header-rows>
          <table:table-row>
            <table:table-cell table:style-name="Table19.A1" office:value-type="string">
              <text:p text:style-name="P172">Group</text:p>
              <text:p text:style-name="P175">uint32</text:p>
            </table:table-cell>
          </table:table-row>
        </table:table-header-rows>
      </table:table>
      <text:p text:style-name="P176">Group<text:tab/>- An integer between 0 and 7 defining the vetting group that the client belongs to. Group 0 is the default group and will receive vetting details for all operations not routed to another group.</text:p>
      <text:h text:style-name="P153" text:outline-level="3">De-register</text:h>
      <text:p text:style-name="P50">The <text:span text:style-name="T11">De-register </text:span>packet informs TALPA that the client no-longer wishes to receive vetting details. The server will reply with either an <text:span text:style-name="T11">OK </text:span>packet if the client successfully de-registered or a <text:span text:style-name="T11">FAIL </text:span>packet if de-registration encountered an error.</text:p>
      <text:p text:style-name="P171">Payload</text:p>
      <text:p text:style-name="P89">This packet does not have a payload, and therefore the 'Payload-length' will be set to 0.</text:p>
      <text:h text:style-name="P153" text:outline-level="3">Set-Wait-Timeout</text:h>
      <text:p text:style-name="P46">This packet informs the <text:span text:style-name="T11">VettingController</text:span> of the maximum amount of time that the VettingController should wait for data to become available before responding to the client. The server will reply to a with either an <text:span text:style-name="T11">OK </text:span>packet if the timeout was accepted or a <text:span text:style-name="T11">FAIL </text:span>packet if an error was encountered.</text:p>
      <text:p text:style-name="P171">Payload</text:p>
      <table:table table:name="Table21" table:style-name="Table21">
        <table:table-column table:style-name="Table21.A"/>
        <table:table-header-rows>
          <table:table-row>
            <table:table-cell table:style-name="Table21.A1" office:value-type="string">
              <text:p text:style-name="P172">Timeout-ms</text:p>
              <text:p text:style-name="P175">uint32</text:p>
            </table:table-cell>
          </table:table-row>
        </table:table-header-rows>
      </table:table>
      <text:p text:style-name="P174">Timeout-ms<text:tab/>- The maximum time in milliseconds that the <text:span text:style-name="T11">VettingController </text:span>should wait for data to become available before responding to the client. Setting a timeout of 0 means that the VettingController will never timeout and will always wait for data to become available.</text:p>
      <text:h text:style-name="P177" text:outline-level="3">Obtain-Vetting-Details </text:h>
      <text:p text:style-name="P46"><text:span text:style-name="T6">The </text:span><text:span text:style-name="T21">Obtain-Vetting-Details </text:span><text:span text:style-name="T6">packet informs TALPA that the client wishes to receive vetting details. The server will reply with either a </text:span><text:span text:style-name="T21">Vetting-Details </text:span><text:span text:style-name="T25">or </text:span><text:span text:style-name="T21">Ext-Vetting-Details </text:span><text:span text:style-name="T6">packet or a </text:span><text:span text:style-name="T21">FAIL </text:span><text:span text:style-name="T6">packet if an error was encountered. If the client has specified a timeout, and Obtain-Vetting-Details exceeds this time, a </text:span><text:span text:style-name="T21">FAIL </text:span><text:span text:style-name="T6">packet is generated with EAGAIN set as the error-code. If Obtain-Vetting-Details is sent after a response requesting extended details then the response packet will be Ext-Details-Only (detailed below).</text:span></text:p>
      <text:p text:style-name="P171">Payload</text:p>
      <text:p text:style-name="P48">This packet does not have a payload, and therefore the 'Payload-length' will be set to 0.</text:p>
      <text:p text:style-name="P171">Usage</text:p>
      <text:p text:style-name="Text_20_body"><draw:frame draw:style-name="fr9" draw:name="Graphic40" text:anchor-type="paragraph" svg:x="4.226cm" svg:y="0.25cm" svg:width="8.548cm" svg:height="5.456cm" draw:z-index="8"><draw:image xlink:href="Pictures/200000E300002A5600002933BED96EB5.svm" xlink:type="simple" xlink:show="embed" xlink:actuate="onLoad"/></draw:frame><draw:frame draw:style-name="fr10" draw:name="Graphic34" text:anchor-type="paragraph" svg:x="4.711cm" svg:y="5.823cm" svg:width="7.578cm" svg:height="7.287cm" draw:z-index="9"><draw:image xlink:href="Pictures/2000012300002ADB000029336D2C4274.svm" xlink:type="simple" xlink:show="embed" xlink:actuate="onLoad"/></draw:frame><draw:frame draw:style-name="fr10" draw:name="Graphic39" text:anchor-type="paragraph" svg:x="4.075cm" svg:y="13.185cm" svg:width="8.477cm" svg:height="5.456cm" draw:z-index="7"><draw:image xlink:href="Pictures/200000BE000023130000240D7C108FEA.svm" xlink:type="simple" xlink:show="embed" xlink:actuate="onLoad"/></draw:frame></text:p>
      <text:h text:style-name="P177" text:outline-level="3">File/FileSystem Vetting-Details / Ext-Vetting-Details</text:h>
      <text:p text:style-name="P46">The Vetting-Details and Ext-Vetting-Details packets provide information about a new vetting. The client is expected to perform whatever processing is required and then if required, respond with a decision.</text:p>
      <text:p text:style-name="P171">Payload</text:p>
      <text:p text:style-name="P178">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72">Vetting-ID</text:p>
              <text:p text:style-name="P175">uint32</text:p>
            </table:table-cell>
            <table:table-cell table:style-name="Table32.A1" office:value-type="string">
              <text:p text:style-name="P172">Response-reqd</text:p>
              <text:p text:style-name="P173">uint32</text:p>
            </table:table-cell>
            <table:table-cell table:style-name="Table32.C1" office:value-type="string">
              <text:p text:style-name="P172">ExtOffset</text:p>
              <text:p text:style-name="P173">uint32_t</text:p>
            </table:table-cell>
          </table:table-row>
        </table:table-header-rows>
      </table:table>
      <text:p text:style-name="P174">Vetting-ID<text:tab/>- The identifier for the vetting details.</text:p>
      <text:p text:style-name="P174">Response-reqd<text:tab/>- This identifies whether or not the client has to respond with the result of the vetting. The value will be one of</text:p>
      <text:p text:style-name="P174">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68">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69">0x00000000</text:p>
          </table:table-cell>
          <table:table-cell table:style-name="Table20.B2" office:value-type="string">
            <text:p text:style-name="P50">TALPA_DONTRESPOND</text:p>
          </table:table-cell>
          <table:table-cell table:style-name="Table20.C2" office:value-type="string">
            <text:p text:style-name="P50">Vetting should be performed and <text:s/>no response should be sent to TALPA.</text:p>
          </table:table-cell>
        </table:table-row>
        <table:table-row>
          <table:table-cell table:style-name="Table20.A2" office:value-type="string">
            <text:p text:style-name="P169">0x00000001</text:p>
          </table:table-cell>
          <table:table-cell table:style-name="Table20.B2" office:value-type="string">
            <text:p text:style-name="P50">TALPA_RESPOND</text:p>
          </table:table-cell>
          <table:table-cell table:style-name="Table20.C3" office:value-type="string">
            <text:p text:style-name="P50">Vetting should be performed and <text:s/>a response must be sent to TALPA.</text:p>
          </table:table-cell>
        </table:table-row>
      </table:table>
      <text:p text:style-name="P179">Process-ID<text:tab/>- The process id of the thread attempting the operation.</text:p>
      <text:p text:style-name="P179">Thread-ID<text:tab/>- The thread id of the thread attempting the operation.</text:p>
      <text:p text:style-name="P178">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172">Uid</text:p>
              <text:p text:style-name="P173">uid_t</text:p>
            </table:table-cell>
            <table:table-cell table:style-name="Table33.A1" office:value-type="string">
              <text:p text:style-name="P172">Gid</text:p>
              <text:p text:style-name="P173">gid_t</text:p>
            </table:table-cell>
            <table:table-cell table:style-name="Table33.A1" office:value-type="string">
              <text:p text:style-name="P172">Euid</text:p>
              <text:p text:style-name="P173">uid_t</text:p>
            </table:table-cell>
            <table:table-cell table:style-name="Table33.A1" office:value-type="string">
              <text:p text:style-name="P172">Egid</text:p>
              <text:p text:style-name="P173">gid_t</text:p>
            </table:table-cell>
            <table:table-cell table:style-name="Table33.E1" office:value-type="string">
              <text:p text:style-name="P172">Fsuid</text:p>
              <text:p text:style-name="P173">uid_t</text:p>
            </table:table-cell>
          </table:table-row>
        </table:table-header-rows>
      </table:table>
      <text:p text:style-name="P174">Uid<text:tab/>- <text:span text:style-name="T26">The real user id of the thread attempting the operation.</text:span></text:p>
      <text:p text:style-name="P179">Gid<text:tab/>- The real group id of the thread attempting the operation.</text:p>
      <text:p text:style-name="P179">Euid<text:tab/>- The effective user id of the thread attempting the operation.</text:p>
      <text:p text:style-name="P179">Egid<text:tab/>- The effective group id of the thread attempting the operation.</text:p>
      <text:p text:style-name="P179">Fsuid<text:tab/>- The filesystem user id of the thread attempting the operation. [Linux ONLY – else 0]</text:p>
      <text:p text:style-name="P178">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172">Process-ID</text:p>
              <text:p text:style-name="P173">pid_t</text:p>
            </table:table-cell>
            <table:table-cell table:style-name="Table17.B1" office:value-type="string">
              <text:p text:style-name="P172">Thread-ID</text:p>
              <text:p text:style-name="P173">tid_t</text:p>
            </table:table-cell>
          </table:table-row>
        </table:table-header-rows>
      </table:table>
      <text:p text:style-name="P179">Process-ID<text:tab/>- The process id of the thread attempting the operation.</text:p>
      <text:p text:style-name="P179">Thread-ID<text:tab/>- The thread id of the thread attempting the operation.</text:p>
      <text:p text:style-name="P180">Following is the length of the process root directory.</text:p>
      <table:table table:name="Table24" table:style-name="Table24">
        <table:table-column table:style-name="Table24.A"/>
        <table:table-header-rows>
          <table:table-row>
            <table:table-cell table:style-name="Table24.A1" office:value-type="string">
              <text:p text:style-name="P172">RootDirLen</text:p>
              <text:p text:style-name="P173">uint32_t</text:p>
            </table:table-cell>
          </table:table-row>
        </table:table-header-rows>
      </table:table>
      <text:p text:style-name="P179">RootDirLen<text:tab/>- If the process is <text:span text:style-name="T11">“chrooted”</text:span> contains the length of the root directory part of the filename</text:p>
      <text:p text:style-name="P179"/>
      <text:p text:style-name="P181">Depending on the packet type, either file or filesystem details fragment can follow.</text:p>
      <text:p text:style-name="P171">File Details</text:p>
      <text:p text:style-name="P178"/>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172">Operation</text:p>
              <text:p text:style-name="P175">uint32</text:p>
            </table:table-cell>
            <table:table-cell table:style-name="Table37.A1" office:value-type="string">
              <text:p text:style-name="P172">Flags</text:p>
              <text:p text:style-name="P175">uint32</text:p>
            </table:table-cell>
            <table:table-cell table:style-name="Table37.A1" office:value-type="string">
              <text:p text:style-name="P172">Mode</text:p>
              <text:p text:style-name="P175">uint32</text:p>
            </table:table-cell>
            <table:table-cell table:style-name="Table37.D1" office:value-type="string">
              <text:p text:style-name="P182">Filename</text:p>
              <text:p text:style-name="P183">c-string</text:p>
            </table:table-cell>
          </table:table-row>
        </table:table-header-rows>
      </table:table>
      <text:p text:style-name="P184">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68">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69">0x00000000</text:p>
          </table:table-cell>
          <table:table-cell table:style-name="Table38.B2" office:value-type="string">
            <text:p text:style-name="P50">TALPA_OPEN</text:p>
          </table:table-cell>
          <table:table-cell table:style-name="Table38.C2" office:value-type="string">
            <text:p text:style-name="P50">The file will be opened.</text:p>
          </table:table-cell>
        </table:table-row>
        <table:table-row>
          <table:table-cell table:style-name="Table38.A2" office:value-type="string">
            <text:p text:style-name="P169">0x00000001</text:p>
          </table:table-cell>
          <table:table-cell table:style-name="Table38.B2" office:value-type="string">
            <text:p text:style-name="P50">TALPA_CLOSE</text:p>
          </table:table-cell>
          <table:table-cell table:style-name="Table38.C3" office:value-type="string">
            <text:p text:style-name="P50">The file will be closed.</text:p>
          </table:table-cell>
        </table:table-row>
        <table:table-row>
          <table:table-cell table:style-name="Table38.A2" office:value-type="string">
            <text:p text:style-name="P169">0x00000002</text:p>
          </table:table-cell>
          <table:table-cell table:style-name="Table38.B2" office:value-type="string">
            <text:p text:style-name="P50">TALPA_EXEC</text:p>
          </table:table-cell>
          <table:table-cell table:style-name="Table38.C3" office:value-type="string">
            <text:p text:style-name="P50">The file will be executed.</text:p>
          </table:table-cell>
        </table:table-row>
      </table:table>
      <text:p text:style-name="P174">Flags<text:tab/><text:tab/>- The flags passed to open(2).</text:p>
      <text:p text:style-name="P179">Mode<text:tab/><text:tab/>- The mode pass to open(2).</text:p>
      <text:p text:style-name="P185"/>
      <text:p text:style-name="P185">FileSystem Details</text:p>
      <text:p text:style-name="P178"/>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172">Operation</text:p>
              <text:p text:style-name="P175">uint32</text:p>
            </table:table-cell>
            <table:table-cell table:style-name="Table39.A1" office:value-type="string">
              <text:p text:style-name="P172">FSType-offset</text:p>
              <text:p text:style-name="P175">uint32</text:p>
            </table:table-cell>
            <table:table-cell table:style-name="Table39.A1" office:value-type="string">
              <text:p text:style-name="P172">Device-offset</text:p>
              <text:p text:style-name="P175">uint32</text:p>
            </table:table-cell>
            <table:table-cell table:style-name="Table39.A1" office:value-type="string">
              <text:p text:style-name="P182">Mountpoint-offset</text:p>
              <text:p text:style-name="P183">uint32</text:p>
            </table:table-cell>
            <table:table-cell table:style-name="Table39.A1" office:value-type="string">
              <text:p text:style-name="P182">FSType</text:p>
              <text:p text:style-name="P183">c-string</text:p>
            </table:table-cell>
            <table:table-cell table:style-name="Table39.A1" office:value-type="string">
              <text:p text:style-name="P182">Device</text:p>
              <text:p text:style-name="P173">c-string</text:p>
            </table:table-cell>
            <table:table-cell table:style-name="Table39.G1" office:value-type="string">
              <text:p text:style-name="P172">Mountpoint</text:p>
              <text:p text:style-name="P173">c-string</text:p>
            </table:table-cell>
          </table:table-row>
        </table:table-header-rows>
      </table:table>
      <text:p text:style-name="P186"/>
      <text:p text:style-name="P46"><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68">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69">0x00000003</text:p>
          </table:table-cell>
          <table:table-cell table:style-name="Table22.B2" office:value-type="string">
            <text:p text:style-name="P50">TALPA_MOUNT</text:p>
          </table:table-cell>
          <table:table-cell table:style-name="Table22.C2" office:value-type="string">
            <text:p text:style-name="P50">The device will be mounted.</text:p>
          </table:table-cell>
        </table:table-row>
        <table:table-row>
          <table:table-cell table:style-name="Table22.A2" office:value-type="string">
            <text:p text:style-name="P169">0x00000004</text:p>
          </table:table-cell>
          <table:table-cell table:style-name="Table22.B2" office:value-type="string">
            <text:p text:style-name="P50">TALPA_UMOUNT</text:p>
          </table:table-cell>
          <table:table-cell table:style-name="Table22.C3" office:value-type="string">
            <text:p text:style-name="P50">The mount point will be un-mounted.</text:p>
          </table:table-cell>
        </table:table-row>
      </table:table>
      <text:p text:style-name="P174">Fstype-offset<text:tab/>- The offset from the start of the payload to the first byte of the Fs-type element.</text:p>
      <text:p text:style-name="P174">Device-offset<text:tab/>- The offset from the start of the payload to the first byte of the Device-path element.</text:p>
      <text:p text:style-name="P174">Mountpt-offset<text:tab/>- The offset from the start of the payload to the first byte of the Mount-point element.</text:p>
      <text:p text:style-name="P174">Fs-type<text:tab/><text:tab/>- A string containing the name of the filesystem type.</text:p>
      <text:p text:style-name="P174">Device-path<text:tab/>- A string defining the pathname of the device that is to be mounted.</text:p>
      <text:p text:style-name="P174">Mount-point<text:tab/>- A string defining the directory onto which the filesystem should be mounted.</text:p>
      <text:p text:style-name="P174"/>
      <text:p text:style-name="P50">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72">Control-TTY</text:p>
              <text:p text:style-name="P173">c-string</text:p>
            </table:table-cell>
            <table:table-cell table:style-name="Table36.A1" office:value-type="string">
              <text:p text:style-name="P172">Env-length</text:p>
              <text:p text:style-name="P173">uint32</text:p>
            </table:table-cell>
            <table:table-cell table:style-name="Table36.C1" office:value-type="string">
              <text:p text:style-name="P172">Process-env</text:p>
              <text:p text:style-name="P173">&lt;Env-length&gt; * bytes</text:p>
            </table:table-cell>
          </table:table-row>
        </table:table-header-rows>
      </table:table>
      <text:p text:style-name="P174">Env-length<text:tab/>- The length in bytes of the Process-env element.</text:p>
      <text:p text:style-name="P174">Process-env<text:tab/>- A BLOB containing the process environment suitable for use as an envp argument to exec(2).</text:p>
      <text:p text:style-name="P174">Control-TTY<text:tab/>- A NUL-terminated string identifying the controlling terminal. If there is no terminal then the string will be empty and will consist of a single NUL byte.</text:p>
      <text:p text:style-name="P171"/>
      <text:p text:style-name="P187">Usage</text:p>
      <text:p text:style-name="P178">As described under Obtain-Vetting-Details above, and the Vetting-Response below. </text:p>
      <text:p text:style-name="P178">No response will be required for the following operations:</text:p>
      <text:list text:style-name="L16">
        <text:list-item>
          <text:p text:style-name="P188">Close</text:p>
        </text:list-item>
        <text:list-item>
          <text:p text:style-name="P188">umount</text:p>
        </text:list-item>
      </text:list>
      <text:p text:style-name="P178">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177" text:outline-level="3">Vetting-Response</text:h>
      <text:p text:style-name="P50">The <text:span text:style-name="T11">Vetting-Response</text:span> is sent by the client to indicate the result of vetting. The server will not respond to a Vetting-Response (response to a response?!).</text:p>
      <text:p text:style-name="P171">Payload</text:p>
      <table:table table:name="Table23" table:style-name="Table23">
        <table:table-column table:style-name="Table23.A"/>
        <table:table-column table:style-name="Table23.B"/>
        <table:table-header-rows>
          <table:table-row>
            <table:table-cell table:style-name="Table23.A1" office:value-type="string">
              <text:p text:style-name="P172">Vetting-ID</text:p>
              <text:p text:style-name="P175">uint32</text:p>
            </table:table-cell>
            <table:table-cell table:style-name="Table23.B1" office:value-type="string">
              <text:p text:style-name="P172">Response</text:p>
              <text:p text:style-name="P173">uint32</text:p>
            </table:table-cell>
          </table:table-row>
        </table:table-header-rows>
      </table:table>
      <text:p text:style-name="P174">Vetting-ID<text:tab/>- The identifier for the vetting obtained from the original <text:span text:style-name="T11">Vetting-Details</text:span> packet.</text:p>
      <text:p text:style-name="P174">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68">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69">0x00000000</text:p>
          </table:table-cell>
          <table:table-cell table:style-name="Table31.B2" office:value-type="string">
            <text:p text:style-name="P50">TALPA_ALLOW</text:p>
          </table:table-cell>
          <table:table-cell table:style-name="Table31.C2" office:value-type="string">
            <text:p text:style-name="P50">The operation passed vetting and should be allowed.</text:p>
          </table:table-cell>
        </table:table-row>
        <table:table-row>
          <table:table-cell table:style-name="Table31.A2" office:value-type="string">
            <text:p text:style-name="P169">0x00000001</text:p>
          </table:table-cell>
          <table:table-cell table:style-name="Table31.B2" office:value-type="string">
            <text:p text:style-name="P50">TALPA_DENY</text:p>
          </table:table-cell>
          <table:table-cell table:style-name="Table31.C3" office:value-type="string">
            <text:p text:style-name="P50">The operation failed vetting and should be denied.</text:p>
          </table:table-cell>
        </table:table-row>
        <table:table-row>
          <table:table-cell table:style-name="Table31.A2" office:value-type="string">
            <text:p text:style-name="P169">0x00000002</text:p>
          </table:table-cell>
          <table:table-cell table:style-name="Table31.B2" office:value-type="string">
            <text:p text:style-name="P50">TALPA_TIMEOUT</text:p>
          </table:table-cell>
          <table:table-cell table:style-name="Table31.C3" office:value-type="string">
            <text:p text:style-name="P50">The vetting process timed-out whilst waiting on a resource and vetting could not be completed. The operation therefore should be denied.</text:p>
          </table:table-cell>
        </table:table-row>
        <table:table-row>
          <table:table-cell table:style-name="Table31.A2" office:value-type="string">
            <text:p text:style-name="P169">0x00000003</text:p>
          </table:table-cell>
          <table:table-cell table:style-name="Table31.B2" office:value-type="string">
            <text:p text:style-name="P50">TALPA_ERROR</text:p>
          </table:table-cell>
          <table:table-cell table:style-name="Table31.C3" office:value-type="string">
            <text:p text:style-name="P50">An error occurred during vetting and the operation therefore should be reported as such.</text:p>
          </table:table-cell>
        </table:table-row>
        <table:table-row>
          <table:table-cell table:style-name="Table31.A2" office:value-type="string">
            <text:p text:style-name="P169">0x00000004</text:p>
          </table:table-cell>
          <table:table-cell table:style-name="Table31.B2" office:value-type="string">
            <text:p text:style-name="P50">TALPA_REQEXTDETAIL</text:p>
          </table:table-cell>
          <table:table-cell table:style-name="Table31.C3" office:value-type="string">
            <text:p text:style-name="P50">Extended details are required.</text:p>
          </table:table-cell>
        </table:table-row>
      </table:table>
      <text:p text:style-name="P50">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172">Error-code</text:p>
              <text:p text:style-name="P173">int32</text:p>
            </table:table-cell>
          </table:table-row>
        </table:table-header-rows>
      </table:table>
      <text:p text:style-name="P179">Error-code<text:tab/>- A numerical value based on errno indicating the nature of the error</text:p>
      <text:p text:style-name="P171"><draw:frame draw:style-name="fr9" draw:name="Graphic36" text:anchor-type="paragraph" svg:x="4.283cm" svg:y="0.799cm" svg:width="8.548cm" svg:height="4.501cm" draw:z-index="6"><draw:image xlink:href="Pictures/200000E300002A5600002933BED96EB5.svm" xlink:type="simple" xlink:show="embed" xlink:actuate="onLoad"/></draw:frame>Usage</text:p>
      <text:p text:style-name="P46"/>
      <text:h text:style-name="P189" text:outline-level="3">Ext-Details-Only</text:h>
      <text:p text:style-name="P48">The Ext-Details-Only packet provides the client with extended information about the operation that is being vetted.</text:p>
      <text:p text:style-name="P171">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72">Control-TTY</text:p>
              <text:p text:style-name="P173">c-string</text:p>
            </table:table-cell>
            <table:table-cell table:style-name="Table28.A1" office:value-type="string">
              <text:p text:style-name="P172">Env-length</text:p>
              <text:p text:style-name="P173">uint32</text:p>
            </table:table-cell>
            <table:table-cell table:style-name="Table28.C1" office:value-type="string">
              <text:p text:style-name="P172">Process-env</text:p>
              <text:p text:style-name="P173">&lt;Env-length&gt; * bytes</text:p>
            </table:table-cell>
          </table:table-row>
        </table:table-header-rows>
      </table:table>
      <text:p text:style-name="P174">Env-length<text:tab/>- The length in bytes of the Process-env element.</text:p>
      <text:p text:style-name="P174">Process-env<text:tab/>- A BLOB containing the process environment suitable for use as an envp argument to exec(2).</text:p>
      <text:p text:style-name="P174">Control-TTY<text:tab/>- A NUL-terminated string identifying the controlling terminal. If there is no terminal then the string will be empty and will consist of a single NUL byte.</text:p>
      <text:p text:style-name="P171">Usage</text:p>
      <text:p text:style-name="P178">Described under Obtain-Vetting-Details above.</text:p>
      <text:p text:style-name="P46"/>
      <text:h text:style-name="Heading_20_3" text:outline-level="3">StreamData</text:h>
      <text:list text:style-name="L17">
        <text:list-item>
          <text:list>
            <text:list-item>
              <text:list>
                <text:list-header>
                  <text:p text:style-name="P190">The <text:span text:style-name="T11">StreamData</text:span> packet is sent to the client as a response to all of the stream packets except <text:span text:style-name="T11">StreamSeek</text:span>. </text:p>
                </text:list-header>
              </text:list>
            </text:list-item>
          </text:list>
        </text:list-item>
      </text:list>
      <text:p text:style-name="P171">Payload</text:p>
      <table:table table:name="Table25" table:style-name="Table25">
        <table:table-column table:style-name="Table25.A"/>
        <table:table-column table:style-name="Table25.B"/>
        <table:table-header-rows>
          <table:table-row>
            <table:table-cell table:style-name="Table25.A1" office:value-type="string">
              <text:p text:style-name="P172">Size</text:p>
              <text:p text:style-name="P173">uint64</text:p>
            </table:table-cell>
            <table:table-cell table:style-name="Table25.B1" office:value-type="string">
              <text:p text:style-name="P173">&lt;optional data&gt;</text:p>
              <text:p text:style-name="P173">uint8</text:p>
            </table:table-cell>
          </table:table-row>
        </table:table-header-rows>
      </table:table>
      <text:p text:style-name="P174">Size<text:tab/><text:tab/>- The size in bytes of the optional data following. </text:p>
      <text:p text:style-name="P171">Usage</text:p>
      <text:p text:style-name="P46"><text:span text:style-name="T26">Reported </text:span><text:span text:style-name="T27">Size </text:span><text:span text:style-name="T26">can be zero with no data following, or can be a number also with no data following. The later happens when </text:span><text:span text:style-name="T27">StreamData</text:span><text:span text:style-name="T26"> is received as a response to </text:span><text:span text:style-name="T27">StreamLength</text:span><text:span text:style-name="T26"> packet. Actual data available can be determined by looking at the </text:span><text:span text:style-name="T27">payloadSize</text:span><text:span text:style-name="T26"> from the packet header and comparing it with </text:span><text:span text:style-name="T27">Size</text:span><text:span text:style-name="T26">.</text:span> </text:p>
      <text:p text:style-name="P46"/>
      <text:h text:style-name="P191" text:outline-level="3">StreamLength</text:h>
      <text:list text:style-name="L18">
        <text:list-item>
          <text:list>
            <text:list-item>
              <text:list>
                <text:list-header>
                  <text:p text:style-name="P192">Used to obtain the length of the file provided via I/O API.</text:p>
                  <text:p text:style-name="P192">Carries no payload.</text:p>
                  <text:p text:style-name="P192">Client will receive a <text:span text:style-name="T11">StreamData</text:span> packet with the stream size information as a response.</text:p>
                  <text:p text:style-name="P192"/>
                </text:list-header>
              </text:list>
            </text:list-item>
          </text:list>
        </text:list-item>
      </text:list>
      <text:h text:style-name="Heading_20_3" text:outline-level="3">StreamSeek</text:h>
      <text:list text:style-name="L18" text:continue-numbering="true">
        <text:list-item>
          <text:list text:continue-numbering="true">
            <text:list-item>
              <text:list text:continue-numbering="true">
                <text:list-header>
                  <text:p text:style-name="P192">Mimics the standard lseek(2) system call and is therefore used to modify the current file position.</text:p>
                </text:list-header>
              </text:list>
            </text:list-item>
          </text:list>
        </text:list-item>
      </text:list>
      <text:p text:style-name="P171">Payload</text:p>
      <table:table table:name="Table34" table:style-name="Table34">
        <table:table-column table:style-name="Table34.A"/>
        <table:table-column table:style-name="Table34.B"/>
        <table:table-header-rows>
          <table:table-row>
            <table:table-cell table:style-name="Table34.A1" office:value-type="string">
              <text:p text:style-name="P172">Offset</text:p>
              <text:p text:style-name="P173">int64</text:p>
            </table:table-cell>
            <table:table-cell table:style-name="Table34.B1" office:value-type="string">
              <text:p text:style-name="P173">Mode</text:p>
              <text:p text:style-name="P173">uint32</text:p>
            </table:table-cell>
          </table:table-row>
        </table:table-header-rows>
      </table:table>
      <text:p text:style-name="P174">Offset<text:tab/><text:tab/>- Signed integer representing the amount of movement to be made</text:p>
      <text:p text:style-name="P174">Mode<text:tab/><text:tab/>- On of: SEEK_CUR, SEEK_SET or SEEK_END to choose how to apply the <text:span text:style-name="T11">Offset</text:span> </text:p>
      <text:p text:style-name="P171">Usage</text:p>
      <text:list text:style-name="L18" text:continue-numbering="true">
        <text:list-item>
          <text:list text:continue-numbering="true">
            <text:list-item>
              <text:list text:continue-numbering="true">
                <text:list-header>
                  <text:p text:style-name="P192">Client will receive an OK packet if the seek was successful, or a FAIL packet with the appropriate error code if it failed. </text:p>
                  <text:p text:style-name="P192"/>
                </text:list-header>
              </text:list>
            </text:list-item>
          </text:list>
        </text:list-item>
      </text:list>
      <text:h text:style-name="Heading_20_3" text:outline-level="3">StreamRead</text:h>
      <text:list text:style-name="L18" text:continue-numbering="true">
        <text:list-item>
          <text:list text:continue-numbering="true">
            <text:list-item>
              <text:list text:continue-numbering="true">
                <text:list-header>
                  <text:p text:style-name="P192">Request reading of data from the stream. </text:p>
                </text:list-header>
              </text:list>
            </text:list-item>
          </text:list>
        </text:list-item>
      </text:list>
      <text:p text:style-name="P171">Payload</text:p>
      <table:table table:name="Table35" table:style-name="Table35">
        <table:table-column table:style-name="Table35.A"/>
        <table:table-header-rows>
          <table:table-row>
            <table:table-cell table:style-name="Table35.A1" office:value-type="string">
              <text:p text:style-name="P172">Size</text:p>
              <text:p text:style-name="P173">uint32</text:p>
            </table:table-cell>
          </table:table-row>
        </table:table-header-rows>
      </table:table>
      <text:p text:style-name="P174">Size<text:tab/><text:tab/>- Number of bytes to read</text:p>
      <text:p text:style-name="P171">Usage</text:p>
      <text:list text:style-name="L18" text:continue-numbering="true">
        <text:list-item>
          <text:list text:continue-numbering="true">
            <text:list-item>
              <text:list text:continue-numbering="true">
                <text:list-header>
                  <text:p text:style-name="P192">Client will receive an <text:span text:style-name="T11">StreamData</text:span> packet with the at most <text:span text:style-name="T11">Size</text:span> bytes of data or a FAIL packet with an appropriate error code.</text:p>
                  <text:p text:style-name="P192"/>
                </text:list-header>
              </text:list>
            </text:list-item>
          </text:list>
        </text:list-item>
      </text:list>
      <text:h text:style-name="Heading_20_3" text:outline-level="3">StreamWrite</text:h>
      <text:list text:style-name="L18" text:continue-numbering="true">
        <text:list-item>
          <text:list text:continue-numbering="true">
            <text:list-item>
              <text:list text:continue-numbering="true">
                <text:list-header>
                  <text:p text:style-name="P192">Request reading of data from the stream. </text:p>
                </text:list-header>
              </text:list>
            </text:list-item>
          </text:list>
        </text:list-item>
      </text:list>
      <text:p text:style-name="P171">Payload</text:p>
      <table:table table:name="Table40" table:style-name="Table40">
        <table:table-column table:style-name="Table40.A"/>
        <table:table-column table:style-name="Table40.B"/>
        <table:table-header-rows>
          <table:table-row>
            <table:table-cell table:style-name="Table40.A1" office:value-type="string">
              <text:p text:style-name="P172">Size</text:p>
              <text:p text:style-name="P173">uint32</text:p>
            </table:table-cell>
            <table:table-cell table:style-name="Table40.B1" office:value-type="string">
              <text:p text:style-name="P172">&lt;data&gt;</text:p>
              <text:p text:style-name="P172">uint8</text:p>
            </table:table-cell>
          </table:table-row>
        </table:table-header-rows>
      </table:table>
      <text:p text:style-name="P174">Size<text:tab/><text:tab/>- Number of bytes to write</text:p>
      <text:p text:style-name="P171">Usage</text:p>
      <text:list text:style-name="L18" text:continue-numbering="true">
        <text:list-item>
          <text:list text:continue-numbering="true">
            <text:list-item>
              <text:list text:continue-numbering="true">
                <text:list-header>
                  <text:p text:style-name="P192">Client will receive an <text:span text:style-name="T11">StreamData</text:span> packet with the number of bytes actually written or a FAIL packet with an appropriate error code.</text:p>
                  <text:p text:style-name="P192"/>
                </text:list-header>
              </text:list>
            </text:list-item>
          </text:list>
        </text:list-item>
      </text:list>
      <text:h text:style-name="Heading_20_3" text:outline-level="3">StreamReadAt/StreamWriteAt</text:h>
      <text:list text:style-name="L18" text:continue-numbering="true">
        <text:list-item>
          <text:list text:continue-numbering="true">
            <text:list-item>
              <text:list text:continue-numbering="true">
                <text:list-header>
                  <text:p text:style-name="P192">Combines the functionality of <text:span text:style-name="T11">StreamSeek</text:span> and <text:span text:style-name="T11">StreamRead</text:span> or <text:span text:style-name="T11">StreamWrite</text:span> packet.</text:p>
                </text:list-header>
              </text:list>
            </text:list-item>
          </text:list>
        </text:list-item>
      </text:list>
      <text:p text:style-name="P171">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72">Size</text:p>
              <text:p text:style-name="P172">uint32</text:p>
            </table:table-cell>
            <table:table-cell table:style-name="Table41.A1" office:value-type="string">
              <text:p text:style-name="P172">Offset</text:p>
              <text:p text:style-name="P173">int64</text:p>
            </table:table-cell>
            <table:table-cell table:style-name="Table41.A1" office:value-type="string">
              <text:p text:style-name="P173">Mode</text:p>
              <text:p text:style-name="P173">uint32</text:p>
            </table:table-cell>
            <table:table-cell table:style-name="Table41.D1" office:value-type="string">
              <text:p text:style-name="P173">&lt;optional data&gt;</text:p>
              <text:p text:style-name="P173">uint8</text:p>
            </table:table-cell>
          </table:table-row>
        </table:table-header-rows>
      </table:table>
      <text:p text:style-name="P174">Size<text:tab/><text:tab/>- Number of bytes to read or to write</text:p>
      <text:p text:style-name="P174">Offset<text:tab/><text:tab/>- Signed integer representing the amount of movement to be made</text:p>
      <text:p text:style-name="P174">Mode<text:tab/><text:tab/>- On of: SEEK_CUR, SEEK_SET or SEEK_END to choose how to apply the <text:span text:style-name="T11">Offset</text:span> </text:p>
      <text:p text:style-name="P171">Usage</text:p>
      <text:list text:style-name="L18" text:continue-numbering="true">
        <text:list-item>
          <text:list text:continue-numbering="true">
            <text:list-item>
              <text:list text:continue-numbering="true">
                <text:list-header>
                  <text:p text:style-name="P192">First the seek will be carried out, and if it fails, the client will receive a FAIL packet with an appropriate error code. Secondly, the actual read or write will be carried out and the return packet will be sent accordingly.</text:p>
                  <text:p text:style-name="P192"/>
                </text:list-header>
              </text:list>
            </text:list-item>
          </text:list>
        </text:list-item>
      </text:list>
      <text:h text:style-name="Heading_20_3" text:outline-level="3">StreamUnlinkFile</text:h>
      <text:list text:style-name="L18" text:continue-numbering="true">
        <text:list-item>
          <text:list text:continue-numbering="true">
            <text:list-item>
              <text:list text:continue-numbering="true">
                <text:list-header>
                  <text:p text:style-name="P192">Request the unlinking of the file associated with the stream. </text:p>
                  <text:p text:style-name="P192">Carries no payload.</text:p>
                </text:list-header>
              </text:list>
            </text:list-item>
          </text:list>
        </text:list-item>
      </text:list>
      <text:p text:style-name="P171">Usage</text:p>
      <text:list text:style-name="L18" text:continue-numbering="true">
        <text:list-item>
          <text:list text:continue-numbering="true">
            <text:list-item>
              <text:list text:continue-numbering="true">
                <text:list-header>
                  <text:p text:style-name="P192">Client will receive an OK packet with or a FAIL packet with an appropriate error code.</text:p>
                  <text:p text:style-name="P192"/>
                </text:list-header>
              </text:list>
            </text:list-item>
          </text:list>
        </text:list-item>
      </text:list>
      <text:h text:style-name="Heading_20_3" text:outline-level="3">StreamTruncate</text:h>
      <text:list text:style-name="L18" text:continue-numbering="true">
        <text:list-item>
          <text:list text:continue-numbering="true">
            <text:list-item>
              <text:list text:continue-numbering="true">
                <text:list-header>
                  <text:p text:style-name="P193"><text:span text:style-name="T26">Request truncation of the file associated with the strea</text:span>m.</text:p>
                </text:list-header>
              </text:list>
            </text:list-item>
          </text:list>
        </text:list-item>
      </text:list>
      <text:p text:style-name="P171">Payload</text:p>
      <table:table table:name="Table42" table:style-name="Table42">
        <table:table-column table:style-name="Table42.A"/>
        <table:table-header-rows>
          <table:table-row>
            <table:table-cell table:style-name="Table42.A1" office:value-type="string">
              <text:p text:style-name="P172">Length</text:p>
              <text:p text:style-name="P173">uint64</text:p>
            </table:table-cell>
          </table:table-row>
        </table:table-header-rows>
      </table:table>
      <text:p text:style-name="P174">Length<text:tab/><text:tab/>- Number of bytes to truncate to</text:p>
      <text:p text:style-name="P171">Usage</text:p>
      <text:list text:style-name="L18" text:continue-numbering="true">
        <text:list-item>
          <text:list text:continue-numbering="true">
            <text:list-item>
              <text:list text:continue-numbering="true">
                <text:list-header>
                  <text:p text:style-name="P192">Client will receive an OK packet with or a FAIL packet with an appropriate error code.</text:p>
                </text:list-header>
              </text:list>
            </text:list-item>
          </text:list>
        </text:list-item>
      </text:list>
      <text:h text:style-name="P163" text:outline-level="2">TALPA Vetting Client (Device file)</text:h>
      <text:h text:style-name="P153" text:outline-level="3">General</text:h>
      <text:p text:style-name="P48">The current release of TALPA provides userspace clients with a device driver interface to the <text:span text:style-name="T11">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89">The functionality provided by these messages is instead replaced by use of the return code from the read, write and ioctl operations as defined by read(2), write(2) and ioctl(2). Typically, the operations will return</text:p>
      <text:list text:style-name="L19">
        <text:list-item>
          <text:p text:style-name="P194">OK: &gt;= 0</text:p>
        </text:list-item>
        <text:list-item>
          <text:p text:style-name="P194">FAIL: -1, and errno will be appropriately set</text:p>
        </text:list-item>
      </text:list>
      <text:p text:style-name="P89">This provides increased performance.</text:p>
      <text:h text:style-name="Heading_20_4" text:outline-level="4">Obtain-Vetting-Details</text:h>
      <text:p text:style-name="P89">This message is not to be sent. The act of performing the read() automatically provides this functionality. This provides increased performance.</text:p>
      <text:h text:style-name="Heading_20_4" text:outline-level="4">Register/De-register/Set-Vetting-Timeout</text:h>
      <text:p text:style-name="P89">These messages can also be performed via ioctl. The data passed to ioctl conforms to the protocol packet structures defined above. The response of OK or FAIL is available from the return code, as described above.</text:p>
      <text:list text:style-name="L20">
        <text:list-item>
          <text:list>
            <text:list-item>
              <text:list>
                <text:list-item>
                  <text:list>
                    <text:list-item>
                      <text:h text:style-name="P195" text:outline-level="4">Writing the stream packets</text:h>
                      <text:p text:style-name="P196">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48">The open operation conforms to the behaviour specified in open(2). The file descriptor returned should be used for all subsequent operations. The mode must include O_RDWR.</text:p>
      <text:h text:style-name="P153" text:outline-level="3">Write()</text:h>
      <text:p text:style-name="P48">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89">Reads behave normally and conform to the behaviour specified in read(2). The client may make multiple calls to read to obtain the entire packet. This allows the client to allocate enough memory if necessary to read the payload.</text:p>
      <text:p text:style-name="P48">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48">If the client was registered when the close is invoked the client is automatically de-registered. Should a multi-thread application terminate without cleaning up, the close() will be performed on each open file descriptor.</text:p>
      <text:h text:style-name="P197" text:outline-level="2">TALPA Process Exclusion (Device file)</text:h>
      <text:p text:style-name="P198">TALPA thread exclusion is controlled by the ProcessExclusionProcessor. The TALPA filter-interface component talpa-pedevice provides device-driver based interface access to the filter. The interface and its semantics are defined below.</text:p>
      <text:h text:style-name="P199" text:outline-level="3">Open</text:h>
      <text:p text:style-name="P200">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01">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02">ioctl(fd, TLPPEIOC_IDLE);</text:p>
      <text:p text:style-name="P44">The file descriptor passed in must have previously been returned from a successful open(2) as described above. The process invoking the ioctl() method will be vetted as normal.</text:p>
      <text:h text:style-name="P150" text:outline-level="1">Extending TALPA</text:h>
      <text:h text:style-name="P203" text:outline-level="2">Interceptor</text:h>
      <text:p text:style-name="P204">[---- Existing code modified: NONE ----]</text:p>
      <text:p text:style-name="P50">Integration of a new interceptor is relatively easy. The following simple steps should be followed:</text:p>
      <text:list text:style-name="L21">
        <text:list-item>
          <text:p text:style-name="P205">Create the interceptor source that provides both <text:span text:style-name="T11">Interceptor</text:span> and <text:span text:style-name="T11">ConfigurationEntity</text:span> interfaces.</text:p>
        </text:list-item>
        <text:list-item>
          <text:p text:style-name="P205">Create a kernel module. Initialisation of the kernel module should</text:p>
        </text:list-item>
      </text:list>
      <text:list text:style-name="L22">
        <text:list-item>
          <text:p text:style-name="P206">Create a new <text:span text:style-name="T11">Interceptor</text:span> object.</text:p>
        </text:list-item>
        <text:list-item>
          <text:p text:style-name="P206">Obtain from the core a reference to an <text:span text:style-name="T11">InterceptProcessor.</text:span></text:p>
        </text:list-item>
        <text:list-item>
          <text:p text:style-name="P206">Set the new Interceptor to target the <text:span text:style-name="T11">InterceptProcessor.</text:span></text:p>
        </text:list-item>
        <text:list-item>
          <text:p text:style-name="P206">Obtain from the core a reference to the <text:span text:style-name="T11">Configurator.</text:span></text:p>
        </text:list-item>
        <text:list-item>
          <text:p text:style-name="P207"><text:span text:style-name="T10">Add the new Interceptor to the </text:span>Configurator.</text:p>
        </text:list-item>
      </text:list>
      <text:p text:style-name="P208">No other files or components need to be amended.</text:p>
      <text:h text:style-name="P152" text:outline-level="2">Intercept filters</text:h>
      <text:p text:style-name="P209">[----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1">
        <text:list-item text:start-value="1">
          <text:p text:style-name="P205">Create the intercept filter source that provides both <text:span text:style-name="T11">InterceptFilter</text:span> and <text:span text:style-name="T11">ConfigurationEntity</text:span> interfaces.</text:p>
        </text:list-item>
        <text:list-item>
          <text:p text:style-name="P205"><text:span text:style-name="T14">Amend </text:span>the core component kernel module. The initialisation of the kernel module should include</text:p>
        </text:list-item>
        <text:list-item>
          <text:p text:style-name="P210">Creation of the new <text:span text:style-name="T11">InterceptFilter</text:span> object.</text:p>
        </text:list-item>
      </text:list>
      <text:list text:style-name="L22">
        <text:list-item text:start-value="1">
          <text:p text:style-name="P206">Adding the new filter to the <text:span text:style-name="T11">InterceptProcessor</text:span><text:span text:style-name="T10">, so that is it evaluated at an appropriate point.</text:span></text:p>
        </text:list-item>
        <text:list-item>
          <text:p text:style-name="P207"><text:span text:style-name="T10">Adding the new filter to the </text:span>Configurator.</text:p>
        </text:list-item>
      </text:list>
      <text:p text:style-name="P211">No other files or components need to be amended.</text:p>
      <text:h text:style-name="P203" text:outline-level="2">Vetting clients</text:h>
      <text:h text:style-name="P153" text:outline-level="3">Interface presentation</text:h>
      <text:p text:style-name="P204">[---- Existing code modified: NONE ----]</text:p>
      <text:p text:style-name="P46">Currently there is only one client, <text:span text:style-name="T11">DeviceDriverVettingClient</text:span>. TALPA has been designed to be extensible and any number of interfaces could be implemented from sockets and message queues to shared memory, indeed one possible future enhancement is to produce a <text:span text:style-name="T11">Dazuko2CompatibilityClient</text:span>.</text:p>
      <text:p text:style-name="P46">As described above any number of different vetting client interface modules may be used concurrently.</text:p>
      <text:p text:style-name="P46">Just like adding a new <text:span text:style-name="T11">Interceptor</text:span><text:span text:style-name="T10">, a</text:span>dding a new vetting client interface is relatively easy. As the vetting client is based on the Adapter pattern<text:span text:style-name="T13"><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1">VettingServer</text:span> interface into another form.</text:p>
      <text:p text:style-name="P46">The following simple steps should be followed:</text:p>
      <text:list text:style-name="L21">
        <text:list-item text:start-value="1">
          <text:p text:style-name="P205">Create the client source that provides a <text:span text:style-name="T11">ConfigurationEntity</text:span> interface.</text:p>
        </text:list-item>
        <text:list-item>
          <text:p text:style-name="P205">Create a kernel module. Initialisation of the kernel module should</text:p>
        </text:list-item>
      </text:list>
      <text:list text:style-name="L22">
        <text:list-item text:start-value="1">
          <text:p text:style-name="P206">Create the new <text:span text:style-name="T10">vetting client interface </text:span>object.</text:p>
        </text:list-item>
        <text:list-item>
          <text:p text:style-name="P206">Obtain from the core a reference to a <text:span text:style-name="T11">VettingController.</text:span></text:p>
        </text:list-item>
        <text:list-item>
          <text:p text:style-name="P206">Set the new vetting client interface to target the <text:span text:style-name="T11">VettingController.</text:span></text:p>
        </text:list-item>
        <text:list-item>
          <text:p text:style-name="P206">Obtain from the core a reference to the <text:span text:style-name="T11">Configurator.</text:span></text:p>
        </text:list-item>
        <text:list-item>
          <text:p text:style-name="P207"><text:span text:style-name="T10">Add the new vetting client interface to the </text:span>Configurator.</text:p>
        </text:list-item>
      </text:list>
      <text:p text:style-name="P47">No other files or components need to be amended.</text:p>
      <text:h text:style-name="P150" text:outline-level="1">Future Possibilities</text:h>
      <text:h text:style-name="P203" text:outline-level="2">General</text:h>
      <text:p text:style-name="P50">Please take heed that what is presented here is merely a list of possible ideas and may have had little or no exploration. They are recorded here in order to provide prosperity and longevity.</text:p>
      <text:p text:style-name="P50">NOTE: The inclusion of ideas here should in no way be taken a a reflection of future direction, functionality or performance.</text:p>
      <text:h text:style-name="P203" text:outline-level="2">Architecture</text:h>
      <text:p text:style-name="P212">Synopsis</text:p>
      <text:p text:style-name="P213">All intercept filters (&amp; other core components) could be packaged as individual kernel modules.</text:p>
      <text:p text:style-name="P214">Description</text:p>
      <text:p text:style-name="P215">Extending the filter and configuration systems to individually loaded modules would result in a totally extensible system. </text:p>
      <text:p text:style-name="P214">Immediate thoughts</text:p>
      <text:list text:style-name="L23">
        <text:list-item>
          <text:p text:style-name="P216">This has particularly interesting possibilities regarding modularity, and source code stability – particularly with regard to the core component kernel module object.</text:p>
        </text:list-item>
        <text:list-item>
          <text:p text:style-name="P216">Performance would remain unaffected, as symbols would be resolved at time of load. Dynamically the code would operate as though it was in a single package but without the code dependencies.</text:p>
        </text:list-item>
      </text:list>
      <text:h text:style-name="P64" text:outline-level="2">Performance</text:h>
      <text:h text:style-name="Heading_20_3" text:outline-level="3">Vetting client/controller</text:h>
      <text:p text:style-name="P217">Synopsis</text:p>
      <text:p text:style-name="P218">Use of new read() from client to infer the result of the last read() was allowed.</text:p>
      <text:p text:style-name="P219">Description</text:p>
      <text:p text:style-name="P215">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14">Immediate thoughts</text:p>
      <text:list text:style-name="L23">
        <text:list-item text:start-value="1">
          <text:p text:style-name="P216">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16">Would need to store the last pending request so that the inferred reply could be made without further lookup.</text:p>
        </text:list-item>
      </text:list>
      <text:h text:style-name="P38" text:outline-level="1">Known limitations</text:h>
      <text:h text:style-name="Heading_20_2" text:outline-level="2">Overview</text:h>
      <text:p text:style-name="Text_20_body">The section describes any known issues with the design or the architectural components.</text:p>
      <text:h text:style-name="Heading_20_2" text:outline-level="2">Intercept components</text:h>
      <text:p text:style-name="P220">Synopsis</text:p>
      <text:p text:style-name="P218">Use of in-kernel NFS server will bypass scanning for remote clients.</text:p>
      <text:p text:style-name="P221">Module</text:p>
      <text:p text:style-name="P222">talpa-syscall</text:p>
      <text:p text:style-name="P223">Operating systems</text:p>
      <text:p text:style-name="P222">All Linux 2.4 kernels</text:p>
      <text:p text:style-name="P219">Description</text:p>
      <text:p text:style-name="P224">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19">Resolution/work-around</text:p>
      <text:p text:style-name="P225">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19">Future outlook</text:p>
      <text:p text:style-name="P226">This issue will continue to exist and will not be resolved.</text:p>
      <text:p text:style-name="P220">Synopsis</text:p>
      <text:p text:style-name="P218">Symlink accesses are reported as full paths.</text:p>
      <text:p text:style-name="P221">Module</text:p>
      <text:p text:style-name="P222">talpa-linux</text:p>
      <text:p text:style-name="P223">Operating systems</text:p>
      <text:p text:style-name="P222">All Linux kernels</text:p>
      <text:p text:style-name="P219">Description</text:p>
      <text:p text:style-name="P224">There is no way to resolve the original symlink from an open file. Therefore, the real path is always reported.</text:p>
      <text:p text:style-name="P219">Resolution/work-around</text:p>
      <text:p text:style-name="P226">No workaround.</text:p>
      <text:p text:style-name="P214">Future outlook</text:p>
      <text:p text:style-name="P227">This is unlikely to change.</text:p>
      <text:p text:style-name="P220">Synopsis</text:p>
      <text:p text:style-name="P218">The following sequence of operations is known to happen: creat-1, link1-2, unlink-1, write-1, close-1. <text:s/>Interception of the close operation is not able to produce the new filename.</text:p>
      <text:p text:style-name="P221">Module</text:p>
      <text:p text:style-name="P222">talpa-linux, talpa-core</text:p>
      <text:p text:style-name="P223">Operating systems</text:p>
      <text:p text:style-name="P222">All Linux kernels</text:p>
      <text:p text:style-name="P219">Description</text:p>
      <text:p text:style-name="P224">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19">Resolution/work-around</text:p>
      <text:p text:style-name="P226">This is not a security issue since the threat will be detected on the next access to the newly created file. Therefore no resolution is necessary..</text:p>
      <text:p text:style-name="P214">Future outlook</text:p>
      <text:p text:style-name="P227">This is unlikely to change.</text:p>
      <text:h text:style-name="P92" text:outline-level="2">Filter interface components</text:h>
      <text:p text:style-name="P228">None.</text:p>
      <text:h text:style-name="Heading_20_2" text:outline-level="2">Core components</text:h>
      <text:p text:style-name="P228">None.</text:p>
      <text:h text:style-name="P38" text:outline-level="1">Licensing</text:h>
      <text:h text:style-name="Heading_20_2" text:outline-level="2">Introduction</text:h>
      <text:p text:style-name="P42">This section describes the licenses under which TALPA is distributed. It provides a single point of reference for licensing questions, and includes copies of the actual licences used (section 7.2) and the full term terms of the licences (sections 7.3-7.5) as well.</text:p>
      <text:h text:style-name="Heading_20_2" text:outline-level="2">Licenses</text:h>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29">Scope</text:p>
            </table:table-cell>
            <table:table-cell table:style-name="Table2.B1" office:value-type="string">
              <text:p text:style-name="P229">License</text:p>
            </table:table-cell>
          </table:table-row>
        </table:table-header-rows>
        <table:table-row>
          <table:table-cell table:style-name="Table2.A2" office:value-type="string">
            <text:p text:style-name="P230">Kernel module source code</text:p>
          </table:table-cell>
          <table:table-cell table:style-name="Table2.B2" office:value-type="string">
            <text:p text:style-name="P230">GNU General Public Licence v2</text:p>
          </table:table-cell>
        </table:table-row>
        <table:table-row>
          <table:table-cell table:style-name="Table2.A2" office:value-type="string">
            <text:p text:style-name="P230">TALPA vetting client interface</text:p>
          </table:table-cell>
          <table:table-cell table:style-name="Table2.B2" office:value-type="string">
            <text:p text:style-name="P230">New BSD Licence</text:p>
          </table:table-cell>
        </table:table-row>
        <table:table-row>
          <table:table-cell table:style-name="Table2.A2" office:value-type="string">
            <text:p text:style-name="P230">Example code</text:p>
          </table:table-cell>
          <table:table-cell table:style-name="Table2.B2" office:value-type="string">
            <text:p text:style-name="P230">New BSD Licence</text:p>
          </table:table-cell>
        </table:table-row>
        <table:table-row>
          <table:table-cell table:style-name="Table2.A2" office:value-type="string">
            <text:p text:style-name="P230">Documentation and UML models</text:p>
          </table:table-cell>
          <table:table-cell table:style-name="Table2.B2" office:value-type="string">
            <text:p text:style-name="P230">GNU Free Documentation Licence v1.2</text:p>
          </table:table-cell>
        </table:table-row>
      </table:table>
      <text:p text:style-name="P2"/>
      <text:h text:style-name="Heading_20_3" text:outline-level="3">Kernel module source</text:h>
      <text:p text:style-name="Text_20_body"/>
      <text:p text:style-name="P231"><text:span text:style-name="T1">©</text:span> Copyright 2004-2007 Sophos PLC.</text:p>
      <text:p text:style-name="P232">This program is free software; you can redistribute it and/or modify it under the terms of the GNU General Public License Version 2 as published by the Free Software Foundation.</text:p>
      <text:p text:style-name="P232">This program is distributed in the hope that it will be useful, but WITHOUT ANY WARRANTY; without even the implied warranty of MERCHANTABILITY or FITNESS FOR A PARTICULAR PURPOSE. <text:s/>See the GNU General Public License for more details.</text:p>
      <text:p text:style-name="P233">You should have received a copy of the GNU General Public License along with this program; if not, write to the Free Software Foundation, Inc., 59 Temple Place, Suite 330, Boston, MA <text:s/>02111-1307 USA</text:p>
      <text:p text:style-name="P234"/>
      <text:h text:style-name="P235" text:outline-level="3">TALPA vetting client interface</text:h>
      <text:p text:style-name="P2"/>
      <text:p text:style-name="P231"><text:span text:style-name="T1">©</text:span> Copyright 2004-2007 Sophos PLC.</text:p>
      <text:p text:style-name="P232">All rights reserved.</text:p>
      <text:p text:style-name="P232"/>
      <text:p text:style-name="P236">Redistribution and use in source and binary forms, with or without modification, are permitted provided that the following conditions are met:</text:p>
      <text:p text:style-name="P237">* Redistributions of source code must retain the above copyright notice, this list of conditions and the following disclaimer.</text:p>
      <text:p text:style-name="P237">* Redistributions in binary form must reproduce the above copyright notice, this list of conditions and the following disclaimer in the documentation and/or other materials provided with the distribution.</text:p>
      <text:p text:style-name="P237">* Neither the name of the Sophos nor the names of its contributors may be used to endorse or promote products derived from this software without specific prior written permission.</text:p>
      <text:p text:style-name="P23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2"/>
      <text:h text:style-name="P239" text:outline-level="3">Example code</text:h>
      <text:p text:style-name="P33"/>
      <text:p text:style-name="P230"><text:span text:style-name="T1">©</text:span> Copyright 2004-2007 Sophos PLC.</text:p>
      <text:p text:style-name="P232">All rights reserved.</text:p>
      <text:p text:style-name="P232"/>
      <text:p text:style-name="P236">Redistribution and use in source and binary forms, with or without modification, are permitted provided that the following conditions are met:</text:p>
      <text:p text:style-name="P237">* Redistributions of source code must retain the above copyright notice, this list of conditions and the following disclaimer.</text:p>
      <text:p text:style-name="P237">* Redistributions in binary form must reproduce the above copyright notice, this list of conditions and the following disclaimer in the documentation and/or other materials provided with the distribution.</text:p>
      <text:p text:style-name="P237">* Neither the name of the Sophos nor the names of its contributors may be used to endorse or promote products derived from this software without specific prior written permission.</text:p>
      <text:p text:style-name="P23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40"/>
      <text:h text:style-name="Heading_20_3" text:outline-level="3">Documentation and design Files</text:h>
      <text:p text:style-name="Text_20_body"/>
      <text:p text:style-name="P241"><text:span text:style-name="T1">©</text:span> Copyright 2004-2007 Sophos PLC.</text:p>
      <text:p text:style-name="P236">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36">A copy of the license is included in the section entitled "GNU Free Documentation License".</text:p>
      <text:h text:style-name="P242" text:outline-level="2">GNU General Public Licence</text:h>
      <text:p text:style-name="P243"/>
      <text:p text:style-name="P243">GNU GENERAL PUBLIC LICENSE</text:p>
      <text:p text:style-name="P243">Version 2, June 1991</text:p>
      <text:p text:style-name="P244"/>
      <text:p text:style-name="P244">Copyright (C) 1989, 1991 Free Software Foundation, Inc.<text:line-break/>59 Temple Place - Suite 330, Boston, MA <text:s/>02111-1307, USA</text:p>
      <text:p text:style-name="P244">Everyone is permitted to copy and distribute verbatim copies of this license document, but changing it is not allowed.</text:p>
      <text:p text:style-name="P244"/>
      <text:p text:style-name="P244">Preamble</text:p>
      <text:p text:style-name="P244">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44">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44">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44">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44">We protect your rights with two steps: (1) copyright the software, and (2) offer you this license which gives you legal permission to copy, distribute and/or modify the software.</text:p>
      <text:p text:style-name="P244">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44">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44">The precise terms and conditions for copying, distribution and modification follow.</text:p>
      <text:p text:style-name="P244">TERMS AND CONDITIONS FOR COPYING, DISTRIBUTION AND MODIFICATION</text:p>
      <text:p text:style-name="P244">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44">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44">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44">You may charge a fee for the physical act of transferring a copy, and you may at your option offer warranty protection in exchange for a fee.</text:p>
      <text:p text:style-name="P244">2. You may modify your copy or copies of the Program or any portion of it, thus forming a work based on the Program, and copy and distribute such modifications or work under the terms of Section 1 above, provided that you also meet all of these conditions:</text:p>
      <text:p text:style-name="P244">* a) You must cause the modified files to carry prominent notices stating that you changed the files and the date of any change.</text:p>
      <text:p text:style-name="P244">* b) You must cause any work that you distribute or publish, that in whole or in part contains or is derived from the Program or any part thereof, to be licensed as a whole at no charge to all third parties under the terms of this License.</text:p>
      <text:p text:style-name="P244">*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44">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44">Thus, it is not the intent of this section to claim rights or contest your rights to work written entirely by you; rather, the intent is to exercise the right to control the distribution of derivative or collective works based on the Program.</text:p>
      <text:p text:style-name="P244">In addition, mere aggregation of another work not based on the Program with the Program (or with a work based on the Program) on a volume of a storage or distribution medium does not bring the other work under the scope of this License.</text:p>
      <text:p text:style-name="P244">3. You may copy and distribute the Program (or a work based on it, under Section 2) in object code or executable form under the terms of Sections 1 and 2 above provided that you also do one of the following:</text:p>
      <text:p text:style-name="P244">* a) Accompany it with the complete corresponding machine-readable source code, which must be distributed under the terms of Sections 1 and 2 above on a medium customarily used for software interchange; or,</text:p>
      <text:p text:style-name="P244">*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44">*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44">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44">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44">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44">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44">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44">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44">If any portion of this section is held invalid or unenforceable under any particular circumstance, the balance of the section is intended to apply and the section as a whole is intended to apply in other circumstances.</text:p>
      <text:p text:style-name="P244">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44">This section is intended to make thoroughly clear what is believed to be a consequence of the rest of this License.</text:p>
      <text:p text:style-name="P244">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44">9. The Free Software Foundation may publish revised and/or new versions of the General Public License from time to time. Such new versions will be similar in spirit to the present version, but may differ in detail to address new problems or concerns.</text:p>
      <text:p text:style-name="P244">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44">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44">NO WARRANTY</text:p>
      <text:p text:style-name="P244">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44">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44">END OF TERMS AND CONDITIONS</text:p>
      <text:h text:style-name="P245" text:outline-level="2">GNU Free Documentation Licence</text:h>
      <text:p text:style-name="P243"/>
      <text:p text:style-name="Text_20_body">GNU Free Documentation License</text:p>
      <text:p text:style-name="Text_20_body">Version 1.2, November 2002</text:p>
      <text:p text:style-name="Text_20_body"/>
      <text:p text:style-name="P244">Copyright (C) 2000,2001,2002 <text:s/>Free Software Foundation, Inc.<text:line-break/>59 Temple Place, Suite 330, Boston, MA <text:s/>02111-1307 <text:s/>USA</text:p>
      <text:p text:style-name="P244">Everyone is permitted to copy and distribute verbatim copies of this license document, but changing it is not allowed.</text:p>
      <text:p text:style-name="P244"/>
      <text:p text:style-name="P244">0. PREAMBLE</text:p>
      <text:p text:style-name="P24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44">This License is a kind of "copyleft", which means that derivative works of the document must themselves be free in the same sense. <text:s/>It complements the GNU General Public License, which is a copyleft license designed for free software.</text:p>
      <text:p text:style-name="P244">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44">1. APPLICABILITY AND DEFINITIONS</text:p>
      <text:p text:style-name="P244">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44">A "Modified Version" of the Document means any work containing the Document or a portion of it, either copied verbatim, or with modifications and/or translated into another language.</text:p>
      <text:p text:style-name="P24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44">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44">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4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44">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44">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44">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44">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44">2. VERBATIM COPYING</text:p>
      <text:p text:style-name="P24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44">You may also lend copies, under the same conditions stated above, and you may publicly display copies.</text:p>
      <text:p text:style-name="P244">3. COPYING IN QUANTITY</text:p>
      <text:p text:style-name="P24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44">If the required texts for either cover are too voluminous to fit legibly, you should put the first ones listed (as many as fit reasonably) on the actual cover, and continue the rest onto adjacent pages.</text:p>
      <text:p text:style-name="P24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44">It is requested, but not required, that you contact the authors of the Document well before redistributing any large number of copies, to give them a chance to provide you with an updated version of the Document.</text:p>
      <text:p text:style-name="P244">4. MODIFICATIONS</text:p>
      <text:p text:style-name="P24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44">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4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44">C. State on the Title page the name of the publisher of the Modified Version, as the publisher.</text:p>
      <text:p text:style-name="P244">D. Preserve all the copyright notices of the Document.</text:p>
      <text:p text:style-name="P244">E. Add an appropriate copyright notice for your modifications adjacent to the other copyright notices.</text:p>
      <text:p text:style-name="P244">F. Include, immediately after the copyright notices, a license notice giving the public permission to use the Modified Version under the terms of this License, in the form shown in the Addendum below.</text:p>
      <text:p text:style-name="P244">G. Preserve in that license notice the full lists of Invariant Sections and required Cover Texts given in the Document's license notice.</text:p>
      <text:p text:style-name="P244">H. Include an unaltered copy of this License.</text:p>
      <text:p text:style-name="P244">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44">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44">K. For any section Entitled "Acknowledgements" or "Dedications", Preserve the Title of the section, and preserve in the section all the substance and tone of each of the contributor acknowledgements and/or dedications given therein.</text:p>
      <text:p text:style-name="P244">L. Preserve all the Invariant Sections of the Document, unaltered in their text and in their titles. <text:s/>Section numbers or the equivalent are not considered part of the section titles.</text:p>
      <text:p text:style-name="P244">M. Delete any section Entitled "Endorsements". <text:s/>Such a section may not be included in the Modified Version.</text:p>
      <text:p text:style-name="P244">N. Do not retitle any existing section to be Entitled "Endorsements" or to conflict in title with any Invariant Section.</text:p>
      <text:p text:style-name="P244">O. Preserve any Warranty Disclaimers.</text:p>
      <text:p text:style-name="P244">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4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44">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44">The author(s) and publisher(s) of the Document do not by this License give permission to use their names for publicity for or to assert or imply endorsement of any Modified Version.</text:p>
      <text:p text:style-name="P244">5. COMBINING DOCUMENTS</text:p>
      <text:p text:style-name="P24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44">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44">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44">6. COLLECTIONS OF DOCUMENTS</text:p>
      <text:p text:style-name="P24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44">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44">7. AGGREGATION WITH INDEPENDENT WORKS</text:p>
      <text:p text:style-name="P244">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4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44">8. TRANSLATION</text:p>
      <text:p text:style-name="P24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44">If a section in the Document is Entitled "Acknowledgements", "Dedications", or "History", the requirement (section 4) to Preserve its Title (section 1) will typically require changing the actual title.</text:p>
      <text:p text:style-name="P244">9. TERMINATION</text:p>
      <text:p text:style-name="P244">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44">10. FUTURE REVISIONS OF THIS LICENSE</text:p>
      <text:p text:style-name="P244">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4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h text:style-name="P245" text:outline-level="2">New BSD Licence</text:h>
      <text:p text:style-name="P243"/>
      <text:p text:style-name="P246">Copyright (c) &lt;YEAR&gt;, &lt;OWNER&gt;</text:p>
      <text:p text:style-name="P246">All rights reserved.</text:p>
      <text:p text:style-name="P246"/>
      <text:p text:style-name="P246">Redistribution and use in source and binary forms, with or without modification, are permitted provided that the following conditions are met:</text:p>
      <text:p text:style-name="P232">* Redistributions of source code must retain the above copyright notice, this list of conditions and the following disclaimer.</text:p>
      <text:p text:style-name="P232">* Redistributions in binary form must reproduce the above copyright notice, this list of conditions and the following disclaimer in the documentation and/or other materials provided with the distribution.</text:p>
      <text:p text:style-name="P232">* Neither the name of the &lt;ORGANIZATION&gt; nor the names of its contributors may be used to endorse or promote products derived from this software without specific prior written permission.</text:p>
      <text:p text:style-name="P246">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47">[BOVET]<text:tab/>Daniel P. Bovet and Marco Cesati, <text:span text:style-name="Emphasis">Understanding the Linux Kernel</text:span>, O'Reilly &amp; Associates, Inc., 2003. 0-596-00213-0, </text:p>
          <text:p text:style-name="P247">[FOWLER]<text:tab/>Martin Fowler, <text:span text:style-name="Emphasis">Analysis Patterns: Reusable Object Models</text:span>, Addison-Wesley Publishing Company, 1997. 0-201-89542-0, </text:p>
          <text:p text:style-name="P247">[GAMMA]<text:tab/>Erich Gamma, Richard Helm, Ralph Johnson and John Vlissides, <text:span text:style-name="Emphasis">Design Patterns: Elements of Reusable Object-Oriented Software</text:span>, Addison-Wesley Publishing Company, 1995. 0-201-63361-2, </text:p>
          <text:p text:style-name="P247">[JACOBSON]<text:tab/>Ivar Jacobson, Martin Griss, Patrik Jonsson, <text:span text:style-name="Emphasis">Software Reuse: Architecture, Process and Organization for Business Success</text:span>, Addi, 1997. 0-201-92476-5, </text:p>
          <text:p text:style-name="P247">[RUBINI]<text:tab/>Alessandro Rubini &amp; Johnathan Corbet, <text:span text:style-name="Emphasis">Linux Device Drivers</text:span>, O'Reilly &amp; Associates, Inc., 2001. 0-596-00008-1, </text:p>
          <text:p text:style-name="P247">[UMLR]<text:tab/>Grady Booch, James Rumbaugh, Ivar Jacobson, <text:span text:style-name="Emphasis">The Unified Modeling Language Reference Manual</text:span>, Addison-Wesley Publishing Company, 1999. 0-201-30998-X, </text:p>
          <text:p text:style-name="P247">[UMLU]<text:tab/>Grady Booch, James Rumbaugh, Ivar Jacobson, <text:span text:style-name="Emphasis">The Unified Modeling Language User Guide</text:span>, Addison-Wesley Publishing Company, 1999. 0-201-57168-4, </text:p>
          <text:p text:style-name="P247">[WARMER]<text:tab/>Jos Warmer, Anneke Kleppe, <text:span text:style-name="Emphasis">The Object Constraint Language: Precise Modeling with UML</text:span>, Addison-Wesley Publishing Company, 1999. 0-201-37940-6, </text:p>
        </text:index-body>
      </text:bibliography>
      <text:p text:style-name="Text_20_body"/>
      <text:p text:style-name="P248"><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default-outline-level="2">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Future Possibilities</text:chapter> <text:s/><text:chapter text:display="number" text:outline-level="1">7</text:chapter></text:p>
      </style:header>
      <style:footer>
        <text:p text:style-name="P2"><text:span text:style-name="T2">© Copyright 2004-2007 Sophos PLC.<text:tab/><text:tab/></text:span><text:span text:style-name="T3"><text:page-number text:select-page="current">90</text:page-number></text:span><text:span text:style-name="T3">-</text:span><text:span text:style-name="T3"><text:page-count>104</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ALPA</dc:title>
    <dc:description>(c) 2004 Sophos PLC .</dc:description>
    <dc:subject>Filesystem Interceptor</dc:subject>
    <meta:creation-date>2004-04-15T10:44:58</meta:creation-date>
    <dc:creator>Douglas Leeder</dc:creator>
    <dc:date>2007-08-21T20:15:56</dc:date>
    <meta:printed-by>Tvrtko Ursulin</meta:printed-by>
    <meta:print-date>2004-11-11T12:12:16</meta:print-date>
    <dc:language>en-US</dc:language>
    <meta:editing-cycles>387</meta:editing-cycles>
    <meta:editing-duration>P23DT4H56M34S</meta:editing-duration>
    <meta:user-defined meta:name="Info 1"/>
    <meta:user-defined meta:name="Info 2"/>
    <meta:user-defined meta:name="Info 3"/>
    <meta:user-defined meta:name="Info 4"/>
    <meta:document-statistic meta:table-count="45" meta:image-count="52" meta:object-count="0" meta:page-count="104" meta:paragraph-count="1928" meta:word-count="25520" meta:character-count="161349"/>
  </office:meta>
</office:document-meta>
</file>